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Tahoma" svg:font-family="Tahoma"/>
    <style:font-face style:name="Arial" svg:font-family="Arial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2c9ab"/>
    </style:style>
    <style:style style:name="gr3" style:family="graphic" style:parent-style-name="standard">
      <style:graphic-properties draw:stroke="solid" svg:stroke-width="0.016cm" svg:stroke-color="#788aa3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16cm" svg:stroke-color="#788aa3" draw:stroke-linejoin="round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1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74cm" fo:min-width="0.5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5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8f9fa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68cm" fo:min-width="0.16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3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0.28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3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cm" fo:min-width="0.2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23cm" fo:min-width="0.5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3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.2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2c9ab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1.2000007629395pt" style:font-size-asian="31.2000007629395pt" style:font-size-complex="31.2000007629395pt"/>
    </style:style>
    <style:style style:name="P6" style:family="paragraph">
      <loext:graphic-properties draw:fill="none"/>
      <style:text-properties fo:font-size="16.2999992370605pt" style:font-size-asian="16.2999992370605pt" style:font-size-complex="16.2999992370605pt"/>
    </style:style>
    <style:style style:name="P7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none"/>
      <style:text-properties fo:font-size="12.5pt" style:font-size-asian="12.5pt" style:font-size-complex="12.5pt"/>
    </style:style>
    <style:style style:name="P10" style:family="paragraph">
      <loext:graphic-properties draw:fill="solid" draw:fill-color="#f8f9fa"/>
    </style:style>
    <style:style style:name="P11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5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16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7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8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9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20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21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22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23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24" style:family="paragraph">
      <loext:graphic-properties draw:fill="none"/>
      <style:text-properties fo:font-size="13pt" style:font-size-asian="13pt" style:font-size-complex="13pt"/>
    </style:style>
    <style:style style:name="P25" style:family="paragraph">
      <loext:graphic-properties draw:fill="none"/>
      <style:text-properties fo:font-size="11.5pt" style:font-size-asian="11.5pt" style:font-size-complex="11.5pt"/>
    </style:style>
    <style:style style:name="P2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T1" style:family="text">
      <style:text-properties fo:color="#46495d" loext:opacity="100%" style:font-name="Tahoma" fo:font-size="31.2000007629395pt" fo:font-weight="bold" style:font-size-asian="31.2000007629395pt" style:font-name-complex="Tahoma" style:font-size-complex="31.2000007629395pt" style:font-weight-complex="bold"/>
    </style:style>
    <style:style style:name="T2" style:family="text">
      <style:text-properties fo:color="#46495d" loext:opacity="100%" style:font-name="Tahoma" fo:font-size="16.2999992370605pt" fo:font-weight="bold" style:font-size-asian="16.2999992370605pt" style:font-name-complex="Tahoma" style:font-size-complex="16.2999992370605pt" style:font-weight-complex="bold"/>
    </style:style>
    <style:style style:name="T3" style:family="text">
      <style:text-properties fo:color="#46495d" loext:opacity="100%" style:font-name="Arial1" fo:font-size="16.7999992370605pt" fo:font-weight="bold" style:font-size-asian="16.7999992370605pt" style:font-name-complex="Arial1" style:font-size-complex="16.7999992370605pt" style:font-weight-complex="bold"/>
    </style:style>
    <style:style style:name="T4" style:family="text">
      <style:text-properties fo:color="#46495d" loext:opacity="100%" style:font-name="Arial1" fo:font-size="5.80000019073486pt" fo:font-weight="bold" style:font-size-asian="5.80000019073486pt" style:font-name-complex="Arial1" style:font-size-complex="5.80000019073486pt" style:font-weight-complex="bold"/>
    </style:style>
    <style:style style:name="T5" style:family="text">
      <style:text-properties fo:color="#46495d" loext:opacity="100%" style:font-name="Arial1" fo:font-size="12.5pt" style:font-size-asian="12.5pt" style:font-name-complex="Arial1" style:font-size-complex="12.5pt"/>
    </style:style>
    <style:style style:name="T6" style:family="text">
      <style:text-properties fo:color="#000000" loext:opacity="100%" style:font-name="Arial1" fo:font-size="5.80000019073486pt" style:font-size-asian="5.80000019073486pt" style:font-name-complex="Arial1" style:font-size-complex="5.80000019073486pt"/>
    </style:style>
    <style:style style:name="T7" style:family="text">
      <style:text-properties fo:color="#000000" loext:opacity="100%" style:font-name="Arial1" fo:font-size="4.80000019073486pt" style:font-size-asian="4.80000019073486pt" style:font-name-complex="Arial1" style:font-size-complex="4.80000019073486pt"/>
    </style:style>
    <style:style style:name="T8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9" style:family="text">
      <style:text-properties fo:color="#46495d" loext:opacity="100%" style:font-name="Arial1" fo:font-size="10.1000003814697pt" style:font-size-asian="10.1000003814697pt" style:font-name-complex="Arial1" style:font-size-complex="10.1000003814697pt"/>
    </style:style>
    <style:style style:name="T10" style:family="text">
      <style:text-properties fo:color="#46495d" loext:opacity="100%" style:font-name="Arial1" fo:font-size="9.60000038146973pt" style:font-size-asian="9.60000038146973pt" style:font-name-complex="Arial1" style:font-size-complex="9.60000038146973pt"/>
    </style:style>
    <style:style style:name="T11" style:family="text">
      <style:text-properties fo:color="#46495d" loext:opacity="100%" style:font-name="Arial1" fo:font-size="10.3999996185303pt" style:font-size-asian="10.3999996185303pt" style:font-name-complex="Arial1" style:font-size-complex="10.3999996185303pt"/>
    </style:style>
    <style:style style:name="T12" style:family="text">
      <style:text-properties fo:color="#46495d" loext:opacity="100%" style:font-name="Arial1" fo:font-size="8.19999980926514pt" style:font-size-asian="8.19999980926514pt" style:font-name-complex="Arial1" style:font-size-complex="8.19999980926514pt"/>
    </style:style>
    <style:style style:name="T13" style:family="text">
      <style:text-properties fo:color="#46495d" loext:opacity="100%" style:font-name="Arial1" fo:font-size="7.19999980926514pt" style:font-size-asian="7.19999980926514pt" style:font-name-complex="Arial1" style:font-size-complex="7.19999980926514pt"/>
    </style:style>
    <style:style style:name="T14" style:family="text">
      <style:text-properties fo:color="#46495d" loext:opacity="100%" style:font-name="Arial1" fo:font-size="10.6000003814697pt" fo:font-weight="bold" style:font-size-asian="10.6000003814697pt" style:font-name-complex="Arial1" style:font-size-complex="10.6000003814697pt" style:font-weight-complex="bold"/>
    </style:style>
    <style:style style:name="T15" style:family="text">
      <style:text-properties fo:color="#46495d" loext:opacity="100%" style:font-name="Arial1" fo:font-size="7.69999980926514pt" style:font-size-asian="7.69999980926514pt" style:font-name-complex="Arial1" style:font-size-complex="7.69999980926514pt"/>
    </style:style>
    <style:style style:name="T16" style:family="text">
      <style:text-properties fo:color="#000000" loext:opacity="100%" style:font-name="Arial1" fo:font-size="7.69999980926514pt" style:font-size-asian="7.69999980926514pt" style:font-name-complex="Arial1" style:font-size-complex="7.69999980926514pt"/>
    </style:style>
    <style:style style:name="T17" style:family="text">
      <style:text-properties fo:color="#000000" loext:opacity="100%" style:font-name="Arial1" fo:font-size="12.5pt" style:font-size-asian="12.5pt" style:font-name-complex="Arial1" style:font-size-complex="12.5pt"/>
    </style:style>
    <style:style style:name="T18" style:family="text">
      <style:text-properties fo:color="#46495d" loext:opacity="100%" style:font-name="Arial1" fo:font-size="14.8999996185303pt" fo:font-weight="bold" style:font-size-asian="14.8999996185303pt" style:font-name-complex="Arial1" style:font-size-complex="14.8999996185303pt" style:font-weight-complex="bold"/>
    </style:style>
    <style:style style:name="T19" style:family="text">
      <style:text-properties fo:color="#46495d" loext:opacity="100%" style:font-name="Arial1" fo:font-size="12.5pt" fo:font-weight="bold" style:font-size-asian="12.5pt" style:font-name-complex="Arial1" style:font-size-complex="12.5pt" style:font-weight-complex="bold"/>
    </style:style>
    <style:style style:name="T20" style:family="text">
      <style:text-properties fo:color="#000000" loext:opacity="100%" style:font-name="Arial1" fo:font-size="6.69999980926514pt" style:font-size-asian="6.69999980926514pt" style:font-name-complex="Arial1" style:font-size-complex="6.69999980926514pt"/>
    </style:style>
    <style:style style:name="T21" style:family="text">
      <style:text-properties fo:color="#46495d" loext:opacity="100%" style:font-name="Arial1" fo:font-size="9.60000038146973pt" fo:font-weight="bold" style:font-size-asian="9.60000038146973pt" style:font-name-complex="Arial1" style:font-size-complex="9.60000038146973pt" style:font-weight-complex="bold"/>
    </style:style>
    <style:style style:name="T22" style:family="text">
      <style:text-properties fo:color="#46495d" loext:opacity="100%" style:font-name="Arial1" fo:font-size="9.10000038146973pt" fo:font-weight="bold" style:font-size-asian="9.10000038146973pt" style:font-name-complex="Arial1" style:font-size-complex="9.10000038146973pt" style:font-weight-complex="bold"/>
    </style:style>
    <style:style style:name="T23" style:family="text">
      <style:text-properties fo:color="#000000" loext:opacity="100%" style:font-name="Arial1" fo:font-size="9.60000038146973pt" style:font-size-asian="9.60000038146973pt" style:font-name-complex="Arial1" style:font-size-complex="9.60000038146973pt"/>
    </style:style>
    <style:style style:name="T24" style:family="text">
      <style:text-properties fo:color="#46495d" loext:opacity="100%" style:font-name="Arial1" fo:font-size="4.80000019073486pt" fo:font-weight="bold" style:font-size-asian="4.80000019073486pt" style:font-name-complex="Arial1" style:font-size-complex="4.80000019073486pt" style:font-weight-complex="bold"/>
    </style:style>
    <style:style style:name="T25" style:family="text">
      <style:text-properties fo:color="#000000" loext:opacity="100%" style:font-name="Arial1" fo:font-size="8.19999980926514pt" style:font-size-asian="8.19999980926514pt" style:font-name-complex="Arial1" style:font-size-complex="8.19999980926514pt"/>
    </style:style>
    <style:style style:name="T26" style:family="text">
      <style:text-properties fo:color="#000000" loext:opacity="100%" style:font-name="Arial1" fo:font-size="10.1000003814697pt" style:font-size-asian="10.1000003814697pt" style:font-name-complex="Arial1" style:font-size-complex="10.1000003814697pt"/>
    </style:style>
    <style:style style:name="T27" style:family="text">
      <style:text-properties fo:color="#000000" loext:opacity="100%" style:font-name="Arial1" fo:font-size="9.10000038146973pt" style:font-size-asian="9.10000038146973pt" style:font-name-complex="Arial1" style:font-size-complex="9.10000038146973pt"/>
    </style:style>
    <style:style style:name="T28" style:family="text">
      <style:text-properties fo:color="#000000" loext:opacity="100%" style:font-name="Arial1" fo:font-size="7.59999990463257pt" style:font-size-asian="7.59999990463257pt" style:font-name-complex="Arial1" style:font-size-complex="7.59999990463257pt"/>
    </style:style>
    <style:style style:name="T29" style:family="text">
      <style:text-properties fo:color="#46495d" loext:opacity="100%" style:font-name="Arial1" fo:font-size="13pt" fo:font-weight="bold" style:font-size-asian="13pt" style:font-name-complex="Arial1" style:font-size-complex="13pt" style:font-weight-complex="bold"/>
    </style:style>
    <style:style style:name="T30" style:family="text">
      <style:text-properties fo:color="#46495d" loext:opacity="100%" style:font-name="Arial1" fo:font-size="11.5pt" fo:font-weight="bold" style:font-size-asian="11.5pt" style:font-name-complex="Arial1" style:font-size-complex="11.5pt" style:font-weight-complex="bold"/>
    </style:style>
    <style:style style:name="T31" style:family="text">
      <style:text-properties fo:color="#000000" loext:opacity="100%" style:font-name="Arial1" fo:font-size="8.69999980926514pt" style:font-size-asian="8.69999980926514pt" style:font-name-complex="Arial1" style:font-size-complex="8.69999980926514pt"/>
    </style:style>
    <style:style style:name="T32" style:family="text">
      <style:text-properties fo:color="#46495d" loext:opacity="100%" style:font-name="Arial1" fo:font-size="6.69999980926514pt" fo:font-weight="bold" style:font-size-asian="6.69999980926514pt" style:font-name-complex="Arial1" style:font-size-complex="6.69999980926514pt" style:font-weight-complex="bold"/>
    </style:style>
    <style:style style:name="T33" style:family="text">
      <style:text-properties fo:color="#46495d" loext:opacity="100%" style:font-name="Arial1" fo:font-size="7.69999980926514pt" fo:font-weight="bold" style:font-size-asian="7.69999980926514pt" style:font-name-complex="Arial1" style:font-size-complex="7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3.464cm" svg:height="345.668cm" svg:x="0cm" svg:y="0cm" svg:viewBox="0 0 63465 345669" draw:points="0,0 63465,0 63465,345669 0,345669">
          <text:p/>
        </draw:polygon>
        <draw:polygon draw:style-name="gr1" draw:text-style-name="P1" draw:layer="layout" svg:width="63.464cm" svg:height="43.164cm" svg:x="0cm" svg:y="0cm" svg:viewBox="0 0 63465 43165" draw:points="0,0 63465,0 63465,43165 0,43165">
          <text:p/>
        </draw:polygon>
        <draw:polygon draw:style-name="gr2" draw:text-style-name="P2" draw:layer="layout" svg:width="25.807cm" svg:height="2.267cm" svg:x="4.677cm" svg:y="4.829cm" svg:viewBox="0 0 25808 2268" draw:points="25639,0 25808,0 25808,1262 347,1262 347,1947 525,1947 262,2268 0,1947 178,1947 178,1092 25639,1092">
          <text:p/>
        </draw:polygon>
        <draw:polygon draw:style-name="gr3" draw:text-style-name="P3" draw:layer="layout" svg:width="25.807cm" svg:height="2.267cm" svg:x="4.677cm" svg:y="4.829cm" svg:viewBox="0 0 25808 2268" draw:points="25639,0 25808,0 25808,1262 347,1262 347,1947 525,1947 262,2268 0,1947 178,1947 178,1092 25639,1092">
          <text:p/>
        </draw:polygon>
        <draw:polyline draw:style-name="gr3" draw:text-style-name="P3" draw:layer="layout" svg:width="0.525cm" svg:height="0.321cm" svg:x="4.677cm" svg:y="6.775cm" svg:viewBox="0 0 526 322" draw:points="348,0 526,0 262,322 0,0 178,0">
          <text:p/>
        </draw:polyline>
        <draw:path draw:style-name="gr2" draw:text-style-name="P2" draw:layer="layout" svg:width="17.095cm" svg:height="2.267cm" svg:x="13.389cm" svg:y="4.829cm" svg:viewBox="0 0 17096 2268" svg:d="M16927 0h169v1092c0 113-56 170-169 170h-16580v685h178l-262 321-263-321h178v-685c0-113 56-170 169-170h16580z">
          <text:p/>
        </draw:path>
        <draw:path draw:style-name="gr4" draw:text-style-name="P3" draw:layer="layout" svg:width="17.095cm" svg:height="2.267cm" svg:x="13.389cm" svg:y="4.829cm" svg:viewBox="0 0 17096 2268" svg:d="M16927 0h169v1092c0 113-56 170-169 170h-16580v685h178l-262 321-263-321h178v-685c0-113 56-170 169-170h16580z">
          <text:p/>
        </draw:path>
        <draw:polyline draw:style-name="gr3" draw:text-style-name="P3" draw:layer="layout" svg:width="0.525cm" svg:height="0.321cm" svg:x="13.389cm" svg:y="6.775cm" svg:viewBox="0 0 526 322" draw:points="347,0 526,0 263,322 0,0 178,0">
          <text:p/>
        </draw:polyline>
        <draw:path draw:style-name="gr2" draw:text-style-name="P2" draw:layer="layout" svg:width="8.805cm" svg:height="2.267cm" svg:x="21.679cm" svg:y="4.829cm" svg:viewBox="0 0 8806 2268" svg:d="M8637 0h169v1092c0 113-56 170-169 170h-8289v685h177l-263 321-262-321h177v-685c0-113 57-170 171-170h8289z">
          <text:p/>
        </draw:path>
        <draw:path draw:style-name="gr4" draw:text-style-name="P3" draw:layer="layout" svg:width="8.805cm" svg:height="2.267cm" svg:x="21.679cm" svg:y="4.829cm" svg:viewBox="0 0 8806 2268" svg:d="M8637 0h169v1092c0 113-56 170-169 170h-8289v685h177l-263 321-262-321h177v-685c0-113 57-170 171-170h8289z">
          <text:p/>
        </draw:path>
        <draw:polyline draw:style-name="gr3" draw:text-style-name="P3" draw:layer="layout" svg:width="0.524cm" svg:height="0.321cm" svg:x="21.679cm" svg:y="6.775cm" svg:viewBox="0 0 525 322" draw:points="348,0 525,0 263,322 0,0 178,0">
          <text:p/>
        </draw:polyline>
        <draw:polygon draw:style-name="gr2" draw:text-style-name="P2" draw:layer="layout" svg:width="0.525cm" svg:height="2.267cm" svg:x="30.137cm" svg:y="4.829cm" svg:viewBox="0 0 526 2268" draw:points="178,0 347,0 347,1947 526,1947 263,2268 0,1947 178,1947">
          <text:p/>
        </draw:polygon>
        <draw:polygon draw:style-name="gr4" draw:text-style-name="P3" draw:layer="layout" svg:width="0.525cm" svg:height="2.267cm" svg:x="30.137cm" svg:y="4.829cm" svg:viewBox="0 0 526 2268" draw:points="178,0 347,0 347,1947 526,1947 263,2268 0,1947 178,1947">
          <text:p/>
        </draw:polygon>
        <draw:path draw:style-name="gr2" draw:text-style-name="P2" draw:layer="layout" svg:width="8.628cm" svg:height="2.267cm" svg:x="30.315cm" svg:y="4.829cm" svg:viewBox="0 0 8629 2268" svg:d="M0 0h169v1092h8036c113 0 169 57 169 170v695h255l-340 311-338-311h254v-695h-8036c-113 0-169-57-169-170z">
          <text:p/>
        </draw:path>
        <draw:path draw:style-name="gr4" draw:text-style-name="P3" draw:layer="layout" svg:width="8.628cm" svg:height="2.267cm" svg:x="30.315cm" svg:y="4.829cm" svg:viewBox="0 0 8629 2268" svg:d="M0 0h169v1092h8036c113 0 169 57 169 170v695h255l-340 311-338-311h254v-695h-8036c-113 0-169-57-169-170z">
          <text:p/>
        </draw:path>
        <draw:polyline draw:style-name="gr3" draw:text-style-name="P3" draw:layer="layout" svg:width="0.677cm" svg:height="0.311cm" svg:x="38.266cm" svg:y="6.785cm" svg:viewBox="0 0 678 312" draw:points="423,0 678,0 338,312 0,0 254,0">
          <text:p/>
        </draw:polyline>
        <draw:path draw:style-name="gr2" draw:text-style-name="P2" draw:layer="layout" svg:width="16.249cm" svg:height="2.267cm" svg:x="30.315cm" svg:y="4.829cm" svg:viewBox="0 0 16250 2268" svg:d="M0 0h169v1092h15734c113 0 169 57 169 170v685h178l-262 321-262-321h177v-685h-15734c-113 0-169-57-169-170z">
          <text:p/>
        </draw:path>
        <draw:path draw:style-name="gr4" draw:text-style-name="P3" draw:layer="layout" svg:width="16.249cm" svg:height="2.267cm" svg:x="30.315cm" svg:y="4.829cm" svg:viewBox="0 0 16250 2268" svg:d="M0 0h169v1092h15734c113 0 169 57 169 170v685h178l-262 321-262-321h177v-685h-15734c-113 0-169-57-169-170z">
          <text:p/>
        </draw:path>
        <draw:polyline draw:style-name="gr3" draw:text-style-name="P3" draw:layer="layout" svg:width="0.524cm" svg:height="0.321cm" svg:x="46.04cm" svg:y="6.775cm" svg:viewBox="0 0 525 322" draw:points="347,0 525,0 262,322 0,0 177,0">
          <text:p/>
        </draw:polyline>
        <draw:path draw:style-name="gr2" draw:text-style-name="P2" draw:layer="layout" svg:width="25.74cm" svg:height="2.352cm" svg:x="30.315cm" svg:y="4.829cm" svg:viewBox="0 0 25741 2353" svg:d="M0 0h169v1092h25225c112 0 169 57 169 170v769h178l-263 322-262-322h178v-769h-25225c-113 0-169-57-169-170z">
          <text:p/>
        </draw:path>
        <draw:path draw:style-name="gr4" draw:text-style-name="P3" draw:layer="layout" svg:width="25.74cm" svg:height="2.352cm" svg:x="30.315cm" svg:y="4.829cm" svg:viewBox="0 0 25741 2353" svg:d="M0 0h169v1092h25225c112 0 169 57 169 170v769h178l-263 322-262-322h178v-769h-25225c-113 0-169-57-169-170z">
          <text:p/>
        </draw:path>
        <draw:polyline draw:style-name="gr3" draw:text-style-name="P3" draw:layer="layout" svg:width="0.525cm" svg:height="0.322cm" svg:x="55.53cm" svg:y="6.859cm" svg:viewBox="0 0 526 323" draw:points="348,0 526,0 262,323 0,0 178,0">
          <text:p/>
        </draw:polyline>
        <draw:path draw:style-name="gr2" draw:text-style-name="P2" draw:layer="layout" svg:width="28.421cm" svg:height="2.876cm" svg:x="16.189cm" svg:y="1.945cm" svg:viewBox="0 0 28422 2877" svg:d="M432 0h27559c28 0 56 3 84 8 28 6 55 14 81 25s51 24 74 40c24 15 46 33 66 53s38 42 53 66c16 23 29 48 40 74s19 53 25 81c5 28 8 56 8 84v2014c0 29-3 57-8 85-6 27-14 54-25 81-11 26-24 51-40 74-15 24-33 46-53 66s-42 37-66 53c-23 16-48 29-74 40s-53 19-81 25c-28 5-56 8-84 8h-27559c-29 0-57-3-85-8-27-6-54-14-80-25-27-11-52-24-75-40-24-16-45-33-65-53s-38-42-54-66c-16-23-29-48-40-74-11-27-19-54-24-81-6-28-9-56-9-85v-2014c0-28 3-56 9-84 5-28 13-55 24-81s24-51 40-74c16-24 34-46 54-66s41-38 65-53c23-16 48-29 75-40 26-11 53-19 80-25 28-5 56-8 85-8z">
          <text:p/>
        </draw:path>
        <draw:polygon draw:style-name="gr2" draw:text-style-name="P2" draw:layer="layout" svg:width="0.761cm" svg:height="1.946cm" svg:x="2.148cm" svg:y="8.974cm" svg:viewBox="0 0 762 1947" draw:points="0,0 169,0 169,1599 440,1599 440,1421 762,1683 440,1947 440,1769 0,1769">
          <text:p/>
        </draw:polygon>
        <draw:polygon draw:style-name="gr3" draw:text-style-name="P3" draw:layer="layout" svg:width="0.761cm" svg:height="1.946cm" svg:x="2.148cm" svg:y="8.974cm" svg:viewBox="0 0 762 1947" draw:points="0,0 169,0 169,1599 440,1599 440,1421 762,1683 440,1947 440,1769 0,1769">
          <text:p/>
        </draw:polygon>
        <draw:polyline draw:style-name="gr3" draw:text-style-name="P3" draw:layer="layout" svg:width="0.321cm" svg:height="0.525cm" svg:x="2.588cm" svg:y="10.395cm" svg:viewBox="0 0 322 526" draw:points="0,178 0,0 322,262 0,526 0,348">
          <text:p/>
        </draw:polyline>
        <draw:polygon draw:style-name="gr2" draw:text-style-name="P2" draw:layer="layout" svg:width="0.761cm" svg:height="4.821cm" svg:x="2.148cm" svg:y="8.974cm" svg:viewBox="0 0 762 4822" draw:points="0,0 169,0 169,4476 440,4476 440,4298 762,4560 440,4822 440,4645 0,4645">
          <text:p/>
        </draw:polygon>
        <draw:polygon draw:style-name="gr3" draw:text-style-name="P3" draw:layer="layout" svg:width="0.761cm" svg:height="4.821cm" svg:x="2.148cm" svg:y="8.974cm" svg:viewBox="0 0 762 4822" draw:points="0,0 169,0 169,4476 440,4476 440,4298 762,4560 440,4822 440,4645 0,4645">
          <text:p/>
        </draw:polygon>
        <draw:polyline draw:style-name="gr3" draw:text-style-name="P3" draw:layer="layout" svg:width="0.321cm" svg:height="0.524cm" svg:x="2.588cm" svg:y="13.271cm" svg:viewBox="0 0 322 525" draw:points="0,179 0,0 322,263 0,525 0,348">
          <text:p/>
        </draw:polyline>
        <draw:polygon draw:style-name="gr2" draw:text-style-name="P2" draw:layer="layout" svg:width="0.75cm" svg:height="8.117cm" svg:x="2.148cm" svg:y="8.974cm" svg:viewBox="0 0 751 8118" draw:points="0,0 169,0 169,7771 429,7771 429,7594 751,7856 429,8118 429,7941 0,7940">
          <text:p/>
        </draw:polygon>
        <draw:polygon draw:style-name="gr3" draw:text-style-name="P3" draw:layer="layout" svg:width="0.75cm" svg:height="8.117cm" svg:x="2.148cm" svg:y="8.974cm" svg:viewBox="0 0 751 8118" draw:points="0,0 169,0 169,7771 429,7771 429,7594 751,7856 429,8118 429,7941 0,7940">
          <text:p/>
        </draw:polygon>
        <draw:polyline draw:style-name="gr3" draw:text-style-name="P3" draw:layer="layout" svg:width="0.321cm" svg:height="0.524cm" svg:x="2.577cm" svg:y="16.567cm" svg:viewBox="0 0 322 525" draw:points="0,177 0,0 322,262 0,525 0,347">
          <text:p/>
        </draw:polyline>
        <draw:polygon draw:style-name="gr2" draw:text-style-name="P2" draw:layer="layout" svg:width="0.761cm" svg:height="10.912cm" svg:x="2.148cm" svg:y="8.974cm" svg:viewBox="0 0 762 10913" draw:points="0,0 169,0 169,10566 440,10566 440,10388 762,10650 440,10913 440,10735 0,10735">
          <text:p/>
        </draw:polygon>
        <draw:polygon draw:style-name="gr3" draw:text-style-name="P3" draw:layer="layout" svg:width="0.761cm" svg:height="10.912cm" svg:x="2.148cm" svg:y="8.974cm" svg:viewBox="0 0 762 10913" draw:points="0,0 169,0 169,10566 440,10566 440,10388 762,10650 440,10913 440,10735 0,10735">
          <text:p/>
        </draw:polygon>
        <draw:polyline draw:style-name="gr3" draw:text-style-name="P3" draw:layer="layout" svg:width="0.321cm" svg:height="0.525cm" svg:x="2.588cm" svg:y="19.361cm" svg:viewBox="0 0 322 526" draw:points="0,178 0,0 322,262 0,526 0,348">
          <text:p/>
        </draw:polyline>
        <draw:polygon draw:style-name="gr2" draw:text-style-name="P2" draw:layer="layout" svg:width="0.761cm" svg:height="14.126cm" svg:x="2.148cm" svg:y="8.974cm" svg:viewBox="0 0 762 14127" draw:points="0,0 169,0 169,13780 440,13780 440,13602 762,13865 440,14127 440,13949 0,13949">
          <text:p/>
        </draw:polygon>
        <draw:polygon draw:style-name="gr3" draw:text-style-name="P3" draw:layer="layout" svg:width="0.761cm" svg:height="14.126cm" svg:x="2.148cm" svg:y="8.974cm" svg:viewBox="0 0 762 14127" draw:points="0,0 169,0 169,13780 440,13780 440,13602 762,13865 440,14127 440,13949 0,13949">
          <text:p/>
        </draw:polygon>
        <draw:polyline draw:style-name="gr3" draw:text-style-name="P3" draw:layer="layout" svg:width="0.321cm" svg:height="0.525cm" svg:x="2.588cm" svg:y="22.575cm" svg:viewBox="0 0 322 526" draw:points="0,178 0,0 322,264 0,526 0,348">
          <text:p/>
        </draw:polyline>
        <draw:polygon draw:style-name="gr2" draw:text-style-name="P2" draw:layer="layout" svg:width="0.761cm" svg:height="28.759cm" svg:x="2.148cm" svg:y="8.974cm" svg:viewBox="0 0 762 28760" draw:points="0,0 169,0 169,28413 440,28413 440,28236 762,28498 440,28760 440,28583 0,28583">
          <text:p/>
        </draw:polygon>
        <draw:polygon draw:style-name="gr3" draw:text-style-name="P3" draw:layer="layout" svg:width="0.761cm" svg:height="28.759cm" svg:x="2.148cm" svg:y="8.974cm" svg:viewBox="0 0 762 28760" draw:points="0,0 169,0 169,28413 440,28413 440,28236 762,28498 440,28760 440,28583 0,28583">
          <text:p/>
        </draw:polygon>
        <draw:polyline draw:style-name="gr3" draw:text-style-name="P3" draw:layer="layout" svg:width="0.321cm" svg:height="0.524cm" svg:x="2.588cm" svg:y="37.209cm" svg:viewBox="0 0 322 525" draw:points="0,177 0,0 322,263 0,525 0,348">
          <text:p/>
        </draw:polyline>
        <draw:polygon draw:style-name="gr2" draw:text-style-name="P2" draw:layer="layout" svg:width="0.761cm" svg:height="17.856cm" svg:x="2.148cm" svg:y="8.974cm" svg:viewBox="0 0 762 17857" draw:points="0,0 169,0 169,17509 440,17509 440,17332 762,17594 440,17857 440,17678 0,17678">
          <text:p/>
        </draw:polygon>
        <draw:polygon draw:style-name="gr3" draw:text-style-name="P3" draw:layer="layout" svg:width="0.761cm" svg:height="17.856cm" svg:x="2.148cm" svg:y="8.974cm" svg:viewBox="0 0 762 17857" draw:points="0,0 169,0 169,17509 440,17509 440,17332 762,17594 440,17857 440,17678 0,17678">
          <text:p/>
        </draw:polygon>
        <draw:polyline draw:style-name="gr3" draw:text-style-name="P3" draw:layer="layout" svg:width="0.321cm" svg:height="0.524cm" svg:x="2.588cm" svg:y="26.306cm" svg:viewBox="0 0 322 525" draw:points="0,178 0,0 322,263 0,525 0,347">
          <text:p/>
        </draw:polyline>
        <draw:polygon draw:style-name="gr2" draw:text-style-name="P2" draw:layer="layout" svg:width="0.761cm" svg:height="22.246cm" svg:x="2.148cm" svg:y="8.974cm" svg:viewBox="0 0 762 22247" draw:points="0,0 169,0 169,21900 440,21900 440,21723 762,21985 440,22247 440,22069 0,22069">
          <text:p/>
        </draw:polygon>
        <draw:polygon draw:style-name="gr3" draw:text-style-name="P3" draw:layer="layout" svg:width="0.761cm" svg:height="22.246cm" svg:x="2.148cm" svg:y="8.974cm" svg:viewBox="0 0 762 22247" draw:points="0,0 169,0 169,21900 440,21900 440,21723 762,21985 440,22247 440,22069 0,22069">
          <text:p/>
        </draw:polygon>
        <draw:polyline draw:style-name="gr3" draw:text-style-name="P3" draw:layer="layout" svg:width="0.321cm" svg:height="0.524cm" svg:x="2.588cm" svg:y="30.696cm" svg:viewBox="0 0 322 525" draw:points="0,177 0,0 322,262 0,525 0,346">
          <text:p/>
        </draw:polyline>
        <draw:polygon draw:style-name="gr2" draw:text-style-name="P2" draw:layer="layout" svg:width="0.761cm" svg:height="25.883cm" svg:x="2.148cm" svg:y="8.974cm" svg:viewBox="0 0 762 25884" draw:points="0,0 169,0 169,25537 440,25537 440,25360 762,25622 440,25884 440,25707 0,25707">
          <text:p/>
        </draw:polygon>
        <draw:polygon draw:style-name="gr3" draw:text-style-name="P3" draw:layer="layout" svg:width="0.761cm" svg:height="25.883cm" svg:x="2.148cm" svg:y="8.974cm" svg:viewBox="0 0 762 25884" draw:points="0,0 169,0 169,25537 440,25537 440,25360 762,25622 440,25884 440,25707 0,25707">
          <text:p/>
        </draw:polygon>
        <draw:polyline draw:style-name="gr3" draw:text-style-name="P3" draw:layer="layout" svg:width="0.321cm" svg:height="0.524cm" svg:x="2.588cm" svg:y="34.333cm" svg:viewBox="0 0 322 525" draw:points="0,177 0,0 322,262 0,525 0,347">
          <text:p/>
        </draw:polyline>
        <draw:path draw:style-name="gr2" draw:text-style-name="P2" draw:layer="layout" svg:width="6.598cm" svg:height="1.861cm" svg:x="1.894cm" svg:y="7.105cm" svg:viewBox="0 0 6599 1862" svg:d="M279 0h6041c18 0 36 1 54 5s36 9 53 16 33 16 48 26 29 22 42 34c13 13 25 28 35 43s19 31 26 48 12 34 16 52c3 18 5 37 5 55v1303c0 19-2 37-5 55-4 18-9 35-16 52s-16 33-26 49c-10 15-22 29-35 42s-27 24-42 35c-15 10-31 18-48 25s-35 13-53 16c-18 4-36 6-54 6h-6041c-18 0-36-2-54-6-18-3-36-9-52-16-17-7-33-15-49-25-15-11-29-22-42-35s-25-27-35-42c-10-16-19-32-26-49s-12-34-15-52c-4-18-6-36-6-55v-1303c0-18 2-37 6-55 3-18 8-35 15-52s16-33 26-48 22-30 35-43c13-12 27-24 42-34 16-10 32-19 49-26 16-7 34-12 52-16s36-5 54-5z">
          <text:p/>
        </draw:path>
        <draw:frame draw:style-name="gr5" draw:text-style-name="P5" draw:layer="layout" svg:width="16.169cm" svg:height="1.331cm" svg:x="22.315cm" svg:y="2.808cm">
          <draw:text-box>
            <text:p text:style-name="P4"><text:span text:style-name="T1">Типы данных MS SQL Server</text:span></text:p>
          </draw:text-box>
        </draw:frame>
        <draw:polygon draw:style-name="gr2" draw:text-style-name="P2" draw:layer="layout" svg:width="0.846cm" svg:height="2.369cm" svg:x="2.918cm" svg:y="9.473cm" svg:viewBox="0 0 847 2370" draw:points="847,0 0,0 0,2370 847,2370">
          <text:p/>
        </draw:polygon>
        <draw:polyline draw:style-name="gr3" draw:text-style-name="P3" draw:layer="layout" svg:width="0.846cm" svg:height="2.369cm" svg:x="2.918cm" svg:y="9.473cm" svg:viewBox="0 0 847 2370" draw:points="847,0 0,0 0,2370 847,2370">
          <text:p/>
        </draw:polyline>
        <draw:polyline draw:style-name="gr3" draw:text-style-name="P3" draw:layer="layout" svg:width="4.567cm" svg:height="2.369cm" svg:x="3.764cm" svg:y="9.473cm" svg:viewBox="0 0 4568 2370" draw:points="0,0 4568,0 4568,2370 0,2370">
          <text:p/>
        </draw:polyline>
        <draw:line draw:style-name="gr3" draw:text-style-name="P3" draw:layer="layout" svg:x1="3.764cm" svg:y1="9.473cm" svg:x2="3.764cm" svg:y2="11.842cm">
          <text:p/>
        </draw:line>
        <draw:frame draw:style-name="gr6" draw:text-style-name="P6" draw:layer="layout" svg:width="4.193cm" svg:height="0.696cm" svg:x="3.094cm" svg:y="7.723cm">
          <draw:text-box>
            <text:p text:style-name="P4"><text:span text:style-name="T2">Точные числа</text:span></text:p>
          </draw:text-box>
        </draw:frame>
        <draw:polygon draw:style-name="gr2" draw:text-style-name="P2" draw:layer="layout" svg:width="0.676cm" svg:height="1.184cm" svg:x="3.764cm" svg:y="9.473cm" svg:viewBox="0 0 677 1185" draw:points="677,0 0,0 0,1185 677,1185">
          <text:p/>
        </draw:polygon>
        <draw:polyline draw:style-name="gr3" draw:text-style-name="P3" draw:layer="layout" svg:width="0.676cm" svg:height="1.184cm" svg:x="3.764cm" svg:y="9.473cm" svg:viewBox="0 0 677 1185" draw:points="677,0 0,0 0,1185 677,1185">
          <text:p/>
        </draw:polyline>
        <draw:polyline draw:style-name="gr3" draw:text-style-name="P3" draw:layer="layout" svg:width="3.891cm" svg:height="1.184cm" svg:x="4.44cm" svg:y="9.473cm" svg:viewBox="0 0 3892 1185" draw:points="0,0 3892,0 3892,1185 0,1185">
          <text:p/>
        </draw:polyline>
        <draw:line draw:style-name="gr3" draw:text-style-name="P3" draw:layer="layout" svg:x1="4.44cm" svg:y1="9.473cm" svg:x2="4.44cm" svg:y2="10.657cm">
          <text:p/>
        </draw:line>
        <draw:frame draw:style-name="gr7" draw:text-style-name="P7" draw:layer="layout" svg:width="1.623cm" svg:height="0.666cm" draw:transform="rotate (1.5707963267949) translate (3.076cm 11.455cm)">
          <draw:text-box>
            <text:p text:style-name="P4"><text:span text:style-name="T3">bigint</text:span></text:p>
          </draw:text-box>
        </draw:frame>
        <draw:polygon draw:style-name="gr2" draw:text-style-name="P2" draw:layer="layout" svg:width="0.676cm" svg:height="1.185cm" svg:x="3.764cm" svg:y="10.657cm" svg:viewBox="0 0 677 1186" draw:points="677,0 0,0 0,1186 677,1186">
          <text:p/>
        </draw:polygon>
        <draw:polyline draw:style-name="gr3" draw:text-style-name="P3" draw:layer="layout" svg:width="0.676cm" svg:height="1.185cm" svg:x="3.764cm" svg:y="10.657cm" svg:viewBox="0 0 677 1186" draw:points="677,0 0,0 0,1186 677,1186">
          <text:p/>
        </draw:polyline>
        <draw:polyline draw:style-name="gr3" draw:text-style-name="P3" draw:layer="layout" svg:width="3.891cm" svg:height="1.185cm" svg:x="4.44cm" svg:y="10.657cm" svg:viewBox="0 0 3892 1186" draw:points="0,0 3892,0 3892,1186 0,1186">
          <text:p/>
        </draw:polyline>
        <draw:line draw:style-name="gr3" draw:text-style-name="P3" draw:layer="layout" svg:x1="4.44cm" svg:y1="10.657cm" svg:x2="4.44cm" svg:y2="11.842cm">
          <text:p/>
        </draw:line>
        <draw:frame draw:style-name="gr8" draw:text-style-name="P8" draw:layer="layout" svg:width="0.971cm" svg:height="0.225cm" draw:transform="rotate (1.5707963267949) translate (3.995cm 10.539cm)">
          <draw:text-box>
            <text:p text:style-name="P4"><text:span text:style-name="T4">Диапазон</text:span></text:p>
          </draw:text-box>
        </draw:frame>
        <draw:frame draw:style-name="gr8" draw:text-style-name="P8" draw:layer="layout" svg:width="0.764cm" svg:height="0.225cm" draw:transform="rotate (1.5707963267949) translate (3.995cm 11.617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8cm" svg:x="2.918cm" svg:y="12.349cm" svg:viewBox="0 0 847 2369" draw:points="847,0 0,0 0,2369 847,2369">
          <text:p/>
        </draw:polygon>
        <draw:polyline draw:style-name="gr3" draw:text-style-name="P3" draw:layer="layout" svg:width="0.846cm" svg:height="2.368cm" svg:x="2.918cm" svg:y="12.349cm" svg:viewBox="0 0 847 2369" draw:points="847,0 0,0 0,2369 847,2369">
          <text:p/>
        </draw:polyline>
        <draw:polyline draw:style-name="gr3" draw:text-style-name="P3" draw:layer="layout" svg:width="4.567cm" svg:height="2.368cm" svg:x="3.764cm" svg:y="12.349cm" svg:viewBox="0 0 4568 2369" draw:points="0,0 4568,0 4568,2369 0,2369">
          <text:p/>
        </draw:polyline>
        <draw:line draw:style-name="gr3" draw:text-style-name="P3" draw:layer="layout" svg:x1="3.764cm" svg:y1="12.349cm" svg:x2="3.764cm" svg:y2="14.717cm">
          <text:p/>
        </draw:line>
        <draw:frame draw:style-name="gr9" draw:text-style-name="P9" draw:layer="layout" svg:width="1.319cm" svg:height="0.492cm" svg:x="5.575cm" svg:y="10.996cm">
          <draw:text-box>
            <text:p text:style-name="P4"><text:span text:style-name="T5">8 байт</text:span></text:p>
          </draw:text-box>
        </draw:frame>
        <draw:polygon draw:style-name="gr2" draw:text-style-name="P2" draw:layer="layout" svg:width="0.676cm" svg:height="1.184cm" svg:x="3.764cm" svg:y="12.349cm" svg:viewBox="0 0 677 1185" draw:points="677,0 0,0 0,1185 677,1185">
          <text:p/>
        </draw:polygon>
        <draw:polyline draw:style-name="gr3" draw:text-style-name="P3" draw:layer="layout" svg:width="0.676cm" svg:height="1.184cm" svg:x="3.764cm" svg:y="12.349cm" svg:viewBox="0 0 677 1185" draw:points="677,0 0,0 0,1185 677,1185">
          <text:p/>
        </draw:polyline>
        <draw:polyline draw:style-name="gr3" draw:text-style-name="P3" draw:layer="layout" svg:width="3.891cm" svg:height="1.184cm" svg:x="4.44cm" svg:y="12.349cm" svg:viewBox="0 0 3892 1185" draw:points="0,0 3892,0 3892,1185 0,1185">
          <text:p/>
        </draw:polyline>
        <draw:line draw:style-name="gr3" draw:text-style-name="P3" draw:layer="layout" svg:x1="4.44cm" svg:y1="12.349cm" svg:x2="4.44cm" svg:y2="13.533cm">
          <text:p/>
        </draw:line>
        <draw:frame draw:style-name="gr7" draw:text-style-name="P7" draw:layer="layout" svg:width="0.73cm" svg:height="0.666cm" draw:transform="rotate (1.5707963267949) translate (3.076cm 13.887cm)">
          <draw:text-box>
            <text:p text:style-name="P4"><text:span text:style-name="T3">int</text:span></text:p>
          </draw:text-box>
        </draw:frame>
        <draw:polygon draw:style-name="gr10" draw:text-style-name="P10" draw:layer="layout" svg:width="0.626cm" svg:height="0.237cm" svg:x="5.252cm" svg:y="12.797cm" svg:viewBox="0 0 627 238" draw:points="0,0 627,0 627,238 0,238">
          <text:p/>
        </draw:polygon>
        <draw:frame draw:style-name="gr8" draw:text-style-name="P8" draw:layer="layout" svg:width="0.971cm" svg:height="0.225cm" draw:transform="rotate (1.5707963267949) translate (3.995cm 13.415cm)">
          <draw:text-box>
            <text:p text:style-name="P4"><text:span text:style-name="T4">Диапазон</text:span></text:p>
          </draw:text-box>
        </draw:frame>
        <draw:frame draw:style-name="gr8" draw:text-style-name="P8" draw:layer="layout" svg:width="0.447cm" svg:height="0.225cm" svg:x="5.246cm" svg:y="12.8cm">
          <draw:text-box>
            <text:p text:style-name="P4"><text:span text:style-name="T6">от -2</text:span></text:p>
          </draw:text-box>
        </draw:frame>
        <draw:polygon draw:style-name="gr10" draw:text-style-name="P10" draw:layer="layout" svg:width="1.489cm" svg:height="0.237cm" svg:x="5.878cm" svg:y="12.797cm" svg:viewBox="0 0 1490 238" draw:points="0,0 1490,0 1490,238 0,238">
          <text:p/>
        </draw:polygon>
        <draw:frame draw:style-name="gr11" draw:text-style-name="P11" draw:layer="layout" svg:width="0.188cm" svg:height="0.187cm" svg:x="5.685cm" svg:y="12.746cm">
          <draw:text-box>
            <text:p text:style-name="P4"><text:span text:style-name="T7">31</text:span></text:p>
          </draw:text-box>
        </draw:frame>
        <draw:polygon draw:style-name="gr10" draw:text-style-name="P10" draw:layer="layout" svg:width="0.592cm" svg:height="0.237cm" svg:x="5.202cm" svg:y="13.085cm" svg:viewBox="0 0 593 238" draw:points="0,0 593,0 593,238 0,238">
          <text:p/>
        </draw:polygon>
        <draw:frame draw:style-name="gr8" draw:text-style-name="P8" draw:layer="layout" svg:width="1.568cm" svg:height="0.225cm" svg:x="5.873cm" svg:y="12.8cm">
          <draw:text-box>
            <text:p text:style-name="P4"><text:span text:style-name="T6">(-2 147 438 648) </text:span></text:p>
          </draw:text-box>
        </draw:frame>
        <draw:frame draw:style-name="gr8" draw:text-style-name="P8" draw:layer="layout" svg:width="0.404cm" svg:height="0.225cm" svg:x="5.209cm" svg:y="13.088cm">
          <draw:text-box>
            <text:p text:style-name="P4"><text:span text:style-name="T6">до 2</text:span></text:p>
          </draw:text-box>
        </draw:frame>
        <draw:polygon draw:style-name="gr10" draw:text-style-name="P10" draw:layer="layout" svg:width="1.624cm" svg:height="0.237cm" svg:x="5.794cm" svg:y="13.085cm" svg:viewBox="0 0 1625 238" draw:points="0,0 1625,0 1625,238 0,238">
          <text:p/>
        </draw:polygon>
        <draw:frame draw:style-name="gr11" draw:text-style-name="P11" draw:layer="layout" svg:width="0.188cm" svg:height="0.187cm" svg:x="5.609cm" svg:y="13.034cm">
          <draw:text-box>
            <text:p text:style-name="P4"><text:span text:style-name="T7">31</text:span></text:p>
          </draw:text-box>
        </draw:frame>
        <draw:polygon draw:style-name="gr2" draw:text-style-name="P2" draw:layer="layout" svg:width="0.676cm" svg:height="1.184cm" svg:x="3.764cm" svg:y="13.533cm" svg:viewBox="0 0 677 1185" draw:points="677,0 0,0 0,1185 677,1185">
          <text:p/>
        </draw:polygon>
        <draw:polyline draw:style-name="gr3" draw:text-style-name="P3" draw:layer="layout" svg:width="0.676cm" svg:height="1.184cm" svg:x="3.764cm" svg:y="13.533cm" svg:viewBox="0 0 677 1185" draw:points="677,0 0,0 0,1185 677,1185">
          <text:p/>
        </draw:polyline>
        <draw:polyline draw:style-name="gr3" draw:text-style-name="P3" draw:layer="layout" svg:width="3.891cm" svg:height="1.184cm" svg:x="4.44cm" svg:y="13.533cm" svg:viewBox="0 0 3892 1185" draw:points="0,0 3892,0 3892,1185 0,1185">
          <text:p/>
        </draw:polyline>
        <draw:line draw:style-name="gr3" draw:text-style-name="P3" draw:layer="layout" svg:x1="4.44cm" svg:y1="13.533cm" svg:x2="4.44cm" svg:y2="14.717cm">
          <text:p/>
        </draw:line>
        <draw:frame draw:style-name="gr8" draw:text-style-name="P8" draw:layer="layout" svg:width="1.628cm" svg:height="0.225cm" svg:x="5.797cm" svg:y="13.088cm">
          <draw:text-box>
            <text:p text:style-name="P4"><text:span text:style-name="T6">-1(2 147 438 647)</text:span></text:p>
          </draw:text-box>
        </draw:frame>
        <draw:frame draw:style-name="gr8" draw:text-style-name="P8" draw:layer="layout" svg:width="0.764cm" svg:height="0.225cm" draw:transform="rotate (1.5707963267949) translate (3.995cm 14.493cm)">
          <draw:text-box>
            <text:p text:style-name="P4"><text:span text:style-name="T4">Память</text:span></text:p>
          </draw:text-box>
        </draw:frame>
        <draw:polygon draw:style-name="gr10" draw:text-style-name="P10" draw:layer="layout" svg:width="0.44cm" svg:height="0.237cm" svg:x="4.626cm" svg:y="9.921cm" svg:viewBox="0 0 441 238" draw:points="0,0 441,0 441,238 0,238">
          <text:p/>
        </draw:polygon>
        <draw:frame draw:style-name="gr9" draw:text-style-name="P9" draw:layer="layout" svg:width="1.564cm" svg:height="0.492cm" svg:x="5.456cm" svg:y="13.872cm">
          <draw:text-box>
            <text:p text:style-name="P4"><text:span text:style-name="T5">4 байта</text:span></text:p>
          </draw:text-box>
        </draw:frame>
        <draw:polygon draw:style-name="gr10" draw:text-style-name="P10" draw:layer="layout" svg:width="0.237cm" svg:height="0.237cm" svg:x="5.066cm" svg:y="9.837cm" svg:viewBox="0 0 238 238" draw:points="0,0 238,0 238,238 0,238">
          <text:p/>
        </draw:polygon>
        <draw:frame draw:style-name="gr8" draw:text-style-name="P8" draw:layer="layout" svg:width="0.447cm" svg:height="0.225cm" svg:x="4.635cm" svg:y="9.924cm">
          <draw:text-box>
            <text:p text:style-name="P4"><text:span text:style-name="T6">от -2</text:span></text:p>
          </draw:text-box>
        </draw:frame>
        <draw:polygon draw:style-name="gr10" draw:text-style-name="P10" draw:layer="layout" svg:width="2.69cm" svg:height="0.237cm" svg:x="5.303cm" svg:y="9.921cm" svg:viewBox="0 0 2691 238" draw:points="0,0 2691,0 2691,238 0,238">
          <text:p/>
        </draw:polygon>
        <draw:frame draw:style-name="gr8" draw:text-style-name="P8" draw:layer="layout" svg:width="0.231cm" svg:height="0.225cm" svg:x="5.073cm" svg:y="9.84cm">
          <draw:text-box>
            <text:p text:style-name="P4"><text:span text:style-name="T6">63</text:span></text:p>
          </draw:text-box>
        </draw:frame>
        <draw:polygon draw:style-name="gr10" draw:text-style-name="P10" draw:layer="layout" svg:width="0.406cm" svg:height="0.237cm" svg:x="4.593cm" svg:y="10.243cm" svg:viewBox="0 0 407 238" draw:points="0,0 407,0 407,238 0,238">
          <text:p/>
        </draw:polygon>
        <draw:frame draw:style-name="gr8" draw:text-style-name="P8" draw:layer="layout" svg:width="2.762cm" svg:height="0.225cm" svg:x="5.299cm" svg:y="9.924cm">
          <draw:text-box>
            <text:p text:style-name="P4"><text:span text:style-name="T6">(-9 223 372 036 854 775 808) </text:span></text:p>
          </draw:text-box>
        </draw:frame>
        <draw:polygon draw:style-name="gr10" draw:text-style-name="P10" draw:layer="layout" svg:width="0.219cm" svg:height="0.237cm" svg:x="4.999cm" svg:y="10.158cm" svg:viewBox="0 0 220 238" draw:points="0,0 220,0 220,238 0,238">
          <text:p/>
        </draw:polygon>
        <draw:frame draw:style-name="gr8" draw:text-style-name="P8" draw:layer="layout" svg:width="0.404cm" svg:height="0.225cm" svg:x="4.597cm" svg:y="10.246cm">
          <draw:text-box>
            <text:p text:style-name="P4"><text:span text:style-name="T6">до 2</text:span></text:p>
          </draw:text-box>
        </draw:frame>
        <draw:polygon draw:style-name="gr10" draw:text-style-name="P10" draw:layer="layout" svg:width="2.809cm" svg:height="0.237cm" svg:x="5.218cm" svg:y="10.243cm" svg:viewBox="0 0 2810 238" draw:points="0,0 2810,0 2810,238 0,238">
          <text:p/>
        </draw:polygon>
        <draw:frame draw:style-name="gr8" draw:text-style-name="P8" draw:layer="layout" svg:width="0.231cm" svg:height="0.225cm" svg:x="4.998cm" svg:y="10.161cm">
          <draw:text-box>
            <text:p text:style-name="P4"><text:span text:style-name="T6">63</text:span></text:p>
          </draw:text-box>
        </draw:frame>
        <draw:polygon draw:style-name="gr2" draw:text-style-name="P2" draw:layer="layout" svg:width="0.846cm" svg:height="2.369cm" svg:x="2.918cm" svg:y="15.394cm" svg:viewBox="0 0 847 2370" draw:points="847,0 0,0 0,2370 847,2370">
          <text:p/>
        </draw:polygon>
        <draw:polyline draw:style-name="gr3" draw:text-style-name="P3" draw:layer="layout" svg:width="0.846cm" svg:height="2.369cm" svg:x="2.918cm" svg:y="15.394cm" svg:viewBox="0 0 847 2370" draw:points="847,0 0,0 0,2370 847,2370">
          <text:p/>
        </draw:polyline>
        <draw:polyline draw:style-name="gr3" draw:text-style-name="P3" draw:layer="layout" svg:width="4.567cm" svg:height="2.369cm" svg:x="3.764cm" svg:y="15.394cm" svg:viewBox="0 0 4568 2370" draw:points="0,0 4568,0 4568,2370 0,2370">
          <text:p/>
        </draw:polyline>
        <draw:line draw:style-name="gr3" draw:text-style-name="P3" draw:layer="layout" svg:x1="3.764cm" svg:y1="15.394cm" svg:x2="3.764cm" svg:y2="17.763cm">
          <text:p/>
        </draw:line>
        <draw:frame draw:style-name="gr8" draw:text-style-name="P8" draw:layer="layout" svg:width="2.821cm" svg:height="0.225cm" svg:x="5.224cm" svg:y="10.246cm">
          <draw:text-box>
            <text:p text:style-name="P4"><text:span text:style-name="T6">-1(9 223 372 036 854 775 807)</text:span></text:p>
          </draw:text-box>
        </draw:frame>
        <draw:polygon draw:style-name="gr2" draw:text-style-name="P2" draw:layer="layout" svg:width="0.676cm" svg:height="1.184cm" svg:x="3.764cm" svg:y="15.394cm" svg:viewBox="0 0 677 1185" draw:points="677,0 0,0 0,1185 677,1185">
          <text:p/>
        </draw:polygon>
        <draw:polyline draw:style-name="gr3" draw:text-style-name="P3" draw:layer="layout" svg:width="0.676cm" svg:height="1.184cm" svg:x="3.764cm" svg:y="15.394cm" svg:viewBox="0 0 677 1185" draw:points="677,0 0,0 0,1185 677,1185">
          <text:p/>
        </draw:polyline>
        <draw:polyline draw:style-name="gr3" draw:text-style-name="P3" draw:layer="layout" svg:width="3.891cm" svg:height="1.184cm" svg:x="4.44cm" svg:y="15.394cm" svg:viewBox="0 0 3892 1185" draw:points="0,0 3892,0 3892,1185 0,1185">
          <text:p/>
        </draw:polyline>
        <draw:line draw:style-name="gr3" draw:text-style-name="P3" draw:layer="layout" svg:x1="4.44cm" svg:y1="15.394cm" svg:x2="4.44cm" svg:y2="16.578cm">
          <text:p/>
        </draw:line>
        <draw:frame draw:style-name="gr7" draw:text-style-name="P7" draw:layer="layout" svg:width="2.246cm" svg:height="0.666cm" draw:transform="rotate (1.5707963267949) translate (3.076cm 17.689cm)">
          <draw:text-box>
            <text:p text:style-name="P4"><text:span text:style-name="T3">smallint</text:span></text:p>
          </draw:text-box>
        </draw:frame>
        <draw:polygon draw:style-name="gr10" draw:text-style-name="P10" draw:layer="layout" svg:width="0.626cm" svg:height="0.237cm" svg:x="5.591cm" svg:y="15.842cm" svg:viewBox="0 0 627 238" draw:points="0,0 627,0 627,238 0,238">
          <text:p/>
        </draw:polygon>
        <draw:frame draw:style-name="gr8" draw:text-style-name="P8" draw:layer="layout" svg:width="0.971cm" svg:height="0.225cm" draw:transform="rotate (1.5707963267949) translate (3.995cm 16.46cm)">
          <draw:text-box>
            <text:p text:style-name="P4"><text:span text:style-name="T4">Диапазон</text:span></text:p>
          </draw:text-box>
        </draw:frame>
        <draw:frame draw:style-name="gr8" draw:text-style-name="P8" draw:layer="layout" svg:width="0.447cm" svg:height="0.225cm" svg:x="5.585cm" svg:y="15.845cm">
          <draw:text-box>
            <text:p text:style-name="P4"><text:span text:style-name="T6">от -2</text:span></text:p>
          </draw:text-box>
        </draw:frame>
        <draw:polygon draw:style-name="gr10" draw:text-style-name="P10" draw:layer="layout" svg:width="0.812cm" svg:height="0.237cm" svg:x="6.217cm" svg:y="15.842cm" svg:viewBox="0 0 813 238" draw:points="0,0 813,0 813,238 0,238">
          <text:p/>
        </draw:polygon>
        <draw:frame draw:style-name="gr11" draw:text-style-name="P11" draw:layer="layout" svg:width="0.188cm" svg:height="0.187cm" svg:x="6.023cm" svg:y="15.791cm">
          <draw:text-box>
            <text:p text:style-name="P4"><text:span text:style-name="T7">15</text:span></text:p>
          </draw:text-box>
        </draw:frame>
        <draw:polygon draw:style-name="gr10" draw:text-style-name="P10" draw:layer="layout" svg:width="0.592cm" svg:height="0.237cm" svg:x="5.54cm" svg:y="16.13cm" svg:viewBox="0 0 593 238" draw:points="0,0 593,0 593,238 0,238">
          <text:p/>
        </draw:polygon>
        <draw:frame draw:style-name="gr8" draw:text-style-name="P8" draw:layer="layout" svg:width="0.887cm" svg:height="0.225cm" svg:x="6.211cm" svg:y="15.845cm">
          <draw:text-box>
            <text:p text:style-name="P4"><text:span text:style-name="T6">(-32 768) </text:span></text:p>
          </draw:text-box>
        </draw:frame>
        <draw:frame draw:style-name="gr8" draw:text-style-name="P8" draw:layer="layout" svg:width="0.404cm" svg:height="0.225cm" svg:x="5.548cm" svg:y="16.133cm">
          <draw:text-box>
            <text:p text:style-name="P4"><text:span text:style-name="T6">до 2</text:span></text:p>
          </draw:text-box>
        </draw:frame>
        <draw:polygon draw:style-name="gr10" draw:text-style-name="P10" draw:layer="layout" svg:width="0.947cm" svg:height="0.237cm" svg:x="6.132cm" svg:y="16.13cm" svg:viewBox="0 0 948 238" draw:points="0,0 948,0 948,238 0,238">
          <text:p/>
        </draw:polygon>
        <draw:frame draw:style-name="gr11" draw:text-style-name="P11" draw:layer="layout" svg:width="0.188cm" svg:height="0.187cm" svg:x="5.948cm" svg:y="16.079cm">
          <draw:text-box>
            <text:p text:style-name="P4"><text:span text:style-name="T7">15</text:span></text:p>
          </draw:text-box>
        </draw:frame>
        <draw:polygon draw:style-name="gr2" draw:text-style-name="P2" draw:layer="layout" svg:width="0.676cm" svg:height="1.185cm" svg:x="3.764cm" svg:y="16.578cm" svg:viewBox="0 0 677 1186" draw:points="677,0 0,0 0,1186 677,1186">
          <text:p/>
        </draw:polygon>
        <draw:polyline draw:style-name="gr3" draw:text-style-name="P3" draw:layer="layout" svg:width="0.676cm" svg:height="1.185cm" svg:x="3.764cm" svg:y="16.578cm" svg:viewBox="0 0 677 1186" draw:points="677,0 0,0 0,1186 677,1186">
          <text:p/>
        </draw:polyline>
        <draw:polyline draw:style-name="gr3" draw:text-style-name="P3" draw:layer="layout" svg:width="3.891cm" svg:height="1.185cm" svg:x="4.44cm" svg:y="16.578cm" svg:viewBox="0 0 3892 1186" draw:points="0,0 3892,0 3892,1186 0,1186">
          <text:p/>
        </draw:polyline>
        <draw:line draw:style-name="gr3" draw:text-style-name="P3" draw:layer="layout" svg:x1="4.44cm" svg:y1="16.578cm" svg:x2="4.44cm" svg:y2="17.763cm">
          <text:p/>
        </draw:line>
        <draw:frame draw:style-name="gr8" draw:text-style-name="P8" draw:layer="layout" svg:width="0.946cm" svg:height="0.225cm" svg:x="6.136cm" svg:y="16.133cm">
          <draw:text-box>
            <text:p text:style-name="P4"><text:span text:style-name="T6">-1(32 767)</text:span></text:p>
          </draw:text-box>
        </draw:frame>
        <draw:frame draw:style-name="gr8" draw:text-style-name="P8" draw:layer="layout" svg:width="0.764cm" svg:height="0.225cm" draw:transform="rotate (1.5707963267949) translate (3.995cm 17.538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9cm" svg:x="2.918cm" svg:y="18.439cm" svg:viewBox="0 0 847 2370" draw:points="847,0 0,0 0,2370 847,2370">
          <text:p/>
        </draw:polygon>
        <draw:polyline draw:style-name="gr3" draw:text-style-name="P3" draw:layer="layout" svg:width="0.846cm" svg:height="2.369cm" svg:x="2.918cm" svg:y="18.439cm" svg:viewBox="0 0 847 2370" draw:points="847,0 0,0 0,2370 847,2370">
          <text:p/>
        </draw:polyline>
        <draw:polyline draw:style-name="gr3" draw:text-style-name="P3" draw:layer="layout" svg:width="4.567cm" svg:height="2.369cm" svg:x="3.764cm" svg:y="18.439cm" svg:viewBox="0 0 4568 2370" draw:points="0,0 4568,0 4568,2370 0,2370">
          <text:p/>
        </draw:polyline>
        <draw:line draw:style-name="gr3" draw:text-style-name="P3" draw:layer="layout" svg:x1="3.764cm" svg:y1="18.439cm" svg:x2="3.764cm" svg:y2="20.808cm">
          <text:p/>
        </draw:line>
        <draw:frame draw:style-name="gr9" draw:text-style-name="P9" draw:layer="layout" svg:width="1.564cm" svg:height="0.492cm" svg:x="5.453cm" svg:y="16.917cm">
          <draw:text-box>
            <text:p text:style-name="P4"><text:span text:style-name="T5">2 байтa</text:span></text:p>
          </draw:text-box>
        </draw:frame>
        <draw:polygon draw:style-name="gr2" draw:text-style-name="P2" draw:layer="layout" svg:width="0.676cm" svg:height="1.184cm" svg:x="3.764cm" svg:y="18.439cm" svg:viewBox="0 0 677 1185" draw:points="677,0 0,0 0,1185 677,1185">
          <text:p/>
        </draw:polygon>
        <draw:polyline draw:style-name="gr3" draw:text-style-name="P3" draw:layer="layout" svg:width="0.676cm" svg:height="1.184cm" svg:x="3.764cm" svg:y="18.439cm" svg:viewBox="0 0 677 1185" draw:points="677,0 0,0 0,1185 677,1185">
          <text:p/>
        </draw:polyline>
        <draw:polyline draw:style-name="gr3" draw:text-style-name="P3" draw:layer="layout" svg:width="3.891cm" svg:height="1.184cm" svg:x="4.44cm" svg:y="18.439cm" svg:viewBox="0 0 3892 1185" draw:points="0,0 3892,0 3892,1185 0,1185">
          <text:p/>
        </draw:polyline>
        <draw:line draw:style-name="gr3" draw:text-style-name="P3" draw:layer="layout" svg:x1="4.44cm" svg:y1="18.439cm" svg:x2="4.44cm" svg:y2="19.623cm">
          <text:p/>
        </draw:line>
        <draw:frame draw:style-name="gr7" draw:text-style-name="P7" draw:layer="layout" svg:width="1.788cm" svg:height="0.666cm" draw:transform="rotate (1.5707963267949) translate (3.076cm 20.503cm)">
          <draw:text-box>
            <text:p text:style-name="P4"><text:span text:style-name="T3">tinyint</text:span></text:p>
          </draw:text-box>
        </draw:frame>
        <draw:polygon draw:style-name="gr10" draw:text-style-name="P10" draw:layer="layout" svg:width="2.183cm" svg:height="0.236cm" svg:x="5.218cm" svg:y="19.091cm" svg:viewBox="0 0 2184 237" draw:points="0,0 2184,0 2184,237 0,237">
          <text:p/>
        </draw:polygon>
        <draw:frame draw:style-name="gr8" draw:text-style-name="P8" draw:layer="layout" svg:width="0.971cm" svg:height="0.225cm" draw:transform="rotate (1.5707963267949) translate (3.995cm 19.505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6cm" svg:height="1.185cm" svg:x="3.764cm" svg:y="19.623cm" svg:viewBox="0 0 677 1186" draw:points="677,0 0,0 0,1186 677,1186">
          <text:p/>
        </draw:polygon>
        <draw:polyline draw:style-name="gr3" draw:text-style-name="P3" draw:layer="layout" svg:width="0.676cm" svg:height="1.185cm" svg:x="3.764cm" svg:y="19.623cm" svg:viewBox="0 0 677 1186" draw:points="677,0 0,0 0,1186 677,1186">
          <text:p/>
        </draw:polyline>
        <draw:polyline draw:style-name="gr3" draw:text-style-name="P3" draw:layer="layout" svg:width="3.891cm" svg:height="1.185cm" svg:x="4.44cm" svg:y="19.623cm" svg:viewBox="0 0 3892 1186" draw:points="0,0 3892,0 3892,1186 0,1186">
          <text:p/>
        </draw:polyline>
        <draw:line draw:style-name="gr3" draw:text-style-name="P3" draw:layer="layout" svg:x1="4.44cm" svg:y1="19.623cm" svg:x2="4.44cm" svg:y2="20.808cm">
          <text:p/>
        </draw:line>
        <draw:frame draw:style-name="gr12" draw:text-style-name="P12" draw:layer="layout" svg:width="2.22cm" svg:height="0.475cm" svg:x="5.213cm" svg:y="18.894cm">
          <draw:text-box>
            <text:p text:style-name="P4"><text:span text:style-name="T8">от 0 до 255</text:span></text:p>
          </draw:text-box>
        </draw:frame>
        <draw:frame draw:style-name="gr8" draw:text-style-name="P8" draw:layer="layout" svg:width="0.764cm" svg:height="0.225cm" draw:transform="rotate (1.5707963267949) translate (3.995cm 20.583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9cm" svg:x="2.918cm" svg:y="21.653cm" svg:viewBox="0 0 847 2370" draw:points="847,0 0,0 0,2370 847,2370">
          <text:p/>
        </draw:polygon>
        <draw:polyline draw:style-name="gr3" draw:text-style-name="P3" draw:layer="layout" svg:width="0.846cm" svg:height="2.369cm" svg:x="2.918cm" svg:y="21.653cm" svg:viewBox="0 0 847 2370" draw:points="847,0 0,0 0,2370 847,2370">
          <text:p/>
        </draw:polyline>
        <draw:polyline draw:style-name="gr3" draw:text-style-name="P3" draw:layer="layout" svg:width="4.559cm" svg:height="2.369cm" svg:x="3.764cm" svg:y="21.653cm" svg:viewBox="0 0 4560 2370" draw:points="0,0 4560,0 4560,2370 0,2370">
          <text:p/>
        </draw:polyline>
        <draw:line draw:style-name="gr3" draw:text-style-name="P3" draw:layer="layout" svg:x1="3.764cm" svg:y1="21.653cm" svg:x2="3.764cm" svg:y2="24.022cm">
          <text:p/>
        </draw:line>
        <draw:frame draw:style-name="gr9" draw:text-style-name="P9" draw:layer="layout" svg:width="1.319cm" svg:height="0.492cm" svg:x="5.575cm" svg:y="19.962cm">
          <draw:text-box>
            <text:p text:style-name="P4"><text:span text:style-name="T5">1 байт</text:span></text:p>
          </draw:text-box>
        </draw:frame>
        <draw:polygon draw:style-name="gr2" draw:text-style-name="P2" draw:layer="layout" svg:width="0.676cm" svg:height="1.185cm" svg:x="3.764cm" svg:y="21.653cm" svg:viewBox="0 0 677 1186" draw:points="677,0 0,0 0,1186 677,1186">
          <text:p/>
        </draw:polygon>
        <draw:polyline draw:style-name="gr3" draw:text-style-name="P3" draw:layer="layout" svg:width="0.676cm" svg:height="1.185cm" svg:x="3.764cm" svg:y="21.653cm" svg:viewBox="0 0 677 1186" draw:points="677,0 0,0 0,1186 677,1186">
          <text:p/>
        </draw:polyline>
        <draw:polyline draw:style-name="gr3" draw:text-style-name="P3" draw:layer="layout" svg:width="3.883cm" svg:height="1.185cm" svg:x="4.44cm" svg:y="21.653cm" svg:viewBox="0 0 3884 1186" draw:points="0,0 3884,0 3884,1186 0,1186">
          <text:p/>
        </draw:polyline>
        <draw:line draw:style-name="gr3" draw:text-style-name="P3" draw:layer="layout" svg:x1="4.44cm" svg:y1="21.653cm" svg:x2="4.44cm" svg:y2="22.838cm">
          <text:p/>
        </draw:line>
        <draw:frame draw:style-name="gr7" draw:text-style-name="P7" draw:layer="layout" svg:width="0.73cm" svg:height="0.666cm" draw:transform="rotate (1.5707963267949) translate (3.076cm 23.191cm)">
          <draw:text-box>
            <text:p text:style-name="P4"><text:span text:style-name="T3">bit</text:span></text:p>
          </draw:text-box>
        </draw:frame>
        <draw:frame draw:style-name="gr8" draw:text-style-name="P8" draw:layer="layout" svg:width="0.971cm" svg:height="0.225cm" draw:transform="rotate (1.5707963267949) translate (3.995cm 22.719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6cm" svg:height="1.184cm" svg:x="3.764cm" svg:y="22.838cm" svg:viewBox="0 0 677 1185" draw:points="677,0 0,0 0,1185 677,1185">
          <text:p/>
        </draw:polygon>
        <draw:polyline draw:style-name="gr3" draw:text-style-name="P3" draw:layer="layout" svg:width="0.676cm" svg:height="1.184cm" svg:x="3.764cm" svg:y="22.838cm" svg:viewBox="0 0 677 1185" draw:points="677,0 0,0 0,1185 677,1185">
          <text:p/>
        </draw:polyline>
        <draw:polyline draw:style-name="gr3" draw:text-style-name="P3" draw:layer="layout" svg:width="3.883cm" svg:height="1.184cm" svg:x="4.44cm" svg:y="22.838cm" svg:viewBox="0 0 3884 1185" draw:points="0,0 3884,0 3884,1185 0,1185">
          <text:p/>
        </draw:polyline>
        <draw:line draw:style-name="gr3" draw:text-style-name="P3" draw:layer="layout" svg:x1="4.44cm" svg:y1="22.838cm" svg:x2="4.44cm" svg:y2="24.022cm">
          <text:p/>
        </draw:line>
        <draw:frame draw:style-name="gr9" draw:text-style-name="P9" draw:layer="layout" svg:width="2.86cm" svg:height="0.492cm" svg:x="4.885cm" svg:y="21.992cm">
          <draw:text-box>
            <text:p text:style-name="P4"><text:span text:style-name="T5">1, 0 или NULL</text:span></text:p>
          </draw:text-box>
        </draw:frame>
        <draw:frame draw:style-name="gr8" draw:text-style-name="P8" draw:layer="layout" svg:width="0.764cm" svg:height="0.225cm" draw:transform="rotate (1.5707963267949) translate (3.995cm 23.798cm)">
          <draw:text-box>
            <text:p text:style-name="P4"><text:span text:style-name="T4">Память</text:span></text:p>
          </draw:text-box>
        </draw:frame>
        <draw:frame draw:style-name="gr13" draw:text-style-name="P13" draw:layer="layout" svg:width="3.384cm" svg:height="0.399cm" svg:x="5.011cm" svg:y="22.999cm">
          <draw:text-box>
            <text:p text:style-name="P4"><text:span text:style-name="T9">каждые 8 столбцов <text:s/></text:span></text:p>
          </draw:text-box>
        </draw:frame>
        <draw:polygon draw:style-name="gr2" draw:text-style-name="P2" draw:layer="layout" svg:width="0.846cm" svg:height="3.552cm" svg:x="2.918cm" svg:y="24.792cm" svg:viewBox="0 0 847 3553" draw:points="847,0 0,0 0,3553 847,3553">
          <text:p/>
        </draw:polygon>
        <draw:polyline draw:style-name="gr3" draw:text-style-name="P3" draw:layer="layout" svg:width="0.846cm" svg:height="3.552cm" svg:x="2.918cm" svg:y="24.792cm" svg:viewBox="0 0 847 3553" draw:points="847,0 0,0 0,3553 847,3553">
          <text:p/>
        </draw:polyline>
        <draw:polyline draw:style-name="gr3" draw:text-style-name="P3" draw:layer="layout" svg:width="4.567cm" svg:height="3.552cm" svg:x="3.764cm" svg:y="24.792cm" svg:viewBox="0 0 4568 3553" draw:points="0,0 4568,0 4568,3553 0,3553">
          <text:p/>
        </draw:polyline>
        <draw:line draw:style-name="gr3" draw:text-style-name="P3" draw:layer="layout" svg:x1="3.764cm" svg:y1="24.792cm" svg:x2="3.764cm" svg:y2="28.344cm">
          <text:p/>
        </draw:line>
        <draw:frame draw:style-name="gr13" draw:text-style-name="P13" draw:layer="layout" svg:width="1.06cm" svg:height="0.399cm" svg:x="6.123cm" svg:y="23.523cm">
          <draw:text-box>
            <text:p text:style-name="P4"><text:span text:style-name="T9">1 байт</text:span></text:p>
          </draw:text-box>
        </draw:frame>
        <draw:polygon draw:style-name="gr2" draw:text-style-name="P2" draw:layer="layout" svg:width="0.676cm" svg:height="1.184cm" svg:x="3.764cm" svg:y="24.792cm" svg:viewBox="0 0 677 1185" draw:points="677,0 0,0 0,1185 677,1185">
          <text:p/>
        </draw:polygon>
        <draw:polyline draw:style-name="gr3" draw:text-style-name="P3" draw:layer="layout" svg:width="0.676cm" svg:height="1.184cm" svg:x="3.764cm" svg:y="24.792cm" svg:viewBox="0 0 677 1185" draw:points="677,0 0,0 0,1185 677,1185">
          <text:p/>
        </draw:polyline>
        <draw:polyline draw:style-name="gr3" draw:text-style-name="P3" draw:layer="layout" svg:width="3.891cm" svg:height="1.184cm" svg:x="4.44cm" svg:y="24.792cm" svg:viewBox="0 0 3892 1185" draw:points="0,0 3892,0 3892,1185 0,1185">
          <text:p/>
        </draw:polyline>
        <draw:line draw:style-name="gr3" draw:text-style-name="P3" draw:layer="layout" svg:x1="4.44cm" svg:y1="24.792cm" svg:x2="4.44cm" svg:y2="25.976cm">
          <text:p/>
        </draw:line>
        <draw:frame draw:style-name="gr7" draw:text-style-name="P7" draw:layer="layout" svg:width="2.212cm" svg:height="0.666cm" draw:transform="rotate (1.5707963267949) translate (3.076cm 27.662cm)">
          <draw:text-box>
            <text:p text:style-name="P4"><text:span text:style-name="T3">decimal</text:span></text:p>
          </draw:text-box>
        </draw:frame>
        <draw:frame draw:style-name="gr8" draw:text-style-name="P8" draw:layer="layout" svg:width="0.971cm" svg:height="0.225cm" draw:transform="rotate (1.5707963267949) translate (3.995cm 25.857cm)">
          <draw:text-box>
            <text:p text:style-name="P4"><text:span text:style-name="T4">Диапазон</text:span></text:p>
          </draw:text-box>
        </draw:frame>
        <draw:frame draw:style-name="gr14" draw:text-style-name="P14" draw:layer="layout" svg:width="0.925cm" svg:height="0.378cm" svg:x="4.794cm" svg:y="25.281cm">
          <draw:text-box>
            <text:p text:style-name="P4"><text:span text:style-name="T10">от -10</text:span></text:p>
          </draw:text-box>
        </draw:frame>
        <draw:frame draw:style-name="gr15" draw:text-style-name="P15" draw:layer="layout" svg:width="0.408cm" svg:height="0.412cm" svg:x="5.713cm" svg:y="25.103cm">
          <draw:text-box>
            <text:p text:style-name="P4"><text:span text:style-name="T11">38</text:span></text:p>
          </draw:text-box>
        </draw:frame>
        <draw:frame draw:style-name="gr14" draw:text-style-name="P14" draw:layer="layout" svg:width="1.331cm" svg:height="0.378cm" svg:x="6.12cm" svg:y="25.281cm">
          <draw:text-box>
            <text:p text:style-name="P4"><text:span text:style-name="T10">+1 до 10</text:span></text:p>
          </draw:text-box>
        </draw:frame>
        <draw:frame draw:style-name="gr15" draw:text-style-name="P15" draw:layer="layout" svg:width="0.408cm" svg:height="0.412cm" svg:x="7.456cm" svg:y="25.103cm">
          <draw:text-box>
            <text:p text:style-name="P4"><text:span text:style-name="T11">38</text:span></text:p>
          </draw:text-box>
        </draw:frame>
        <draw:polygon draw:style-name="gr2" draw:text-style-name="P2" draw:layer="layout" svg:width="0.676cm" svg:height="2.368cm" svg:x="3.764cm" svg:y="25.976cm" svg:viewBox="0 0 677 2369" draw:points="677,0 0,0 0,2369 677,2369">
          <text:p/>
        </draw:polygon>
        <draw:polyline draw:style-name="gr3" draw:text-style-name="P3" draw:layer="layout" svg:width="0.676cm" svg:height="2.368cm" svg:x="3.764cm" svg:y="25.976cm" svg:viewBox="0 0 677 2369" draw:points="677,0 0,0 0,2369 677,2369">
          <text:p/>
        </draw:polyline>
        <draw:polyline draw:style-name="gr3" draw:text-style-name="P3" draw:layer="layout" svg:width="3.891cm" svg:height="2.368cm" svg:x="4.44cm" svg:y="25.976cm" svg:viewBox="0 0 3892 2369" draw:points="0,0 3892,0 3892,2369 0,2369">
          <text:p/>
        </draw:polyline>
        <draw:line draw:style-name="gr3" draw:text-style-name="P3" draw:layer="layout" svg:x1="4.44cm" svg:y1="25.976cm" svg:x2="4.44cm" svg:y2="28.344cm">
          <text:p/>
        </draw:line>
        <draw:frame draw:style-name="gr14" draw:text-style-name="P14" draw:layer="layout" svg:width="0.337cm" svg:height="0.378cm" svg:x="7.863cm" svg:y="25.281cm">
          <draw:text-box>
            <text:p text:style-name="P4"><text:span text:style-name="T10">-1</text:span></text:p>
          </draw:text-box>
        </draw:frame>
        <draw:frame draw:style-name="gr8" draw:text-style-name="P8" draw:layer="layout" svg:width="0.764cm" svg:height="0.225cm" draw:transform="rotate (1.5707963267949) translate (3.995cm 27.528cm)">
          <draw:text-box>
            <text:p text:style-name="P4"><text:span text:style-name="T4">Память</text:span></text:p>
          </draw:text-box>
        </draw:frame>
        <draw:frame draw:style-name="gr16" draw:text-style-name="P16" draw:layer="layout" svg:width="1.314cm" svg:height="0.323cm" svg:x="4.762cm" svg:y="26.071cm">
          <draw:text-box>
            <text:p text:style-name="P4"><text:span text:style-name="T12">Точность </text:span></text:p>
          </draw:text-box>
        </draw:frame>
        <draw:frame draw:style-name="gr16" draw:text-style-name="P16" draw:layer="layout" svg:width="0.287cm" svg:height="0.323cm" svg:x="5.363cm" svg:y="26.41cm">
          <draw:text-box>
            <text:p text:style-name="P4"><text:span text:style-name="T12"><text:s/></text:span></text:p>
          </draw:text-box>
        </draw:frame>
        <draw:frame draw:style-name="gr16" draw:text-style-name="P16" draw:layer="layout" svg:width="0.502cm" svg:height="0.323cm" svg:x="5.155cm" svg:y="26.748cm">
          <draw:text-box>
            <text:p text:style-name="P4"><text:span text:style-name="T12">1-9 </text:span></text:p>
          </draw:text-box>
        </draw:frame>
        <draw:frame draw:style-name="gr16" draw:text-style-name="P16" draw:layer="layout" svg:width="0.823cm" svg:height="0.323cm" svg:x="4.995cm" svg:y="27.086cm">
          <draw:text-box>
            <text:p text:style-name="P4"><text:span text:style-name="T12">10-19 </text:span></text:p>
          </draw:text-box>
        </draw:frame>
        <draw:frame draw:style-name="gr16" draw:text-style-name="P16" draw:layer="layout" svg:width="0.823cm" svg:height="0.323cm" svg:x="4.995cm" svg:y="27.425cm">
          <draw:text-box>
            <text:p text:style-name="P4"><text:span text:style-name="T12">20-28 </text:span></text:p>
          </draw:text-box>
        </draw:frame>
        <draw:path draw:style-name="gr2" draw:text-style-name="P2" draw:layer="layout" svg:width="0.338cm" svg:height="2.03cm" svg:x="6.124cm" svg:y="26.06cm" svg:viewBox="0 0 339 2031" svg:d="M339 0h-339zM339 2031h-339zM170 0v2031z">
          <text:p/>
        </draw:path>
        <draw:path draw:style-name="gr3" draw:text-style-name="P3" draw:layer="layout" svg:width="0.338cm" svg:height="2.03cm" svg:x="6.124cm" svg:y="26.06cm" svg:viewBox="0 0 339 2031" svg:d="M339 0h-339M339 2031h-339M170 0v2031">
          <text:p/>
        </draw:path>
        <draw:path draw:style-name="gr2" draw:text-style-name="P2" draw:layer="layout" svg:width="3.561cm" svg:height="0.339cm" svg:x="4.601cm" svg:y="26.39cm" svg:viewBox="0 0 3562 340" svg:d="M0 0v340zM3562 0v340zM0 170h3562z">
          <text:p/>
        </draw:path>
        <draw:path draw:style-name="gr3" draw:text-style-name="P3" draw:layer="layout" svg:width="3.561cm" svg:height="0.339cm" svg:x="4.601cm" svg:y="26.39cm" svg:viewBox="0 0 3562 340" svg:d="M0 0v340M3562 0v340M0 170h3562">
          <text:p/>
        </draw:path>
        <draw:frame draw:style-name="gr16" draw:text-style-name="P16" draw:layer="layout" svg:width="0.743cm" svg:height="0.323cm" svg:x="4.995cm" svg:y="27.763cm">
          <draw:text-box>
            <text:p text:style-name="P4"><text:span text:style-name="T12">29-38</text:span></text:p>
          </draw:text-box>
        </draw:frame>
        <draw:frame draw:style-name="gr16" draw:text-style-name="P16" draw:layer="layout" svg:width="0.933cm" svg:height="0.323cm" svg:x="7.155cm" svg:y="26.071cm">
          <draw:text-box>
            <text:p text:style-name="P4"><text:span text:style-name="T12">Байты </text:span></text:p>
          </draw:text-box>
        </draw:frame>
        <draw:frame draw:style-name="gr16" draw:text-style-name="P16" draw:layer="layout" svg:width="0.287cm" svg:height="0.323cm" svg:x="7.579cm" svg:y="26.41cm">
          <draw:text-box>
            <text:p text:style-name="P4"><text:span text:style-name="T12"><text:s/></text:span></text:p>
          </draw:text-box>
        </draw:frame>
        <draw:frame draw:style-name="gr16" draw:text-style-name="P16" draw:layer="layout" svg:width="0.287cm" svg:height="0.323cm" svg:x="7.499cm" svg:y="26.748cm">
          <draw:text-box>
            <text:p text:style-name="P4"><text:span text:style-name="T12">5 </text:span></text:p>
          </draw:text-box>
        </draw:frame>
        <draw:frame draw:style-name="gr16" draw:text-style-name="P16" draw:layer="layout" svg:width="0.287cm" svg:height="0.323cm" svg:x="7.499cm" svg:y="27.086cm">
          <draw:text-box>
            <text:p text:style-name="P4"><text:span text:style-name="T12">9 </text:span></text:p>
          </draw:text-box>
        </draw:frame>
        <draw:frame draw:style-name="gr16" draw:text-style-name="P16" draw:layer="layout" svg:width="0.404cm" svg:height="0.323cm" svg:x="7.419cm" svg:y="27.425cm">
          <draw:text-box>
            <text:p text:style-name="P4"><text:span text:style-name="T12">13 </text:span></text:p>
          </draw:text-box>
        </draw:frame>
        <draw:polygon draw:style-name="gr2" draw:text-style-name="P2" draw:layer="layout" svg:width="0.846cm" svg:height="3.552cm" svg:x="2.918cm" svg:y="29.182cm" svg:viewBox="0 0 847 3553" draw:points="847,0 0,0 0,3553 847,3553">
          <text:p/>
        </draw:polygon>
        <draw:polyline draw:style-name="gr3" draw:text-style-name="P3" draw:layer="layout" svg:width="0.846cm" svg:height="3.552cm" svg:x="2.918cm" svg:y="29.182cm" svg:viewBox="0 0 847 3553" draw:points="847,0 0,0 0,3553 847,3553">
          <text:p/>
        </draw:polyline>
        <draw:polyline draw:style-name="gr3" draw:text-style-name="P3" draw:layer="layout" svg:width="4.567cm" svg:height="3.552cm" svg:x="3.764cm" svg:y="29.182cm" svg:viewBox="0 0 4568 3553" draw:points="0,0 4568,0 4568,3553 0,3553">
          <text:p/>
        </draw:polyline>
        <draw:line draw:style-name="gr3" draw:text-style-name="P3" draw:layer="layout" svg:x1="3.764cm" svg:y1="29.182cm" svg:x2="3.764cm" svg:y2="32.734cm">
          <text:p/>
        </draw:line>
        <draw:frame draw:style-name="gr16" draw:text-style-name="P16" draw:layer="layout" svg:width="0.324cm" svg:height="0.323cm" svg:x="7.419cm" svg:y="27.763cm">
          <draw:text-box>
            <text:p text:style-name="P4"><text:span text:style-name="T12">17</text:span></text:p>
          </draw:text-box>
        </draw:frame>
        <draw:polygon draw:style-name="gr2" draw:text-style-name="P2" draw:layer="layout" svg:width="0.676cm" svg:height="1.184cm" svg:x="3.764cm" svg:y="29.182cm" svg:viewBox="0 0 677 1185" draw:points="677,0 0,0 0,1185 677,1185">
          <text:p/>
        </draw:polygon>
        <draw:polyline draw:style-name="gr3" draw:text-style-name="P3" draw:layer="layout" svg:width="0.676cm" svg:height="1.184cm" svg:x="3.764cm" svg:y="29.182cm" svg:viewBox="0 0 677 1185" draw:points="677,0 0,0 0,1185 677,1185">
          <text:p/>
        </draw:polyline>
        <draw:polyline draw:style-name="gr3" draw:text-style-name="P3" draw:layer="layout" svg:width="3.891cm" svg:height="1.184cm" svg:x="4.44cm" svg:y="29.182cm" svg:viewBox="0 0 3892 1185" draw:points="0,0 3892,0 3892,1185 0,1185">
          <text:p/>
        </draw:polyline>
        <draw:line draw:style-name="gr3" draw:text-style-name="P3" draw:layer="layout" svg:x1="4.44cm" svg:y1="29.182cm" svg:x2="4.44cm" svg:y2="30.366cm">
          <text:p/>
        </draw:line>
        <draw:frame draw:style-name="gr7" draw:text-style-name="P7" draw:layer="layout" svg:width="2.309cm" svg:height="0.666cm" draw:transform="rotate (1.5707963267949) translate (3.076cm 32.101cm)">
          <draw:text-box>
            <text:p text:style-name="P4"><text:span text:style-name="T3">numeric</text:span></text:p>
          </draw:text-box>
        </draw:frame>
        <draw:polygon draw:style-name="gr10" draw:text-style-name="P10" draw:layer="layout" svg:width="0.914cm" svg:height="0.372cm" svg:x="4.643cm" svg:y="29.562cm" svg:viewBox="0 0 915 373" draw:points="0,0 915,0 915,373 0,373">
          <text:p/>
        </draw:polygon>
        <draw:frame draw:style-name="gr8" draw:text-style-name="P8" draw:layer="layout" svg:width="0.971cm" svg:height="0.225cm" draw:transform="rotate (1.5707963267949) translate (3.995cm 30.247cm)">
          <draw:text-box>
            <text:p text:style-name="P4"><text:span text:style-name="T4">Диапазон</text:span></text:p>
          </draw:text-box>
        </draw:frame>
        <draw:polygon draw:style-name="gr10" draw:text-style-name="P10" draw:layer="layout" svg:width="0.406cm" svg:height="0.423cm" svg:x="5.557cm" svg:y="29.376cm" svg:viewBox="0 0 407 424" draw:points="0,0 407,0 407,424 0,424">
          <text:p/>
        </draw:polygon>
        <draw:frame draw:style-name="gr14" draw:text-style-name="P14" draw:layer="layout" svg:width="0.925cm" svg:height="0.378cm" svg:x="4.644cm" svg:y="29.561cm">
          <draw:text-box>
            <text:p text:style-name="P4"><text:span text:style-name="T10">от -10</text:span></text:p>
          </draw:text-box>
        </draw:frame>
        <draw:polygon draw:style-name="gr10" draw:text-style-name="P10" draw:layer="layout" svg:width="1.336cm" svg:height="0.372cm" svg:x="5.963cm" svg:y="29.562cm" svg:viewBox="0 0 1337 373" draw:points="0,0 1337,0 1337,373 0,373">
          <text:p/>
        </draw:polygon>
        <draw:frame draw:style-name="gr15" draw:text-style-name="P15" draw:layer="layout" svg:width="0.408cm" svg:height="0.412cm" svg:x="5.562cm" svg:y="29.383cm">
          <draw:text-box>
            <text:p text:style-name="P4"><text:span text:style-name="T11">38</text:span></text:p>
          </draw:text-box>
        </draw:frame>
        <draw:polygon draw:style-name="gr10" draw:text-style-name="P10" draw:layer="layout" svg:width="0.406cm" svg:height="0.423cm" svg:x="7.299cm" svg:y="29.376cm" svg:viewBox="0 0 407 424" draw:points="0,0 407,0 407,424 0,424">
          <text:p/>
        </draw:polygon>
        <draw:frame draw:style-name="gr14" draw:text-style-name="P14" draw:layer="layout" svg:width="1.331cm" svg:height="0.378cm" svg:x="5.97cm" svg:y="29.561cm">
          <draw:text-box>
            <text:p text:style-name="P4"><text:span text:style-name="T10">+1 до 10</text:span></text:p>
          </draw:text-box>
        </draw:frame>
        <draw:polygon draw:style-name="gr10" draw:text-style-name="P10" draw:layer="layout" svg:width="0.305cm" svg:height="0.372cm" svg:x="7.705cm" svg:y="29.562cm" svg:viewBox="0 0 306 373" draw:points="0,0 306,0 306,373 0,373">
          <text:p/>
        </draw:polygon>
        <draw:frame draw:style-name="gr15" draw:text-style-name="P15" draw:layer="layout" svg:width="0.408cm" svg:height="0.412cm" svg:x="7.305cm" svg:y="29.383cm">
          <draw:text-box>
            <text:p text:style-name="P4"><text:span text:style-name="T11">38</text:span></text:p>
          </draw:text-box>
        </draw:frame>
        <draw:polygon draw:style-name="gr2" draw:text-style-name="P2" draw:layer="layout" svg:width="0.676cm" svg:height="2.368cm" svg:x="3.764cm" svg:y="30.366cm" svg:viewBox="0 0 677 2369" draw:points="677,0 0,0 0,2369 677,2369">
          <text:p/>
        </draw:polygon>
        <draw:polyline draw:style-name="gr3" draw:text-style-name="P3" draw:layer="layout" svg:width="0.676cm" svg:height="2.368cm" svg:x="3.764cm" svg:y="30.366cm" svg:viewBox="0 0 677 2369" draw:points="677,0 0,0 0,2369 677,2369">
          <text:p/>
        </draw:polyline>
        <draw:polyline draw:style-name="gr3" draw:text-style-name="P3" draw:layer="layout" svg:width="3.891cm" svg:height="2.368cm" svg:x="4.44cm" svg:y="30.366cm" svg:viewBox="0 0 3892 2369" draw:points="0,0 3892,0 3892,2369 0,2369">
          <text:p/>
        </draw:polyline>
        <draw:line draw:style-name="gr3" draw:text-style-name="P3" draw:layer="layout" svg:x1="4.44cm" svg:y1="30.366cm" svg:x2="4.44cm" svg:y2="32.734cm">
          <text:p/>
        </draw:line>
        <draw:frame draw:style-name="gr14" draw:text-style-name="P14" draw:layer="layout" svg:width="0.337cm" svg:height="0.378cm" svg:x="7.713cm" svg:y="29.561cm">
          <draw:text-box>
            <text:p text:style-name="P4"><text:span text:style-name="T10">-1</text:span></text:p>
          </draw:text-box>
        </draw:frame>
        <draw:frame draw:style-name="gr8" draw:text-style-name="P8" draw:layer="layout" svg:width="0.764cm" svg:height="0.225cm" draw:transform="rotate (1.5707963267949) translate (3.995cm 31.918cm)">
          <draw:text-box>
            <text:p text:style-name="P4"><text:span text:style-name="T4">Память</text:span></text:p>
          </draw:text-box>
        </draw:frame>
        <draw:frame draw:style-name="gr16" draw:text-style-name="P16" draw:layer="layout" svg:width="0.933cm" svg:height="0.323cm" svg:x="6.817cm" svg:y="30.368cm">
          <draw:text-box>
            <text:p text:style-name="P4"><text:span text:style-name="T12">Байты </text:span></text:p>
          </draw:text-box>
        </draw:frame>
        <draw:frame draw:style-name="gr16" draw:text-style-name="P16" draw:layer="layout" svg:width="0.287cm" svg:height="0.323cm" svg:x="7.241cm" svg:y="30.707cm">
          <draw:text-box>
            <text:p text:style-name="P4"><text:span text:style-name="T12"><text:s/></text:span></text:p>
          </draw:text-box>
        </draw:frame>
        <draw:frame draw:style-name="gr16" draw:text-style-name="P16" draw:layer="layout" svg:width="0.287cm" svg:height="0.323cm" svg:x="7.16cm" svg:y="31.045cm">
          <draw:text-box>
            <text:p text:style-name="P4"><text:span text:style-name="T12">5 </text:span></text:p>
          </draw:text-box>
        </draw:frame>
        <draw:frame draw:style-name="gr16" draw:text-style-name="P16" draw:layer="layout" svg:width="0.287cm" svg:height="0.323cm" svg:x="7.16cm" svg:y="31.383cm">
          <draw:text-box>
            <text:p text:style-name="P4"><text:span text:style-name="T12">9 </text:span></text:p>
          </draw:text-box>
        </draw:frame>
        <draw:frame draw:style-name="gr16" draw:text-style-name="P16" draw:layer="layout" svg:width="0.404cm" svg:height="0.323cm" svg:x="7.081cm" svg:y="31.722cm">
          <draw:text-box>
            <text:p text:style-name="P4"><text:span text:style-name="T12">13 </text:span></text:p>
          </draw:text-box>
        </draw:frame>
        <draw:path draw:style-name="gr2" draw:text-style-name="P2" draw:layer="layout" svg:width="0.338cm" svg:height="2.03cm" svg:x="6.124cm" svg:y="30.45cm" svg:viewBox="0 0 339 2031" svg:d="M339 0h-339zM339 2031h-339zM170 0v2031z">
          <text:p/>
        </draw:path>
        <draw:path draw:style-name="gr3" draw:text-style-name="P3" draw:layer="layout" svg:width="0.338cm" svg:height="2.03cm" svg:x="6.124cm" svg:y="30.45cm" svg:viewBox="0 0 339 2031" svg:d="M339 0h-339M339 2031h-339M170 0v2031">
          <text:p/>
        </draw:path>
        <draw:frame draw:style-name="gr16" draw:text-style-name="P16" draw:layer="layout" svg:width="0.324cm" svg:height="0.323cm" svg:x="7.081cm" svg:y="32.06cm">
          <draw:text-box>
            <text:p text:style-name="P4"><text:span text:style-name="T12">17</text:span></text:p>
          </draw:text-box>
        </draw:frame>
        <draw:frame draw:style-name="gr16" draw:text-style-name="P16" draw:layer="layout" svg:width="1.314cm" svg:height="0.323cm" svg:x="4.762cm" svg:y="30.368cm">
          <draw:text-box>
            <text:p text:style-name="P4"><text:span text:style-name="T12">Точность </text:span></text:p>
          </draw:text-box>
        </draw:frame>
        <draw:frame draw:style-name="gr16" draw:text-style-name="P16" draw:layer="layout" svg:width="0.287cm" svg:height="0.323cm" svg:x="5.363cm" svg:y="30.707cm">
          <draw:text-box>
            <text:p text:style-name="P4"><text:span text:style-name="T12"><text:s/></text:span></text:p>
          </draw:text-box>
        </draw:frame>
        <draw:frame draw:style-name="gr16" draw:text-style-name="P16" draw:layer="layout" svg:width="0.502cm" svg:height="0.323cm" svg:x="5.155cm" svg:y="31.045cm">
          <draw:text-box>
            <text:p text:style-name="P4"><text:span text:style-name="T12">1-9 </text:span></text:p>
          </draw:text-box>
        </draw:frame>
        <draw:frame draw:style-name="gr16" draw:text-style-name="P16" draw:layer="layout" svg:width="0.823cm" svg:height="0.323cm" svg:x="4.995cm" svg:y="31.383cm">
          <draw:text-box>
            <text:p text:style-name="P4"><text:span text:style-name="T12">10-19 </text:span></text:p>
          </draw:text-box>
        </draw:frame>
        <draw:frame draw:style-name="gr16" draw:text-style-name="P16" draw:layer="layout" svg:width="0.823cm" svg:height="0.323cm" svg:x="4.995cm" svg:y="31.722cm">
          <draw:text-box>
            <text:p text:style-name="P4"><text:span text:style-name="T12">20-28 </text:span></text:p>
          </draw:text-box>
        </draw:frame>
        <draw:path draw:style-name="gr2" draw:text-style-name="P2" draw:layer="layout" svg:width="3.561cm" svg:height="0.338cm" svg:x="4.601cm" svg:y="30.704cm" svg:viewBox="0 0 3562 339" svg:d="M0 0v339zM3562 0v339zM0 169h3562z">
          <text:p/>
        </draw:path>
        <draw:path draw:style-name="gr3" draw:text-style-name="P3" draw:layer="layout" svg:width="3.561cm" svg:height="0.338cm" svg:x="4.601cm" svg:y="30.704cm" svg:viewBox="0 0 3562 339" svg:d="M0 0v339M3562 0v339M0 169h3562">
          <text:p/>
        </draw:path>
        <draw:polygon draw:style-name="gr2" draw:text-style-name="P2" draw:layer="layout" svg:width="0.846cm" svg:height="2.368cm" svg:x="2.918cm" svg:y="33.411cm" svg:viewBox="0 0 847 2369" draw:points="847,0 0,0 0,2369 847,2369">
          <text:p/>
        </draw:polygon>
        <draw:polyline draw:style-name="gr3" draw:text-style-name="P3" draw:layer="layout" svg:width="0.846cm" svg:height="2.368cm" svg:x="2.918cm" svg:y="33.411cm" svg:viewBox="0 0 847 2369" draw:points="847,0 0,0 0,2369 847,2369">
          <text:p/>
        </draw:polyline>
        <draw:polyline draw:style-name="gr3" draw:text-style-name="P3" draw:layer="layout" svg:width="4.567cm" svg:height="2.368cm" svg:x="3.764cm" svg:y="33.411cm" svg:viewBox="0 0 4568 2369" draw:points="0,0 4568,0 4568,2369 0,2369">
          <text:p/>
        </draw:polyline>
        <draw:line draw:style-name="gr3" draw:text-style-name="P3" draw:layer="layout" svg:x1="3.764cm" svg:y1="33.411cm" svg:x2="3.764cm" svg:y2="35.779cm">
          <text:p/>
        </draw:line>
        <draw:frame draw:style-name="gr16" draw:text-style-name="P16" draw:layer="layout" svg:width="0.743cm" svg:height="0.323cm" svg:x="4.995cm" svg:y="32.06cm">
          <draw:text-box>
            <text:p text:style-name="P4"><text:span text:style-name="T12">29-38</text:span></text:p>
          </draw:text-box>
        </draw:frame>
        <draw:polygon draw:style-name="gr2" draw:text-style-name="P2" draw:layer="layout" svg:width="0.676cm" svg:height="1.184cm" svg:x="3.764cm" svg:y="33.411cm" svg:viewBox="0 0 677 1185" draw:points="677,0 0,0 0,1185 677,1185">
          <text:p/>
        </draw:polygon>
        <draw:polyline draw:style-name="gr3" draw:text-style-name="P3" draw:layer="layout" svg:width="0.676cm" svg:height="1.184cm" svg:x="3.764cm" svg:y="33.411cm" svg:viewBox="0 0 677 1185" draw:points="677,0 0,0 0,1185 677,1185">
          <text:p/>
        </draw:polyline>
        <draw:polyline draw:style-name="gr3" draw:text-style-name="P3" draw:layer="layout" svg:width="3.891cm" svg:height="1.184cm" svg:x="4.44cm" svg:y="33.411cm" svg:viewBox="0 0 3892 1185" draw:points="0,0 3892,0 3892,1185 0,1185">
          <text:p/>
        </draw:polyline>
        <draw:line draw:style-name="gr3" draw:text-style-name="P3" draw:layer="layout" svg:x1="4.44cm" svg:y1="33.411cm" svg:x2="4.44cm" svg:y2="34.595cm">
          <text:p/>
        </draw:line>
        <draw:frame draw:style-name="gr7" draw:text-style-name="P7" draw:layer="layout" svg:width="1.915cm" svg:height="0.666cm" draw:transform="rotate (1.5707963267949) translate (3.076cm 35.541cm)">
          <draw:text-box>
            <text:p text:style-name="P4"><text:span text:style-name="T3">money</text:span></text:p>
          </draw:text-box>
        </draw:frame>
        <draw:frame draw:style-name="gr8" draw:text-style-name="P8" draw:layer="layout" svg:width="0.971cm" svg:height="0.225cm" draw:transform="rotate (1.5707963267949) translate (3.995cm 34.476cm)">
          <draw:text-box>
            <text:p text:style-name="P4"><text:span text:style-name="T4">Диапазон</text:span></text:p>
          </draw:text-box>
        </draw:frame>
        <draw:frame draw:style-name="gr17" draw:text-style-name="P17" draw:layer="layout" svg:width="3.427cm" svg:height="0.285cm" svg:x="4.573cm" svg:y="33.723cm">
          <draw:text-box>
            <text:p text:style-name="P4"><text:span text:style-name="T13">от -922,337,203,685,477.5808</text:span></text:p>
          </draw:text-box>
        </draw:frame>
        <draw:polygon draw:style-name="gr2" draw:text-style-name="P2" draw:layer="layout" svg:width="0.676cm" svg:height="1.184cm" svg:x="3.764cm" svg:y="34.595cm" svg:viewBox="0 0 677 1185" draw:points="677,0 0,0 0,1185 677,1185">
          <text:p/>
        </draw:polygon>
        <draw:polyline draw:style-name="gr3" draw:text-style-name="P3" draw:layer="layout" svg:width="0.676cm" svg:height="1.184cm" svg:x="3.764cm" svg:y="34.595cm" svg:viewBox="0 0 677 1185" draw:points="677,0 0,0 0,1185 677,1185">
          <text:p/>
        </draw:polyline>
        <draw:polyline draw:style-name="gr3" draw:text-style-name="P3" draw:layer="layout" svg:width="3.891cm" svg:height="1.184cm" svg:x="4.44cm" svg:y="34.595cm" svg:viewBox="0 0 3892 1185" draw:points="0,0 3892,0 3892,1185 0,1185">
          <text:p/>
        </draw:polyline>
        <draw:line draw:style-name="gr3" draw:text-style-name="P3" draw:layer="layout" svg:x1="4.44cm" svg:y1="34.595cm" svg:x2="4.44cm" svg:y2="35.779cm">
          <text:p/>
        </draw:line>
        <draw:frame draw:style-name="gr17" draw:text-style-name="P17" draw:layer="layout" svg:width="3.376cm" svg:height="0.285cm" svg:x="4.596cm" svg:y="34.028cm">
          <draw:text-box>
            <text:p text:style-name="P4"><text:span text:style-name="T13">до 922,337,203,685,477.5807</text:span></text:p>
          </draw:text-box>
        </draw:frame>
        <draw:frame draw:style-name="gr8" draw:text-style-name="P8" draw:layer="layout" svg:width="0.764cm" svg:height="0.225cm" draw:transform="rotate (1.5707963267949) translate (3.995cm 35.555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8cm" svg:x="2.918cm" svg:y="36.287cm" svg:viewBox="0 0 847 2369" draw:points="847,0 0,0 0,2369 847,2369">
          <text:p/>
        </draw:polygon>
        <draw:polyline draw:style-name="gr3" draw:text-style-name="P3" draw:layer="layout" svg:width="0.846cm" svg:height="2.368cm" svg:x="2.918cm" svg:y="36.287cm" svg:viewBox="0 0 847 2369" draw:points="847,0 0,0 0,2369 847,2369">
          <text:p/>
        </draw:polyline>
        <draw:polyline draw:style-name="gr3" draw:text-style-name="P3" draw:layer="layout" svg:width="4.567cm" svg:height="2.368cm" svg:x="3.764cm" svg:y="36.287cm" svg:viewBox="0 0 4568 2369" draw:points="0,0 4568,0 4568,2369 0,2369">
          <text:p/>
        </draw:polyline>
        <draw:line draw:style-name="gr3" draw:text-style-name="P3" draw:layer="layout" svg:x1="3.764cm" svg:y1="36.287cm" svg:x2="3.764cm" svg:y2="38.655cm">
          <text:p/>
        </draw:line>
        <draw:frame draw:style-name="gr9" draw:text-style-name="P9" draw:layer="layout" svg:width="1.319cm" svg:height="0.492cm" svg:x="5.575cm" svg:y="34.933cm">
          <draw:text-box>
            <text:p text:style-name="P4"><text:span text:style-name="T5">8 байт</text:span></text:p>
          </draw:text-box>
        </draw:frame>
        <draw:polygon draw:style-name="gr2" draw:text-style-name="P2" draw:layer="layout" svg:width="0.676cm" svg:height="1.184cm" svg:x="3.764cm" svg:y="36.287cm" svg:viewBox="0 0 677 1185" draw:points="677,0 0,0 0,1185 677,1185">
          <text:p/>
        </draw:polygon>
        <draw:polyline draw:style-name="gr3" draw:text-style-name="P3" draw:layer="layout" svg:width="0.676cm" svg:height="1.184cm" svg:x="3.764cm" svg:y="36.287cm" svg:viewBox="0 0 677 1185" draw:points="677,0 0,0 0,1185 677,1185">
          <text:p/>
        </draw:polyline>
        <draw:polyline draw:style-name="gr3" draw:text-style-name="P3" draw:layer="layout" svg:width="3.891cm" svg:height="1.184cm" svg:x="4.44cm" svg:y="36.287cm" svg:viewBox="0 0 3892 1185" draw:points="0,0 3892,0 3892,1185 0,1185">
          <text:p/>
        </draw:polyline>
        <draw:line draw:style-name="gr3" draw:text-style-name="P3" draw:layer="layout" svg:x1="4.44cm" svg:y1="36.287cm" svg:x2="4.44cm" svg:y2="37.471cm">
          <text:p/>
        </draw:line>
        <draw:frame draw:style-name="gr18" draw:text-style-name="P18" draw:layer="layout" svg:width="2.153cm" svg:height="0.42cm" draw:transform="rotate (1.5707963267949) translate (3.165cm 38.538cm)">
          <draw:text-box>
            <text:p text:style-name="P4"><text:span text:style-name="T14">smallmoney</text:span></text:p>
          </draw:text-box>
        </draw:frame>
        <draw:frame draw:style-name="gr8" draw:text-style-name="P8" draw:layer="layout" svg:width="0.971cm" svg:height="0.225cm" draw:transform="rotate (1.5707963267949) translate (3.995cm 37.352cm)">
          <draw:text-box>
            <text:p text:style-name="P4"><text:span text:style-name="T4">Диапазон</text:span></text:p>
          </draw:text-box>
        </draw:frame>
        <draw:frame draw:style-name="gr17" draw:text-style-name="P17" draw:layer="layout" svg:width="1.954cm" svg:height="0.285cm" svg:x="5.314cm" svg:y="36.599cm">
          <draw:text-box>
            <text:p text:style-name="P4"><text:span text:style-name="T13">от -214 748.3648</text:span></text:p>
          </draw:text-box>
        </draw:frame>
        <draw:polygon draw:style-name="gr2" draw:text-style-name="P2" draw:layer="layout" svg:width="0.676cm" svg:height="1.184cm" svg:x="3.764cm" svg:y="37.471cm" svg:viewBox="0 0 677 1185" draw:points="677,0 0,0 0,1185 677,1185">
          <text:p/>
        </draw:polygon>
        <draw:polyline draw:style-name="gr3" draw:text-style-name="P3" draw:layer="layout" svg:width="0.676cm" svg:height="1.184cm" svg:x="3.764cm" svg:y="37.471cm" svg:viewBox="0 0 677 1185" draw:points="677,0 0,0 0,1185 677,1185">
          <text:p/>
        </draw:polyline>
        <draw:polyline draw:style-name="gr3" draw:text-style-name="P3" draw:layer="layout" svg:width="3.891cm" svg:height="1.184cm" svg:x="4.44cm" svg:y="37.471cm" svg:viewBox="0 0 3892 1185" draw:points="0,0 3892,0 3892,1185 0,1185">
          <text:p/>
        </draw:polyline>
        <draw:line draw:style-name="gr3" draw:text-style-name="P3" draw:layer="layout" svg:x1="4.44cm" svg:y1="37.471cm" svg:x2="4.44cm" svg:y2="38.655cm">
          <text:p/>
        </draw:line>
        <draw:frame draw:style-name="gr17" draw:text-style-name="P17" draw:layer="layout" svg:width="1.903cm" svg:height="0.285cm" svg:x="5.337cm" svg:y="36.904cm">
          <draw:text-box>
            <text:p text:style-name="P4"><text:span text:style-name="T13">до 214 748.3647</text:span></text:p>
          </draw:text-box>
        </draw:frame>
        <draw:frame draw:style-name="gr8" draw:text-style-name="P8" draw:layer="layout" svg:width="0.764cm" svg:height="0.225cm" draw:transform="rotate (1.5707963267949) translate (3.995cm 38.431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761cm" svg:height="2.03cm" svg:x="10.607cm" svg:y="8.974cm" svg:viewBox="0 0 762 2031" draw:points="0,0 169,0 169,1684 440,1684 440,1507 762,1769 440,2031 440,1853 0,1853">
          <text:p/>
        </draw:polygon>
        <draw:polygon draw:style-name="gr3" draw:text-style-name="P3" draw:layer="layout" svg:width="0.761cm" svg:height="2.03cm" svg:x="10.607cm" svg:y="8.974cm" svg:viewBox="0 0 762 2031" draw:points="0,0 169,0 169,1684 440,1684 440,1507 762,1769 440,2031 440,1853 0,1853">
          <text:p/>
        </draw:polygon>
        <draw:polyline draw:style-name="gr3" draw:text-style-name="P3" draw:layer="layout" svg:width="0.322cm" svg:height="0.524cm" svg:x="11.046cm" svg:y="10.48cm" svg:viewBox="0 0 323 525" draw:points="0,177 0,0 323,263 0,525 0,347">
          <text:p/>
        </draw:polyline>
        <draw:polygon draw:style-name="gr2" draw:text-style-name="P2" draw:layer="layout" svg:width="0.761cm" svg:height="4.821cm" svg:x="10.607cm" svg:y="8.974cm" svg:viewBox="0 0 762 4822" draw:points="0,0 169,0 169,4476 440,4476 440,4298 762,4560 440,4822 440,4645 0,4645">
          <text:p/>
        </draw:polygon>
        <draw:polygon draw:style-name="gr3" draw:text-style-name="P3" draw:layer="layout" svg:width="0.761cm" svg:height="4.821cm" svg:x="10.607cm" svg:y="8.974cm" svg:viewBox="0 0 762 4822" draw:points="0,0 169,0 169,4476 440,4476 440,4298 762,4560 440,4822 440,4645 0,4645">
          <text:p/>
        </draw:polygon>
        <draw:polyline draw:style-name="gr3" draw:text-style-name="P3" draw:layer="layout" svg:width="0.322cm" svg:height="0.524cm" svg:x="11.046cm" svg:y="13.271cm" svg:viewBox="0 0 323 525" draw:points="0,179 0,0 323,263 0,525 0,348">
          <text:p/>
        </draw:polyline>
        <draw:path draw:style-name="gr2" draw:text-style-name="P2" draw:layer="layout" svg:width="6.597cm" svg:height="1.861cm" svg:x="10.353cm" svg:y="7.105cm" svg:viewBox="0 0 6598 1862" svg:d="M279 0h6040c19 0 37 1 55 5s35 9 52 16 33 16 48 26c16 10 30 22 43 34 13 13 24 28 34 43 11 15 19 31 26 48s13 34 16 52c4 18 5 37 5 55v1303c0 19-1 37-5 55-3 18-9 35-16 52s-15 33-26 49c-10 15-21 29-34 42s-27 24-43 35c-15 10-31 18-48 25s-34 13-52 16c-18 4-36 6-55 6h-6040c-18 0-37-2-55-6-17-3-35-9-52-16s-33-15-48-25c-15-11-29-22-42-35s-25-27-35-42c-10-16-19-32-26-49s-12-34-16-52c-3-18-5-36-5-55v-1303c0-18 2-37 5-55 4-18 9-35 16-52s16-33 26-48 22-30 35-43c13-12 27-24 42-34s31-19 48-26 35-12 52-16c18-4 37-5 55-5z">
          <text:p/>
        </draw:path>
        <draw:frame draw:style-name="gr9" draw:text-style-name="P9" draw:layer="layout" svg:width="1.564cm" svg:height="0.492cm" svg:x="5.269cm" svg:y="37.809cm">
          <draw:text-box>
            <text:p text:style-name="P4"><text:span text:style-name="T5">4 байта</text:span></text:p>
          </draw:text-box>
        </draw:frame>
        <draw:frame draw:style-name="gr6" draw:text-style-name="P6" draw:layer="layout" svg:width="5.527cm" svg:height="0.696cm" svg:x="10.888cm" svg:y="7.376cm">
          <draw:text-box>
            <text:p text:style-name="P4"><text:span text:style-name="T2">Приблизительные</text:span></text:p>
          </draw:text-box>
        </draw:frame>
        <draw:polygon draw:style-name="gr2" draw:text-style-name="P2" draw:layer="layout" svg:width="0.846cm" svg:height="2.538cm" svg:x="11.376cm" svg:y="9.473cm" svg:viewBox="0 0 847 2539" draw:points="847,0 0,0 0,2539 847,2539">
          <text:p/>
        </draw:polygon>
        <draw:polyline draw:style-name="gr3" draw:text-style-name="P3" draw:layer="layout" svg:width="0.846cm" svg:height="2.538cm" svg:x="11.376cm" svg:y="9.473cm" svg:viewBox="0 0 847 2539" draw:points="847,0 0,0 0,2539 847,2539">
          <text:p/>
        </draw:polyline>
        <draw:polyline draw:style-name="gr3" draw:text-style-name="P3" draw:layer="layout" svg:width="4.568cm" svg:height="2.538cm" svg:x="12.222cm" svg:y="9.473cm" svg:viewBox="0 0 4569 2539" draw:points="0,0 4569,0 4569,2539 0,2539">
          <text:p/>
        </draw:polyline>
        <draw:line draw:style-name="gr3" draw:text-style-name="P3" draw:layer="layout" svg:x1="12.222cm" svg:y1="9.473cm" svg:x2="12.222cm" svg:y2="12.011cm">
          <text:p/>
        </draw:line>
        <draw:frame draw:style-name="gr6" draw:text-style-name="P6" draw:layer="layout" svg:width="1.928cm" svg:height="0.696cm" svg:x="12.683cm" svg:y="8.07cm">
          <draw:text-box>
            <text:p text:style-name="P4"><text:span text:style-name="T2"><text:s/></text:span><text:span text:style-name="T2">числа</text:span></text:p>
          </draw:text-box>
        </draw:frame>
        <draw:polygon draw:style-name="gr2" draw:text-style-name="P2" draw:layer="layout" svg:width="0.677cm" svg:height="1.184cm" svg:x="12.222cm" svg:y="9.473cm" svg:viewBox="0 0 678 1185" draw:points="678,0 0,0 0,1185 678,1185">
          <text:p/>
        </draw:polygon>
        <draw:polyline draw:style-name="gr3" draw:text-style-name="P3" draw:layer="layout" svg:width="0.677cm" svg:height="1.184cm" svg:x="12.222cm" svg:y="9.473cm" svg:viewBox="0 0 678 1185" draw:points="678,0 0,0 0,1185 678,1185">
          <text:p/>
        </draw:polyline>
        <draw:polyline draw:style-name="gr3" draw:text-style-name="P3" draw:layer="layout" svg:width="3.891cm" svg:height="1.184cm" svg:x="12.899cm" svg:y="9.473cm" svg:viewBox="0 0 3892 1185" draw:points="0,0 3892,0 3892,1185 0,1185">
          <text:p/>
        </draw:polyline>
        <draw:line draw:style-name="gr3" draw:text-style-name="P3" draw:layer="layout" svg:x1="12.899cm" svg:y1="9.473cm" svg:x2="12.899cm" svg:y2="10.657cm">
          <text:p/>
        </draw:line>
        <draw:frame draw:style-name="gr7" draw:text-style-name="P7" draw:layer="layout" svg:width="1.259cm" svg:height="0.666cm" draw:transform="rotate (1.5707963267949) translate (11.535cm 11.359cm)">
          <draw:text-box>
            <text:p text:style-name="P4"><text:span text:style-name="T3">float</text:span></text:p>
          </draw:text-box>
        </draw:frame>
        <draw:frame draw:style-name="gr8" draw:text-style-name="P8" draw:layer="layout" svg:width="0.971cm" svg:height="0.225cm" draw:transform="rotate (1.5707963267949) translate (12.453cm 10.539cm)">
          <draw:text-box>
            <text:p text:style-name="P4"><text:span text:style-name="T4">Диапазон</text:span></text:p>
          </draw:text-box>
        </draw:frame>
        <draw:frame draw:style-name="gr19" draw:text-style-name="P19" draw:layer="layout" svg:width="3.66cm" svg:height="0.306cm" svg:x="13.079cm" svg:y="9.592cm">
          <draw:text-box>
            <text:p text:style-name="P4"><text:span text:style-name="T15">от -1,79Е+308 до -2,23Е-308 </text:span></text:p>
          </draw:text-box>
        </draw:frame>
        <draw:frame draw:style-name="gr19" draw:text-style-name="P19" draw:layer="layout" svg:width="0.27cm" svg:height="0.306cm" svg:x="14.778cm" svg:y="9.914cm">
          <draw:text-box>
            <text:p text:style-name="P4"><text:span text:style-name="T15">0 </text:span></text:p>
          </draw:text-box>
        </draw:frame>
        <draw:polygon draw:style-name="gr2" draw:text-style-name="P2" draw:layer="layout" svg:width="0.677cm" svg:height="1.354cm" svg:x="12.222cm" svg:y="10.657cm" svg:viewBox="0 0 678 1355" draw:points="678,0 0,0 0,1355 678,1355">
          <text:p/>
        </draw:polygon>
        <draw:polyline draw:style-name="gr3" draw:text-style-name="P3" draw:layer="layout" svg:width="0.677cm" svg:height="1.354cm" svg:x="12.222cm" svg:y="10.657cm" svg:viewBox="0 0 678 1355" draw:points="678,0 0,0 0,1355 678,1355">
          <text:p/>
        </draw:polyline>
        <draw:polyline draw:style-name="gr3" draw:text-style-name="P3" draw:layer="layout" svg:width="3.891cm" svg:height="1.354cm" svg:x="12.899cm" svg:y="10.657cm" svg:viewBox="0 0 3892 1355" draw:points="0,0 3892,0 3892,1355 0,1355">
          <text:p/>
        </draw:polyline>
        <draw:line draw:style-name="gr3" draw:text-style-name="P3" draw:layer="layout" svg:x1="12.899cm" svg:y1="10.657cm" svg:x2="12.899cm" svg:y2="12.011cm">
          <text:p/>
        </draw:line>
        <draw:frame draw:style-name="gr19" draw:text-style-name="P19" draw:layer="layout" svg:width="3.406cm" svg:height="0.306cm" svg:x="13.169cm" svg:y="10.235cm">
          <draw:text-box>
            <text:p text:style-name="P4"><text:span text:style-name="T15">от 2,23Е-308 до 1,79Е+308</text:span></text:p>
          </draw:text-box>
        </draw:frame>
        <draw:frame draw:style-name="gr8" draw:text-style-name="P8" draw:layer="layout" svg:width="0.764cm" svg:height="0.225cm" draw:transform="rotate (1.5707963267949) translate (12.453cm 11.702cm)">
          <draw:text-box>
            <text:p text:style-name="P4"><text:span text:style-name="T4">Память</text:span></text:p>
          </draw:text-box>
        </draw:frame>
        <draw:frame draw:style-name="gr17" draw:text-style-name="P17" draw:layer="layout" svg:width="1.153cm" svg:height="0.285cm" svg:x="13.309cm" svg:y="10.657cm">
          <draw:text-box>
            <text:p text:style-name="P4"><text:span text:style-name="T13">Точность </text:span></text:p>
          </draw:text-box>
        </draw:frame>
        <draw:frame draw:style-name="gr17" draw:text-style-name="P17" draw:layer="layout" svg:width="0.253cm" svg:height="0.285cm" svg:x="13.838cm" svg:y="10.961cm">
          <draw:text-box>
            <text:p text:style-name="P4"><text:span text:style-name="T13"><text:s/></text:span></text:p>
          </draw:text-box>
        </draw:frame>
        <draw:frame draw:style-name="gr17" draw:text-style-name="P17" draw:layer="layout" svg:width="0.921cm" svg:height="0.285cm" svg:x="13.414cm" svg:y="11.266cm">
          <draw:text-box>
            <text:p text:style-name="P4"><text:span text:style-name="T13">7 цифр </text:span></text:p>
          </draw:text-box>
        </draw:frame>
        <draw:frame draw:style-name="gr17" draw:text-style-name="P17" draw:layer="layout" svg:width="1.137cm" svg:height="0.285cm" svg:x="13.268cm" svg:y="11.57cm">
          <draw:text-box>
            <text:p text:style-name="P4"><text:span text:style-name="T13">15 знаков</text:span></text:p>
          </draw:text-box>
        </draw:frame>
        <draw:frame draw:style-name="gr17" draw:text-style-name="P17" draw:layer="layout" svg:width="0.819cm" svg:height="0.285cm" svg:x="15.393cm" svg:y="10.657cm">
          <draw:text-box>
            <text:p text:style-name="P4"><text:span text:style-name="T13">Байты </text:span></text:p>
          </draw:text-box>
        </draw:frame>
        <draw:frame draw:style-name="gr17" draw:text-style-name="P17" draw:layer="layout" svg:width="0.253cm" svg:height="0.285cm" svg:x="15.767cm" svg:y="10.961cm">
          <draw:text-box>
            <text:p text:style-name="P4"><text:span text:style-name="T13"><text:s/></text:span></text:p>
          </draw:text-box>
        </draw:frame>
        <draw:frame draw:style-name="gr17" draw:text-style-name="P17" draw:layer="layout" svg:width="0.253cm" svg:height="0.285cm" svg:x="15.696cm" svg:y="11.266cm">
          <draw:text-box>
            <text:p text:style-name="P4"><text:span text:style-name="T13">4 </text:span></text:p>
          </draw:text-box>
        </draw:frame>
        <draw:path draw:style-name="gr2" draw:text-style-name="P2" draw:layer="layout" svg:width="3.553cm" svg:height="0.338cm" svg:x="13.068cm" svg:y="10.911cm" svg:viewBox="0 0 3554 339" svg:d="M0 0v339zM3554 0v339zM0 170h3554z">
          <text:p/>
        </draw:path>
        <draw:path draw:style-name="gr3" draw:text-style-name="P3" draw:layer="layout" svg:width="3.553cm" svg:height="0.338cm" svg:x="13.068cm" svg:y="10.911cm" svg:viewBox="0 0 3554 339" svg:d="M0 0v339M3554 0v339M0 170h3554">
          <text:p/>
        </draw:path>
        <draw:path draw:style-name="gr2" draw:text-style-name="P2" draw:layer="layout" svg:width="0.339cm" svg:height="1.015cm" svg:x="14.751cm" svg:y="10.742cm" svg:viewBox="0 0 340 1016" svg:d="M340 0h-340zM340 1016h-340zM169 0v1016z">
          <text:p/>
        </draw:path>
        <draw:path draw:style-name="gr3" draw:text-style-name="P3" draw:layer="layout" svg:width="0.339cm" svg:height="1.015cm" svg:x="14.751cm" svg:y="10.742cm" svg:viewBox="0 0 340 1016" svg:d="M340 0h-340M340 1016h-340M169 0v1016">
          <text:p/>
        </draw:path>
        <draw:polygon draw:style-name="gr2" draw:text-style-name="P2" draw:layer="layout" svg:width="0.846cm" svg:height="2.368cm" svg:x="11.376cm" svg:y="12.349cm" svg:viewBox="0 0 847 2369" draw:points="847,0 0,0 0,2369 847,2369">
          <text:p/>
        </draw:polygon>
        <draw:polyline draw:style-name="gr3" draw:text-style-name="P3" draw:layer="layout" svg:width="0.846cm" svg:height="2.368cm" svg:x="11.376cm" svg:y="12.349cm" svg:viewBox="0 0 847 2369" draw:points="847,0 0,0 0,2369 847,2369">
          <text:p/>
        </draw:polyline>
        <draw:polyline draw:style-name="gr3" draw:text-style-name="P3" draw:layer="layout" svg:width="4.568cm" svg:height="2.368cm" svg:x="12.222cm" svg:y="12.349cm" svg:viewBox="0 0 4569 2369" draw:points="0,0 4569,0 4569,2369 0,2369">
          <text:p/>
        </draw:polyline>
        <draw:line draw:style-name="gr3" draw:text-style-name="P3" draw:layer="layout" svg:x1="12.222cm" svg:y1="12.349cm" svg:x2="12.222cm" svg:y2="14.717cm">
          <text:p/>
        </draw:line>
        <draw:frame draw:style-name="gr17" draw:text-style-name="P17" draw:layer="layout" svg:width="0.253cm" svg:height="0.285cm" svg:x="15.696cm" svg:y="11.57cm">
          <draw:text-box>
            <text:p text:style-name="P4"><text:span text:style-name="T13">8</text:span></text:p>
          </draw:text-box>
        </draw:frame>
        <draw:polygon draw:style-name="gr2" draw:text-style-name="P2" draw:layer="layout" svg:width="0.677cm" svg:height="1.184cm" svg:x="12.222cm" svg:y="12.349cm" svg:viewBox="0 0 678 1185" draw:points="678,0 0,0 0,1185 678,1185">
          <text:p/>
        </draw:polygon>
        <draw:polyline draw:style-name="gr3" draw:text-style-name="P3" draw:layer="layout" svg:width="0.677cm" svg:height="1.184cm" svg:x="12.222cm" svg:y="12.349cm" svg:viewBox="0 0 678 1185" draw:points="678,0 0,0 0,1185 678,1185">
          <text:p/>
        </draw:polyline>
        <draw:polyline draw:style-name="gr3" draw:text-style-name="P3" draw:layer="layout" svg:width="3.891cm" svg:height="1.184cm" svg:x="12.899cm" svg:y="12.349cm" svg:viewBox="0 0 3892 1185" draw:points="0,0 3892,0 3892,1185 0,1185">
          <text:p/>
        </draw:polyline>
        <draw:line draw:style-name="gr3" draw:text-style-name="P3" draw:layer="layout" svg:x1="12.899cm" svg:y1="12.349cm" svg:x2="12.899cm" svg:y2="13.533cm">
          <text:p/>
        </draw:line>
        <draw:frame draw:style-name="gr7" draw:text-style-name="P7" draw:layer="layout" svg:width="1.056cm" svg:height="0.666cm" draw:transform="rotate (1.5707963267949) translate (11.535cm 14.052cm)">
          <draw:text-box>
            <text:p text:style-name="P4"><text:span text:style-name="T3">real</text:span></text:p>
          </draw:text-box>
        </draw:frame>
        <draw:frame draw:style-name="gr8" draw:text-style-name="P8" draw:layer="layout" svg:width="0.971cm" svg:height="0.225cm" draw:transform="rotate (1.5707963267949) translate (12.453cm 13.415cm)">
          <draw:text-box>
            <text:p text:style-name="P4"><text:span text:style-name="T4">Диапазон</text:span></text:p>
          </draw:text-box>
        </draw:frame>
        <draw:frame draw:style-name="gr17" draw:text-style-name="P17" draw:layer="layout" svg:width="3.114cm" svg:height="0.285cm" svg:x="13.331cm" svg:y="12.501cm">
          <draw:text-box>
            <text:p text:style-name="P4"><text:span text:style-name="T13">от -3,40Е+38 до -1,18Е-38 </text:span></text:p>
          </draw:text-box>
        </draw:frame>
        <draw:frame draw:style-name="gr17" draw:text-style-name="P17" draw:layer="layout" svg:width="0.253cm" svg:height="0.285cm" svg:x="14.783cm" svg:y="12.805cm">
          <draw:text-box>
            <text:p text:style-name="P4"><text:span text:style-name="T13">0 </text:span></text:p>
          </draw:text-box>
        </draw:frame>
        <draw:polygon draw:style-name="gr2" draw:text-style-name="P2" draw:layer="layout" svg:width="0.677cm" svg:height="1.184cm" svg:x="12.222cm" svg:y="13.533cm" svg:viewBox="0 0 678 1185" draw:points="678,0 0,0 0,1185 678,1185">
          <text:p/>
        </draw:polygon>
        <draw:polyline draw:style-name="gr3" draw:text-style-name="P3" draw:layer="layout" svg:width="0.677cm" svg:height="1.184cm" svg:x="12.222cm" svg:y="13.533cm" svg:viewBox="0 0 678 1185" draw:points="678,0 0,0 0,1185 678,1185">
          <text:p/>
        </draw:polyline>
        <draw:polyline draw:style-name="gr3" draw:text-style-name="P3" draw:layer="layout" svg:width="3.891cm" svg:height="1.184cm" svg:x="12.899cm" svg:y="13.533cm" svg:viewBox="0 0 3892 1185" draw:points="0,0 3892,0 3892,1185 0,1185">
          <text:p/>
        </draw:polyline>
        <draw:line draw:style-name="gr3" draw:text-style-name="P3" draw:layer="layout" svg:x1="12.899cm" svg:y1="13.533cm" svg:x2="12.899cm" svg:y2="14.717cm">
          <text:p/>
        </draw:line>
        <draw:frame draw:style-name="gr17" draw:text-style-name="P17" draw:layer="layout" svg:width="2.872cm" svg:height="0.285cm" svg:x="13.415cm" svg:y="13.11cm">
          <draw:text-box>
            <text:p text:style-name="P4"><text:span text:style-name="T13">от 1,18Е-38 до 3,40Е+38</text:span></text:p>
          </draw:text-box>
        </draw:frame>
        <draw:polygon draw:style-name="gr2" draw:text-style-name="P2" draw:layer="layout" svg:width="0.761cm" svg:height="1.946cm" svg:x="18.896cm" svg:y="8.974cm" svg:viewBox="0 0 762 1947" draw:points="0,0 169,0 169,1599 440,1599 440,1421 762,1683 440,1947 440,1769 0,1769">
          <text:p/>
        </draw:polygon>
        <draw:polygon draw:style-name="gr3" draw:text-style-name="P3" draw:layer="layout" svg:width="0.761cm" svg:height="1.946cm" svg:x="18.896cm" svg:y="8.974cm" svg:viewBox="0 0 762 1947" draw:points="0,0 169,0 169,1599 440,1599 440,1421 762,1683 440,1947 440,1769 0,1769">
          <text:p/>
        </draw:polygon>
        <draw:polyline draw:style-name="gr3" draw:text-style-name="P3" draw:layer="layout" svg:width="0.321cm" svg:height="0.525cm" svg:x="19.336cm" svg:y="10.395cm" svg:viewBox="0 0 322 526" draw:points="0,178 0,0 322,262 0,526 0,348">
          <text:p/>
        </draw:polyline>
        <draw:polygon draw:style-name="gr2" draw:text-style-name="P2" draw:layer="layout" svg:width="0.761cm" svg:height="4.821cm" svg:x="18.896cm" svg:y="8.974cm" svg:viewBox="0 0 762 4822" draw:points="0,0 169,0 169,4476 440,4476 440,4298 762,4560 440,4822 440,4645 0,4645">
          <text:p/>
        </draw:polygon>
        <draw:polygon draw:style-name="gr3" draw:text-style-name="P3" draw:layer="layout" svg:width="0.761cm" svg:height="4.821cm" svg:x="18.896cm" svg:y="8.974cm" svg:viewBox="0 0 762 4822" draw:points="0,0 169,0 169,4476 440,4476 440,4298 762,4560 440,4822 440,4645 0,4645">
          <text:p/>
        </draw:polygon>
        <draw:polyline draw:style-name="gr3" draw:text-style-name="P3" draw:layer="layout" svg:width="0.321cm" svg:height="0.524cm" svg:x="19.336cm" svg:y="13.271cm" svg:viewBox="0 0 322 525" draw:points="0,179 0,0 322,263 0,525 0,348">
          <text:p/>
        </draw:polyline>
        <draw:polygon draw:style-name="gr2" draw:text-style-name="P2" draw:layer="layout" svg:width="0.75cm" svg:height="8.117cm" svg:x="18.896cm" svg:y="8.974cm" svg:viewBox="0 0 751 8118" draw:points="0,0 169,0 169,7771 430,7771 430,7594 751,7856 430,8118 430,7941 0,7940">
          <text:p/>
        </draw:polygon>
        <draw:polygon draw:style-name="gr3" draw:text-style-name="P3" draw:layer="layout" svg:width="0.75cm" svg:height="8.117cm" svg:x="18.896cm" svg:y="8.974cm" svg:viewBox="0 0 751 8118" draw:points="0,0 169,0 169,7771 430,7771 430,7594 751,7856 430,8118 430,7941 0,7940">
          <text:p/>
        </draw:polygon>
        <draw:polyline draw:style-name="gr3" draw:text-style-name="P3" draw:layer="layout" svg:width="0.321cm" svg:height="0.524cm" svg:x="19.325cm" svg:y="16.567cm" svg:viewBox="0 0 322 525" draw:points="0,177 0,0 322,262 0,525 0,347">
          <text:p/>
        </draw:polyline>
        <draw:polygon draw:style-name="gr2" draw:text-style-name="P2" draw:layer="layout" svg:width="1.032cm" svg:height="10.979cm" svg:x="18.896cm" svg:y="8.974cm" svg:viewBox="0 0 1033 10980" draw:points="0,0 169,0 169,10566 855,10566 855,10659 1033,10659 771,10980 508,10659 686,10659 686,10735 0,10735">
          <text:p/>
        </draw:polygon>
        <draw:polygon draw:style-name="gr3" draw:text-style-name="P3" draw:layer="layout" svg:width="1.032cm" svg:height="10.979cm" svg:x="18.896cm" svg:y="8.974cm" svg:viewBox="0 0 1033 10980" draw:points="0,0 169,0 169,10566 855,10566 855,10659 1033,10659 771,10980 508,10659 686,10659 686,10735 0,10735">
          <text:p/>
        </draw:polygon>
        <draw:polyline draw:style-name="gr3" draw:text-style-name="P3" draw:layer="layout" svg:width="0.525cm" svg:height="0.321cm" svg:x="19.403cm" svg:y="19.632cm" svg:viewBox="0 0 526 322" draw:points="348,0 526,0 264,322 0,0 178,0">
          <text:p/>
        </draw:polyline>
        <draw:polygon draw:style-name="gr2" draw:text-style-name="P2" draw:layer="layout" svg:width="0.761cm" svg:height="14.549cm" svg:x="18.896cm" svg:y="8.974cm" svg:viewBox="0 0 762 14550" draw:points="0,0 169,0 169,14203 440,14203 440,14025 762,14288 440,14550 440,14372 0,14372">
          <text:p/>
        </draw:polygon>
        <draw:polygon draw:style-name="gr3" draw:text-style-name="P3" draw:layer="layout" svg:width="0.761cm" svg:height="14.549cm" svg:x="18.896cm" svg:y="8.974cm" svg:viewBox="0 0 762 14550" draw:points="0,0 169,0 169,14203 440,14203 440,14025 762,14288 440,14550 440,14372 0,14372">
          <text:p/>
        </draw:polygon>
        <draw:polyline draw:style-name="gr3" draw:text-style-name="P3" draw:layer="layout" svg:width="0.321cm" svg:height="0.525cm" svg:x="19.336cm" svg:y="22.998cm" svg:viewBox="0 0 322 526" draw:points="0,178 0,0 322,263 0,526 0,348">
          <text:p/>
        </draw:polyline>
        <draw:polygon draw:style-name="gr2" draw:text-style-name="P2" draw:layer="layout" svg:width="0.761cm" svg:height="17.941cm" svg:x="18.896cm" svg:y="8.974cm" svg:viewBox="0 0 762 17942" draw:points="0,0 169,0 169,17594 440,17594 440,17416 762,17678 440,17942 440,17763 0,17763">
          <text:p/>
        </draw:polygon>
        <draw:polygon draw:style-name="gr3" draw:text-style-name="P3" draw:layer="layout" svg:width="0.761cm" svg:height="17.941cm" svg:x="18.896cm" svg:y="8.974cm" svg:viewBox="0 0 762 17942" draw:points="0,0 169,0 169,17594 440,17594 440,17416 762,17678 440,17942 440,17763 0,17763">
          <text:p/>
        </draw:polygon>
        <draw:polyline draw:style-name="gr3" draw:text-style-name="P3" draw:layer="layout" svg:width="0.321cm" svg:height="0.525cm" svg:x="19.336cm" svg:y="26.39cm" svg:viewBox="0 0 322 526" draw:points="0,179 0,0 322,263 0,526 0,348">
          <text:p/>
        </draw:polyline>
        <draw:path draw:style-name="gr2" draw:text-style-name="P2" draw:layer="layout" svg:width="6.598cm" svg:height="1.861cm" svg:x="18.642cm" svg:y="7.105cm" svg:viewBox="0 0 6599 1862" svg:d="M279 0h6041c18 0 36 1 54 5s36 9 53 16 33 16 48 26 29 22 42 34c13 13 25 28 35 43s19 31 26 48 12 34 16 52c3 18 5 37 5 55v1303c0 19-2 37-5 55-4 18-9 35-16 52s-16 33-26 49c-10 15-22 29-35 42s-27 24-42 35c-15 10-31 18-48 25s-35 13-53 16c-18 4-36 6-54 6h-6041c-18 0-36-2-54-6-18-3-36-9-52-16-17-7-33-15-49-25-15-11-29-22-42-35s-25-27-35-42c-10-16-19-32-26-49s-12-34-15-52c-4-18-6-36-6-55v-1303c0-18 2-37 6-55 3-18 8-35 15-52s16-33 26-48 22-30 35-43c13-12 27-24 42-34 16-10 32-19 49-26 16-7 34-12 52-16s36-5 54-5z">
          <text:p/>
        </draw:path>
        <draw:frame draw:style-name="gr8" draw:text-style-name="P8" draw:layer="layout" svg:width="0.764cm" svg:height="0.225cm" draw:transform="rotate (1.5707963267949) translate (12.453cm 14.493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9cm" svg:x="19.666cm" svg:y="9.473cm" svg:viewBox="0 0 847 2370" draw:points="847,0 0,0 0,2370 847,2370">
          <text:p/>
        </draw:polygon>
        <draw:polyline draw:style-name="gr3" draw:text-style-name="P3" draw:layer="layout" svg:width="0.846cm" svg:height="2.369cm" svg:x="19.666cm" svg:y="9.473cm" svg:viewBox="0 0 847 2370" draw:points="847,0 0,0 0,2370 847,2370">
          <text:p/>
        </draw:polyline>
        <draw:polyline draw:style-name="gr3" draw:text-style-name="P3" draw:layer="layout" svg:width="4.567cm" svg:height="2.369cm" svg:x="20.512cm" svg:y="9.473cm" svg:viewBox="0 0 4568 2370" draw:points="0,0 4568,0 4568,2370 0,2370">
          <text:p/>
        </draw:polyline>
        <draw:line draw:style-name="gr3" draw:text-style-name="P3" draw:layer="layout" svg:x1="20.512cm" svg:y1="9.473cm" svg:x2="20.512cm" svg:y2="11.842cm">
          <text:p/>
        </draw:line>
        <draw:frame draw:style-name="gr6" draw:text-style-name="P6" draw:layer="layout" svg:width="4.032cm" svg:height="0.696cm" svg:x="19.921cm" svg:y="7.723cm">
          <draw:text-box>
            <text:p text:style-name="P4"><text:span text:style-name="T2">Дата и Время</text:span></text:p>
          </draw:text-box>
        </draw:frame>
        <draw:polygon draw:style-name="gr2" draw:text-style-name="P2" draw:layer="layout" svg:width="0.676cm" svg:height="1.184cm" svg:x="20.512cm" svg:y="9.473cm" svg:viewBox="0 0 677 1185" draw:points="677,0 0,0 0,1185 677,1185">
          <text:p/>
        </draw:polygon>
        <draw:polyline draw:style-name="gr3" draw:text-style-name="P3" draw:layer="layout" svg:width="0.676cm" svg:height="1.184cm" svg:x="20.512cm" svg:y="9.473cm" svg:viewBox="0 0 677 1185" draw:points="677,0 0,0 0,1185 677,1185">
          <text:p/>
        </draw:polyline>
        <draw:polyline draw:style-name="gr3" draw:text-style-name="P3" draw:layer="layout" svg:width="3.891cm" svg:height="1.184cm" svg:x="21.188cm" svg:y="9.473cm" svg:viewBox="0 0 3892 1185" draw:points="0,0 3892,0 3892,1185 0,1185">
          <text:p/>
        </draw:polyline>
        <draw:line draw:style-name="gr3" draw:text-style-name="P3" draw:layer="layout" svg:x1="21.188cm" svg:y1="9.473cm" svg:x2="21.188cm" svg:y2="10.657cm">
          <text:p/>
        </draw:line>
        <draw:frame draw:style-name="gr7" draw:text-style-name="P7" draw:layer="layout" svg:width="1.225cm" svg:height="0.666cm" draw:transform="rotate (1.5707963267949) translate (19.824cm 11.258cm)">
          <draw:text-box>
            <text:p text:style-name="P4"><text:span text:style-name="T3">date</text:span></text:p>
          </draw:text-box>
        </draw:frame>
        <draw:frame draw:style-name="gr8" draw:text-style-name="P8" draw:layer="layout" svg:width="0.971cm" svg:height="0.225cm" draw:transform="rotate (1.5707963267949) translate (20.743cm 10.539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6cm" svg:height="1.185cm" svg:x="20.512cm" svg:y="10.657cm" svg:viewBox="0 0 677 1186" draw:points="677,0 0,0 0,1186 677,1186">
          <text:p/>
        </draw:polygon>
        <draw:polyline draw:style-name="gr3" draw:text-style-name="P3" draw:layer="layout" svg:width="0.676cm" svg:height="1.185cm" svg:x="20.512cm" svg:y="10.657cm" svg:viewBox="0 0 677 1186" draw:points="677,0 0,0 0,1186 677,1186">
          <text:p/>
        </draw:polyline>
        <draw:polyline draw:style-name="gr3" draw:text-style-name="P3" draw:layer="layout" svg:width="3.891cm" svg:height="1.185cm" svg:x="21.188cm" svg:y="10.657cm" svg:viewBox="0 0 3892 1186" draw:points="0,0 3892,0 3892,1186 0,1186">
          <text:p/>
        </draw:polyline>
        <draw:line draw:style-name="gr3" draw:text-style-name="P3" draw:layer="layout" svg:x1="21.188cm" svg:y1="10.657cm" svg:x2="21.188cm" svg:y2="11.842cm">
          <text:p/>
        </draw:line>
        <draw:frame draw:style-name="gr19" draw:text-style-name="P19" draw:layer="layout" svg:width="3.609cm" svg:height="0.306cm" svg:x="21.357cm" svg:y="9.914cm">
          <draw:text-box>
            <text:p text:style-name="P4"><text:span text:style-name="T16">от 0001-01-01 до 9999-12-31</text:span></text:p>
          </draw:text-box>
        </draw:frame>
        <draw:polygon draw:style-name="gr2" draw:text-style-name="P2" draw:layer="layout" svg:width="0.846cm" svg:height="2.368cm" svg:x="19.666cm" svg:y="12.349cm" svg:viewBox="0 0 847 2369" draw:points="847,0 0,0 0,2369 847,2369">
          <text:p/>
        </draw:polygon>
        <draw:polyline draw:style-name="gr3" draw:text-style-name="P3" draw:layer="layout" svg:width="0.846cm" svg:height="2.368cm" svg:x="19.666cm" svg:y="12.349cm" svg:viewBox="0 0 847 2369" draw:points="847,0 0,0 0,2369 847,2369">
          <text:p/>
        </draw:polyline>
        <draw:polyline draw:style-name="gr3" draw:text-style-name="P3" draw:layer="layout" svg:width="4.567cm" svg:height="2.368cm" svg:x="20.512cm" svg:y="12.349cm" svg:viewBox="0 0 4568 2369" draw:points="0,0 4568,0 4568,2369 0,2369">
          <text:p/>
        </draw:polyline>
        <draw:line draw:style-name="gr3" draw:text-style-name="P3" draw:layer="layout" svg:x1="20.512cm" svg:y1="12.349cm" svg:x2="20.512cm" svg:y2="14.717cm">
          <text:p/>
        </draw:line>
        <draw:frame draw:style-name="gr8" draw:text-style-name="P8" draw:layer="layout" svg:width="0.764cm" svg:height="0.225cm" draw:transform="rotate (1.5707963267949) translate (20.743cm 11.617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676cm" svg:height="1.184cm" svg:x="20.512cm" svg:y="12.349cm" svg:viewBox="0 0 677 1185" draw:points="677,0 0,0 0,1185 677,1185">
          <text:p/>
        </draw:polygon>
        <draw:polyline draw:style-name="gr3" draw:text-style-name="P3" draw:layer="layout" svg:width="0.676cm" svg:height="1.184cm" svg:x="20.512cm" svg:y="12.349cm" svg:viewBox="0 0 677 1185" draw:points="677,0 0,0 0,1185 677,1185">
          <text:p/>
        </draw:polyline>
        <draw:polyline draw:style-name="gr3" draw:text-style-name="P3" draw:layer="layout" svg:width="3.891cm" svg:height="1.184cm" svg:x="21.188cm" svg:y="12.349cm" svg:viewBox="0 0 3892 1185" draw:points="0,0 3892,0 3892,1185 0,1185">
          <text:p/>
        </draw:polyline>
        <draw:line draw:style-name="gr3" draw:text-style-name="P3" draw:layer="layout" svg:x1="21.188cm" svg:y1="12.349cm" svg:x2="21.188cm" svg:y2="13.533cm">
          <text:p/>
        </draw:line>
        <draw:frame draw:style-name="gr7" draw:text-style-name="P7" draw:layer="layout" svg:width="1.221cm" svg:height="0.666cm" draw:transform="rotate (1.5707963267949) translate (19.824cm 14.134cm)">
          <draw:text-box>
            <text:p text:style-name="P4"><text:span text:style-name="T3">time</text:span></text:p>
          </draw:text-box>
        </draw:frame>
        <draw:frame draw:style-name="gr8" draw:text-style-name="P8" draw:layer="layout" svg:width="0.971cm" svg:height="0.225cm" draw:transform="rotate (1.5707963267949) translate (20.743cm 13.415cm)">
          <draw:text-box>
            <text:p text:style-name="P4"><text:span text:style-name="T4">Диапазон</text:span></text:p>
          </draw:text-box>
        </draw:frame>
        <draw:frame draw:style-name="gr19" draw:text-style-name="P19" draw:layer="layout" svg:width="2.716cm" svg:height="0.306cm" svg:x="21.656cm" svg:y="12.637cm">
          <draw:text-box>
            <text:p text:style-name="P4"><text:span text:style-name="T16">от 00:00:00.0000000 <text:s/></text:span></text:p>
          </draw:text-box>
        </draw:frame>
        <draw:polygon draw:style-name="gr2" draw:text-style-name="P2" draw:layer="layout" svg:width="0.676cm" svg:height="1.184cm" svg:x="20.512cm" svg:y="13.533cm" svg:viewBox="0 0 677 1185" draw:points="677,0 0,0 0,1185 677,1185">
          <text:p/>
        </draw:polygon>
        <draw:polyline draw:style-name="gr3" draw:text-style-name="P3" draw:layer="layout" svg:width="0.676cm" svg:height="1.184cm" svg:x="20.512cm" svg:y="13.533cm" svg:viewBox="0 0 677 1185" draw:points="677,0 0,0 0,1185 677,1185">
          <text:p/>
        </draw:polyline>
        <draw:polyline draw:style-name="gr3" draw:text-style-name="P3" draw:layer="layout" svg:width="3.891cm" svg:height="1.184cm" svg:x="21.188cm" svg:y="13.533cm" svg:viewBox="0 0 3892 1185" draw:points="0,0 3892,0 3892,1185 0,1185">
          <text:p/>
        </draw:polyline>
        <draw:line draw:style-name="gr3" draw:text-style-name="P3" draw:layer="layout" svg:x1="21.188cm" svg:y1="13.533cm" svg:x2="21.188cm" svg:y2="14.717cm">
          <text:p/>
        </draw:line>
        <draw:frame draw:style-name="gr19" draw:text-style-name="P19" draw:layer="layout" svg:width="2.597cm" svg:height="0.306cm" svg:x="21.674cm" svg:y="12.959cm">
          <draw:text-box>
            <text:p text:style-name="P4"><text:span text:style-name="T16">до 23:59:59.9999999</text:span></text:p>
          </draw:text-box>
        </draw:frame>
        <draw:frame draw:style-name="gr8" draw:text-style-name="P8" draw:layer="layout" svg:width="0.764cm" svg:height="0.225cm" draw:transform="rotate (1.5707963267949) translate (20.743cm 14.493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9cm" svg:x="19.666cm" svg:y="15.394cm" svg:viewBox="0 0 847 2370" draw:points="847,0 0,0 0,2370 847,2370">
          <text:p/>
        </draw:polygon>
        <draw:polyline draw:style-name="gr3" draw:text-style-name="P3" draw:layer="layout" svg:width="0.846cm" svg:height="2.369cm" svg:x="19.666cm" svg:y="15.394cm" svg:viewBox="0 0 847 2370" draw:points="847,0 0,0 0,2370 847,2370">
          <text:p/>
        </draw:polyline>
        <draw:polyline draw:style-name="gr3" draw:text-style-name="P3" draw:layer="layout" svg:width="4.567cm" svg:height="2.369cm" svg:x="20.512cm" svg:y="15.394cm" svg:viewBox="0 0 4568 2370" draw:points="0,0 4568,0 4568,2370 0,2370">
          <text:p/>
        </draw:polyline>
        <draw:line draw:style-name="gr3" draw:text-style-name="P3" draw:layer="layout" svg:x1="20.512cm" svg:y1="15.394cm" svg:x2="20.512cm" svg:y2="17.763cm">
          <text:p/>
        </draw:line>
        <draw:frame draw:style-name="gr9" draw:text-style-name="P9" draw:layer="layout" svg:width="1.319cm" svg:height="0.492cm" svg:x="22.222cm" svg:y="13.872cm">
          <draw:text-box>
            <text:p text:style-name="P4"><text:span text:style-name="T17">5 байт</text:span></text:p>
          </draw:text-box>
        </draw:frame>
        <draw:polygon draw:style-name="gr2" draw:text-style-name="P2" draw:layer="layout" svg:width="0.676cm" svg:height="1.184cm" svg:x="20.512cm" svg:y="15.394cm" svg:viewBox="0 0 677 1185" draw:points="677,0 0,0 0,1185 677,1185">
          <text:p/>
        </draw:polygon>
        <draw:polyline draw:style-name="gr3" draw:text-style-name="P3" draw:layer="layout" svg:width="0.676cm" svg:height="1.184cm" svg:x="20.512cm" svg:y="15.394cm" svg:viewBox="0 0 677 1185" draw:points="677,0 0,0 0,1185 677,1185">
          <text:p/>
        </draw:polyline>
        <draw:polyline draw:style-name="gr3" draw:text-style-name="P3" draw:layer="layout" svg:width="3.891cm" svg:height="1.184cm" svg:x="21.188cm" svg:y="15.394cm" svg:viewBox="0 0 3892 1185" draw:points="0,0 3892,0 3892,1185 0,1185">
          <text:p/>
        </draw:polyline>
        <draw:line draw:style-name="gr3" draw:text-style-name="P3" draw:layer="layout" svg:x1="21.188cm" svg:y1="15.394cm" svg:x2="21.188cm" svg:y2="16.578cm">
          <text:p/>
        </draw:line>
        <draw:frame draw:style-name="gr20" draw:text-style-name="P20" draw:layer="layout" svg:width="2.157cm" svg:height="0.585cm" draw:transform="rotate (1.5707963267949) translate (19.852cm 17.648cm)">
          <draw:text-box>
            <text:p text:style-name="P4"><text:span text:style-name="T18">datetime</text:span></text:p>
          </draw:text-box>
        </draw:frame>
        <draw:frame draw:style-name="gr8" draw:text-style-name="P8" draw:layer="layout" svg:width="0.971cm" svg:height="0.225cm" draw:transform="rotate (1.5707963267949) translate (20.743cm 16.46cm)">
          <draw:text-box>
            <text:p text:style-name="P4"><text:span text:style-name="T4">Диапазон</text:span></text:p>
          </draw:text-box>
        </draw:frame>
        <draw:frame draw:style-name="gr19" draw:text-style-name="P19" draw:layer="layout" svg:width="2.809cm" svg:height="0.306cm" svg:x="21.611cm" svg:y="15.429cm">
          <draw:text-box>
            <text:p text:style-name="P4"><text:span text:style-name="T16">с 1 января 1753 года <text:s/></text:span></text:p>
          </draw:text-box>
        </draw:frame>
        <draw:frame draw:style-name="gr19" draw:text-style-name="P19" draw:layer="layout" svg:width="3.126cm" svg:height="0.306cm" svg:x="21.411cm" svg:y="15.75cm">
          <draw:text-box>
            <text:p text:style-name="P4"><text:span text:style-name="T16">до 31 декабря 9999 года</text:span></text:p>
          </draw:text-box>
        </draw:frame>
        <draw:polygon draw:style-name="gr2" draw:text-style-name="P2" draw:layer="layout" svg:width="0.676cm" svg:height="1.185cm" svg:x="20.512cm" svg:y="16.578cm" svg:viewBox="0 0 677 1186" draw:points="677,0 0,0 0,1186 677,1186">
          <text:p/>
        </draw:polygon>
        <draw:polyline draw:style-name="gr3" draw:text-style-name="P3" draw:layer="layout" svg:width="0.676cm" svg:height="1.185cm" svg:x="20.512cm" svg:y="16.578cm" svg:viewBox="0 0 677 1186" draw:points="677,0 0,0 0,1186 677,1186">
          <text:p/>
        </draw:polyline>
        <draw:polyline draw:style-name="gr3" draw:text-style-name="P3" draw:layer="layout" svg:width="3.891cm" svg:height="1.185cm" svg:x="21.188cm" svg:y="16.578cm" svg:viewBox="0 0 3892 1186" draw:points="0,0 3892,0 3892,1186 0,1186">
          <text:p/>
        </draw:polyline>
        <draw:line draw:style-name="gr3" draw:text-style-name="P3" draw:layer="layout" svg:x1="21.188cm" svg:y1="16.578cm" svg:x2="21.188cm" svg:y2="17.763cm">
          <text:p/>
        </draw:line>
        <draw:frame draw:style-name="gr19" draw:text-style-name="P19" draw:layer="layout" svg:width="3.693cm" svg:height="0.306cm" svg:x="21.299cm" svg:y="16.173cm">
          <draw:text-box>
            <text:p text:style-name="P4"><text:span text:style-name="T16">От 00:00:00 до 23:59:590,997</text:span></text:p>
          </draw:text-box>
        </draw:frame>
        <draw:frame draw:style-name="gr8" draw:text-style-name="P8" draw:layer="layout" svg:width="0.764cm" svg:height="0.225cm" draw:transform="rotate (1.5707963267949) translate (20.743cm 17.538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3.045cm" svg:x="19.666cm" svg:y="18.439cm" svg:viewBox="0 0 847 3046" draw:points="847,0 0,0 0,3046 847,3046">
          <text:p/>
        </draw:polygon>
        <draw:polyline draw:style-name="gr3" draw:text-style-name="P3" draw:layer="layout" svg:width="0.846cm" svg:height="3.045cm" svg:x="19.666cm" svg:y="18.439cm" svg:viewBox="0 0 847 3046" draw:points="847,0 0,0 0,3046 847,3046">
          <text:p/>
        </draw:polyline>
        <draw:polyline draw:style-name="gr3" draw:text-style-name="P3" draw:layer="layout" svg:width="4.567cm" svg:height="3.045cm" svg:x="20.512cm" svg:y="18.439cm" svg:viewBox="0 0 4568 3046" draw:points="0,0 4568,0 4568,3046 0,3046">
          <text:p/>
        </draw:polyline>
        <draw:line draw:style-name="gr3" draw:text-style-name="P3" draw:layer="layout" svg:x1="20.512cm" svg:y1="18.439cm" svg:x2="20.512cm" svg:y2="21.484cm">
          <text:p/>
        </draw:line>
        <draw:frame draw:style-name="gr9" draw:text-style-name="P9" draw:layer="layout" svg:width="1.319cm" svg:height="0.492cm" svg:x="22.222cm" svg:y="16.917cm">
          <draw:text-box>
            <text:p text:style-name="P4"><text:span text:style-name="T17">8 байт</text:span></text:p>
          </draw:text-box>
        </draw:frame>
        <draw:polygon draw:style-name="gr2" draw:text-style-name="P2" draw:layer="layout" svg:width="0.676cm" svg:height="1.184cm" svg:x="20.512cm" svg:y="18.439cm" svg:viewBox="0 0 677 1185" draw:points="677,0 0,0 0,1185 677,1185">
          <text:p/>
        </draw:polygon>
        <draw:polyline draw:style-name="gr3" draw:text-style-name="P3" draw:layer="layout" svg:width="0.676cm" svg:height="1.184cm" svg:x="20.512cm" svg:y="18.439cm" svg:viewBox="0 0 677 1185" draw:points="677,0 0,0 0,1185 677,1185">
          <text:p/>
        </draw:polyline>
        <draw:polyline draw:style-name="gr3" draw:text-style-name="P3" draw:layer="layout" svg:width="3.891cm" svg:height="1.184cm" svg:x="21.188cm" svg:y="18.439cm" svg:viewBox="0 0 3892 1185" draw:points="0,0 3892,0 3892,1185 0,1185">
          <text:p/>
        </draw:polyline>
        <draw:line draw:style-name="gr3" draw:text-style-name="P3" draw:layer="layout" svg:x1="21.188cm" svg:y1="18.439cm" svg:x2="21.188cm" svg:y2="19.623cm">
          <text:p/>
        </draw:line>
        <draw:frame draw:style-name="gr9" draw:text-style-name="P9" draw:layer="layout" svg:width="2.064cm" svg:height="0.492cm" draw:transform="rotate (1.5707963267949) translate (19.886cm 20.98cm)">
          <draw:text-box>
            <text:p text:style-name="P4"><text:span text:style-name="T19">datetime2</text:span></text:p>
          </draw:text-box>
        </draw:frame>
        <draw:frame draw:style-name="gr8" draw:text-style-name="P8" draw:layer="layout" svg:width="0.971cm" svg:height="0.225cm" draw:transform="rotate (1.5707963267949) translate (20.743cm 19.505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6cm" svg:height="1.861cm" svg:x="20.512cm" svg:y="19.623cm" svg:viewBox="0 0 677 1862" draw:points="677,0 0,0 0,1862 677,1862">
          <text:p/>
        </draw:polygon>
        <draw:polyline draw:style-name="gr3" draw:text-style-name="P3" draw:layer="layout" svg:width="0.676cm" svg:height="1.861cm" svg:x="20.512cm" svg:y="19.623cm" svg:viewBox="0 0 677 1862" draw:points="677,0 0,0 0,1862 677,1862">
          <text:p/>
        </draw:polyline>
        <draw:polyline draw:style-name="gr3" draw:text-style-name="P3" draw:layer="layout" svg:width="3.891cm" svg:height="1.861cm" svg:x="21.188cm" svg:y="19.623cm" svg:viewBox="0 0 3892 1862" draw:points="0,0 3892,0 3892,1862 0,1862">
          <text:p/>
        </draw:polyline>
        <draw:line draw:style-name="gr3" draw:text-style-name="P3" draw:layer="layout" svg:x1="21.188cm" svg:y1="19.623cm" svg:x2="21.188cm" svg:y2="21.484cm">
          <text:p/>
        </draw:line>
        <draw:frame draw:style-name="gr19" draw:text-style-name="P19" draw:layer="layout" svg:width="3.583cm" svg:height="0.306cm" svg:x="21.356cm" svg:y="18.559cm">
          <draw:text-box>
            <text:p text:style-name="P4"><text:span text:style-name="T16">от 0001-01-01 до 31.12.9999</text:span></text:p>
          </draw:text-box>
        </draw:frame>
        <draw:frame draw:style-name="gr8" draw:text-style-name="P8" draw:layer="layout" svg:width="0.764cm" svg:height="0.225cm" draw:transform="rotate (1.5707963267949) translate (20.743cm 20.922cm)">
          <draw:text-box>
            <text:p text:style-name="P4"><text:span text:style-name="T4">Память</text:span></text:p>
          </draw:text-box>
        </draw:frame>
        <draw:frame draw:style-name="gr21" draw:text-style-name="P21" draw:layer="layout" svg:width="1.082cm" svg:height="0.268cm" svg:x="21.633cm" svg:y="19.892cm">
          <draw:text-box>
            <text:p text:style-name="P4"><text:span text:style-name="T20">Точность </text:span></text:p>
          </draw:text-box>
        </draw:frame>
        <draw:frame draw:style-name="gr21" draw:text-style-name="P21" draw:layer="layout" svg:width="0.236cm" svg:height="0.268cm" svg:x="22.128cm" svg:y="20.162cm">
          <draw:text-box>
            <text:p text:style-name="P4"><text:span text:style-name="T20"><text:s/></text:span></text:p>
          </draw:text-box>
        </draw:frame>
        <draw:frame draw:style-name="gr21" draw:text-style-name="P21" draw:layer="layout" svg:width="1.069cm" svg:height="0.268cm" svg:x="21.63cm" svg:y="20.433cm">
          <draw:text-box>
            <text:p text:style-name="P4"><text:span text:style-name="T20">&lt; 3 цифр </text:span></text:p>
          </draw:text-box>
        </draw:frame>
        <draw:frame draw:style-name="gr21" draw:text-style-name="P21" draw:layer="layout" svg:width="1.7cm" svg:height="0.268cm" svg:x="21.313cm" svg:y="20.704cm">
          <draw:text-box>
            <text:p text:style-name="P4"><text:span text:style-name="T20">3 или 4 цифры </text:span></text:p>
          </draw:text-box>
        </draw:frame>
        <draw:frame draw:style-name="gr21" draw:text-style-name="P21" draw:layer="layout" svg:width="0.523cm" svg:height="0.268cm" svg:x="21.866cm" svg:y="20.974cm">
          <draw:text-box>
            <text:p text:style-name="P4"><text:span text:style-name="T20">иная</text:span></text:p>
          </draw:text-box>
        </draw:frame>
        <draw:frame draw:style-name="gr21" draw:text-style-name="P21" draw:layer="layout" svg:width="0.768cm" svg:height="0.268cm" svg:x="23.707cm" svg:y="19.892cm">
          <draw:text-box>
            <text:p text:style-name="P4"><text:span text:style-name="T20">Байты </text:span></text:p>
          </draw:text-box>
        </draw:frame>
        <draw:frame draw:style-name="gr21" draw:text-style-name="P21" draw:layer="layout" svg:width="0.236cm" svg:height="0.268cm" svg:x="24.056cm" svg:y="20.162cm">
          <draw:text-box>
            <text:p text:style-name="P4"><text:span text:style-name="T20"><text:s/></text:span></text:p>
          </draw:text-box>
        </draw:frame>
        <draw:frame draw:style-name="gr21" draw:text-style-name="P21" draw:layer="layout" svg:width="0.236cm" svg:height="0.268cm" svg:x="23.99cm" svg:y="20.433cm">
          <draw:text-box>
            <text:p text:style-name="P4"><text:span text:style-name="T20">6 </text:span></text:p>
          </draw:text-box>
        </draw:frame>
        <draw:frame draw:style-name="gr21" draw:text-style-name="P21" draw:layer="layout" svg:width="0.236cm" svg:height="0.268cm" svg:x="23.99cm" svg:y="20.704cm">
          <draw:text-box>
            <text:p text:style-name="P4"><text:span text:style-name="T20">7 </text:span></text:p>
          </draw:text-box>
        </draw:frame>
        <draw:path draw:style-name="gr3" draw:text-style-name="P3" draw:layer="layout" svg:width="3.561cm" svg:height="0.339cm" svg:x="21.349cm" svg:y="20.046cm" svg:viewBox="0 0 3562 340" svg:d="M0 0v340M3562 0v340M0 170h3562">
          <text:p/>
        </draw:path>
        <draw:path draw:style-name="gr3" draw:text-style-name="P3" draw:layer="layout" svg:width="0.339cm" svg:height="1.522cm" svg:x="22.96cm" svg:y="19.793cm" svg:viewBox="0 0 340 1523" svg:d="M340 0h-340M340 1523h-340M169 0v1523">
          <text:p/>
        </draw:path>
        <draw:polygon draw:style-name="gr2" draw:text-style-name="P2" draw:layer="layout" svg:width="0.846cm" svg:height="2.369cm" svg:x="19.666cm" svg:y="22.076cm" svg:viewBox="0 0 847 2370" draw:points="847,0 0,0 0,2370 847,2370">
          <text:p/>
        </draw:polygon>
        <draw:polyline draw:style-name="gr3" draw:text-style-name="P3" draw:layer="layout" svg:width="0.846cm" svg:height="2.369cm" svg:x="19.666cm" svg:y="22.076cm" svg:viewBox="0 0 847 2370" draw:points="847,0 0,0 0,2370 847,2370">
          <text:p/>
        </draw:polyline>
        <draw:polyline draw:style-name="gr3" draw:text-style-name="P3" draw:layer="layout" svg:width="4.567cm" svg:height="2.369cm" svg:x="20.512cm" svg:y="22.076cm" svg:viewBox="0 0 4568 2370" draw:points="0,0 4568,0 4568,2370 0,2370">
          <text:p/>
        </draw:polyline>
        <draw:line draw:style-name="gr3" draw:text-style-name="P3" draw:layer="layout" svg:x1="20.512cm" svg:y1="22.076cm" svg:x2="20.512cm" svg:y2="24.445cm">
          <text:p/>
        </draw:line>
        <draw:frame draw:style-name="gr21" draw:text-style-name="P21" draw:layer="layout" svg:width="0.236cm" svg:height="0.268cm" svg:x="23.99cm" svg:y="20.974cm">
          <draw:text-box>
            <text:p text:style-name="P4"><text:span text:style-name="T20">8</text:span></text:p>
          </draw:text-box>
        </draw:frame>
        <draw:polygon draw:style-name="gr2" draw:text-style-name="P2" draw:layer="layout" svg:width="0.676cm" svg:height="1.185cm" svg:x="20.512cm" svg:y="22.076cm" svg:viewBox="0 0 677 1186" draw:points="677,0 0,0 0,1186 677,1186">
          <text:p/>
        </draw:polygon>
        <draw:polyline draw:style-name="gr3" draw:text-style-name="P3" draw:layer="layout" svg:width="0.676cm" svg:height="1.185cm" svg:x="20.512cm" svg:y="22.076cm" svg:viewBox="0 0 677 1186" draw:points="677,0 0,0 0,1186 677,1186">
          <text:p/>
        </draw:polyline>
        <draw:polyline draw:style-name="gr3" draw:text-style-name="P3" draw:layer="layout" svg:width="3.891cm" svg:height="1.185cm" svg:x="21.188cm" svg:y="22.076cm" svg:viewBox="0 0 3892 1186" draw:points="0,0 3892,0 3892,1186 0,1186">
          <text:p/>
        </draw:polyline>
        <draw:line draw:style-name="gr3" draw:text-style-name="P3" draw:layer="layout" svg:x1="21.188cm" svg:y1="22.076cm" svg:x2="21.188cm" svg:y2="23.261cm">
          <text:p/>
        </draw:line>
        <draw:frame draw:style-name="gr14" draw:text-style-name="P14" draw:layer="layout" svg:width="2.25cm" svg:height="0.378cm" draw:transform="rotate (1.5707963267949) translate (19.927cm 24.381cm)">
          <draw:text-box>
            <text:p text:style-name="P4"><text:span text:style-name="T21">smalldatetime</text:span></text:p>
          </draw:text-box>
        </draw:frame>
        <draw:frame draw:style-name="gr8" draw:text-style-name="P8" draw:layer="layout" svg:width="0.971cm" svg:height="0.225cm" draw:transform="rotate (1.5707963267949) translate (20.743cm 23.142cm)">
          <draw:text-box>
            <text:p text:style-name="P4"><text:span text:style-name="T4">Диапазон</text:span></text:p>
          </draw:text-box>
        </draw:frame>
        <draw:frame draw:style-name="gr21" draw:text-style-name="P21" draw:layer="layout" svg:width="3.088cm" svg:height="0.268cm" svg:x="21.586cm" svg:y="22.209cm">
          <draw:text-box>
            <text:p text:style-name="P4"><text:span text:style-name="T20">от 01.01.1900 до 06.06.2079</text:span></text:p>
          </draw:text-box>
        </draw:frame>
        <draw:polygon draw:style-name="gr2" draw:text-style-name="P2" draw:layer="layout" svg:width="0.676cm" svg:height="1.184cm" svg:x="20.512cm" svg:y="23.261cm" svg:viewBox="0 0 677 1185" draw:points="677,0 0,0 0,1185 677,1185">
          <text:p/>
        </draw:polygon>
        <draw:polyline draw:style-name="gr3" draw:text-style-name="P3" draw:layer="layout" svg:width="0.676cm" svg:height="1.184cm" svg:x="20.512cm" svg:y="23.261cm" svg:viewBox="0 0 677 1185" draw:points="677,0 0,0 0,1185 677,1185">
          <text:p/>
        </draw:polyline>
        <draw:polyline draw:style-name="gr3" draw:text-style-name="P3" draw:layer="layout" svg:width="3.891cm" svg:height="1.184cm" svg:x="21.188cm" svg:y="23.261cm" svg:viewBox="0 0 3892 1185" draw:points="0,0 3892,0 3892,1185 0,1185">
          <text:p/>
        </draw:polyline>
        <draw:line draw:style-name="gr3" draw:text-style-name="P3" draw:layer="layout" svg:x1="21.188cm" svg:y1="23.261cm" svg:x2="21.188cm" svg:y2="24.445cm">
          <text:p/>
        </draw:line>
        <draw:frame draw:style-name="gr21" draw:text-style-name="P21" draw:layer="layout" svg:width="2.563cm" svg:height="0.268cm" svg:x="21.853cm" svg:y="22.717cm">
          <draw:text-box>
            <text:p text:style-name="P4"><text:span text:style-name="T20">от 00:00:00 до 23:59:59</text:span></text:p>
          </draw:text-box>
        </draw:frame>
        <draw:frame draw:style-name="gr8" draw:text-style-name="P8" draw:layer="layout" svg:width="0.764cm" svg:height="0.225cm" draw:transform="rotate (1.5707963267949) translate (20.743cm 24.221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9cm" svg:x="19.666cm" svg:y="25.468cm" svg:viewBox="0 0 847 2370" draw:points="847,0 0,0 0,2370 847,2370">
          <text:p/>
        </draw:polygon>
        <draw:polyline draw:style-name="gr3" draw:text-style-name="P3" draw:layer="layout" svg:width="0.846cm" svg:height="2.369cm" svg:x="19.666cm" svg:y="25.468cm" svg:viewBox="0 0 847 2370" draw:points="847,0 0,0 0,2370 847,2370">
          <text:p/>
        </draw:polyline>
        <draw:polyline draw:style-name="gr3" draw:text-style-name="P3" draw:layer="layout" svg:width="4.567cm" svg:height="2.369cm" svg:x="20.512cm" svg:y="25.468cm" svg:viewBox="0 0 4568 2370" draw:points="0,0 4568,0 4568,2370 0,2370">
          <text:p/>
        </draw:polyline>
        <draw:line draw:style-name="gr3" draw:text-style-name="P3" draw:layer="layout" svg:x1="20.512cm" svg:y1="25.468cm" svg:x2="20.512cm" svg:y2="27.837cm">
          <text:p/>
        </draw:line>
        <draw:frame draw:style-name="gr9" draw:text-style-name="P9" draw:layer="layout" svg:width="1.564cm" svg:height="0.492cm" svg:x="22.102cm" svg:y="23.599cm">
          <draw:text-box>
            <text:p text:style-name="P4"><text:span text:style-name="T17">4 байта</text:span></text:p>
          </draw:text-box>
        </draw:frame>
        <draw:polygon draw:style-name="gr2" draw:text-style-name="P2" draw:layer="layout" svg:width="0.676cm" svg:height="1.184cm" svg:x="20.512cm" svg:y="25.468cm" svg:viewBox="0 0 677 1185" draw:points="677,0 0,0 0,1185 677,1185">
          <text:p/>
        </draw:polygon>
        <draw:polyline draw:style-name="gr3" draw:text-style-name="P3" draw:layer="layout" svg:width="0.676cm" svg:height="1.184cm" svg:x="20.512cm" svg:y="25.468cm" svg:viewBox="0 0 677 1185" draw:points="677,0 0,0 0,1185 677,1185">
          <text:p/>
        </draw:polyline>
        <draw:polyline draw:style-name="gr3" draw:text-style-name="P3" draw:layer="layout" svg:width="3.891cm" svg:height="1.184cm" svg:x="21.188cm" svg:y="25.468cm" svg:viewBox="0 0 3892 1185" draw:points="0,0 3892,0 3892,1185 0,1185">
          <text:p/>
        </draw:polyline>
        <draw:line draw:style-name="gr3" draw:text-style-name="P3" draw:layer="layout" svg:x1="21.188cm" svg:y1="25.468cm" svg:x2="21.188cm" svg:y2="26.652cm">
          <text:p/>
        </draw:line>
        <draw:frame draw:style-name="gr22" draw:text-style-name="P22" draw:layer="layout" svg:width="2.186cm" svg:height="0.361cm" draw:transform="rotate (1.5707963267949) translate (19.934cm 27.742cm)">
          <draw:text-box>
            <text:p text:style-name="P4"><text:span text:style-name="T22">datetimeoffset</text:span></text:p>
          </draw:text-box>
        </draw:frame>
        <draw:frame draw:style-name="gr8" draw:text-style-name="P8" draw:layer="layout" svg:width="0.971cm" svg:height="0.225cm" draw:transform="rotate (1.5707963267949) translate (20.743cm 26.534cm)">
          <draw:text-box>
            <text:p text:style-name="P4"><text:span text:style-name="T4">Диапазон</text:span></text:p>
          </draw:text-box>
        </draw:frame>
        <draw:frame draw:style-name="gr19" draw:text-style-name="P19" draw:layer="layout" svg:width="3.583cm" svg:height="0.306cm" svg:x="21.356cm" svg:y="25.588cm">
          <draw:text-box>
            <text:p text:style-name="P4"><text:span text:style-name="T16">от 0001-01-01 до 31.12.9999</text:span></text:p>
          </draw:text-box>
        </draw:frame>
        <draw:frame draw:style-name="gr19" draw:text-style-name="P19" draw:layer="layout" svg:width="1.573cm" svg:height="0.306cm" svg:x="22.305cm" svg:y="25.934cm">
          <draw:text-box>
            <text:p text:style-name="P4"><text:span text:style-name="T16">от 00:00:00 <text:s/></text:span></text:p>
          </draw:text-box>
        </draw:frame>
        <draw:polygon draw:style-name="gr2" draw:text-style-name="P2" draw:layer="layout" svg:width="0.676cm" svg:height="1.185cm" svg:x="20.512cm" svg:y="26.652cm" svg:viewBox="0 0 677 1186" draw:points="677,0 0,0 0,1186 677,1186">
          <text:p/>
        </draw:polygon>
        <draw:polyline draw:style-name="gr3" draw:text-style-name="P3" draw:layer="layout" svg:width="0.676cm" svg:height="1.185cm" svg:x="20.512cm" svg:y="26.652cm" svg:viewBox="0 0 677 1186" draw:points="677,0 0,0 0,1186 677,1186">
          <text:p/>
        </draw:polyline>
        <draw:polyline draw:style-name="gr3" draw:text-style-name="P3" draw:layer="layout" svg:width="3.891cm" svg:height="1.185cm" svg:x="21.188cm" svg:y="26.652cm" svg:viewBox="0 0 3892 1186" draw:points="0,0 3892,0 3892,1186 0,1186">
          <text:p/>
        </draw:polyline>
        <draw:line draw:style-name="gr3" draw:text-style-name="P3" draw:layer="layout" svg:x1="21.188cm" svg:y1="26.652cm" svg:x2="21.188cm" svg:y2="27.837cm">
          <text:p/>
        </draw:line>
        <draw:frame draw:style-name="gr19" draw:text-style-name="P19" draw:layer="layout" svg:width="2.597cm" svg:height="0.306cm" svg:x="21.758cm" svg:y="26.256cm">
          <draw:text-box>
            <text:p text:style-name="P4"><text:span text:style-name="T16">до 23:59:59.9999999</text:span></text:p>
          </draw:text-box>
        </draw:frame>
        <draw:frame draw:style-name="gr8" draw:text-style-name="P8" draw:layer="layout" svg:width="0.764cm" svg:height="0.225cm" draw:transform="rotate (1.5707963267949) translate (20.743cm 27.612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761cm" svg:height="2.284cm" svg:x="27.016cm" svg:y="8.974cm" svg:viewBox="0 0 762 2285" draw:points="0,0 169,0 169,1938 440,1938 440,1760 762,2023 440,2285 440,2107 0,2107">
          <text:p/>
        </draw:polygon>
        <draw:polygon draw:style-name="gr3" draw:text-style-name="P3" draw:layer="layout" svg:width="0.761cm" svg:height="2.284cm" svg:x="27.016cm" svg:y="8.974cm" svg:viewBox="0 0 762 2285" draw:points="0,0 169,0 169,1938 440,1938 440,1760 762,2023 440,2285 440,2107 0,2107">
          <text:p/>
        </draw:polygon>
        <draw:polyline draw:style-name="gr3" draw:text-style-name="P3" draw:layer="layout" svg:width="0.321cm" svg:height="0.525cm" svg:x="27.456cm" svg:y="10.733cm" svg:viewBox="0 0 322 526" draw:points="0,179 0,0 322,264 0,526 0,348">
          <text:p/>
        </draw:polyline>
        <draw:polygon draw:style-name="gr2" draw:text-style-name="P2" draw:layer="layout" svg:width="0.761cm" svg:height="5.963cm" svg:x="27.016cm" svg:y="8.974cm" svg:viewBox="0 0 762 5964" draw:points="0,0 169,0 169,5617 440,5617 440,5439 762,5701 440,5964 440,5786 0,5786">
          <text:p/>
        </draw:polygon>
        <draw:polygon draw:style-name="gr3" draw:text-style-name="P3" draw:layer="layout" svg:width="0.761cm" svg:height="5.963cm" svg:x="27.016cm" svg:y="8.974cm" svg:viewBox="0 0 762 5964" draw:points="0,0 169,0 169,5617 440,5617 440,5439 762,5701 440,5964 440,5786 0,5786">
          <text:p/>
        </draw:polygon>
        <draw:polyline draw:style-name="gr3" draw:text-style-name="P3" draw:layer="layout" svg:width="0.321cm" svg:height="0.524cm" svg:x="27.456cm" svg:y="14.413cm" svg:viewBox="0 0 322 525" draw:points="0,178 0,0 322,262 0,525 0,347">
          <text:p/>
        </draw:polyline>
        <draw:polygon draw:style-name="gr2" draw:text-style-name="P2" draw:layer="layout" svg:width="0.749cm" svg:height="9.724cm" svg:x="27.016cm" svg:y="8.974cm" svg:viewBox="0 0 750 9725" draw:points="0,0 169,0 169,9378 429,9379 429,9201 750,9463 428,9725 428,9548 0,9547">
          <text:p/>
        </draw:polygon>
        <draw:polygon draw:style-name="gr3" draw:text-style-name="P3" draw:layer="layout" svg:width="0.749cm" svg:height="9.724cm" svg:x="27.016cm" svg:y="8.974cm" svg:viewBox="0 0 750 9725" draw:points="0,0 169,0 169,9378 429,9379 429,9201 750,9463 428,9725 428,9548 0,9547">
          <text:p/>
        </draw:polygon>
        <draw:polyline draw:style-name="gr3" draw:text-style-name="P3" draw:layer="layout" svg:width="0.322cm" svg:height="0.524cm" svg:x="27.443cm" svg:y="18.174cm" svg:viewBox="0 0 323 525" draw:points="1,178 1,0 323,262 0,525 0,347">
          <text:p/>
        </draw:polyline>
        <draw:path draw:style-name="gr2" draw:text-style-name="P2" draw:layer="layout" svg:width="7.275cm" svg:height="1.861cm" svg:x="26.762cm" svg:y="7.105cm" svg:viewBox="0 0 7276 1862" svg:d="M280 0h6717c18 0 36 1 54 5s36 9 53 16c16 7 33 16 48 26s29 22 42 34c13 13 25 28 35 43s19 31 26 48 12 34 15 52c4 18 6 37 6 55v1303c0 19-2 37-6 55-3 18-8 35-15 52s-16 33-26 49c-10 15-22 29-35 42s-27 24-42 35c-15 10-32 18-48 25-17 7-35 13-53 16-18 4-36 6-54 6h-6717c-19 0-37-2-55-6-18-3-35-9-52-16s-33-15-48-25c-16-11-30-22-43-35s-24-27-35-42c-10-16-18-32-25-49s-13-34-16-52c-4-18-6-36-6-55v-1303c0-18 2-37 6-55 3-18 9-35 16-52s15-33 25-48c11-15 22-30 35-43 13-12 27-24 43-34 15-10 31-19 48-26s34-12 52-16 36-5 55-5z">
          <text:p/>
        </draw:path>
        <draw:frame draw:style-name="gr9" draw:text-style-name="P9" draw:layer="layout" svg:width="1.564cm" svg:height="0.492cm" svg:x="22.099cm" svg:y="27.084cm">
          <draw:text-box>
            <text:p text:style-name="P4"><text:span text:style-name="T17">10 байт</text:span></text:p>
          </draw:text-box>
        </draw:frame>
        <draw:frame draw:style-name="gr6" draw:text-style-name="P6" draw:layer="layout" svg:width="3.816cm" svg:height="0.696cm" svg:x="28.489cm" svg:y="7.376cm">
          <draw:text-box>
            <text:p text:style-name="P4"><text:span text:style-name="T2">Символьные</text:span></text:p>
          </draw:text-box>
        </draw:frame>
        <draw:polygon draw:style-name="gr2" draw:text-style-name="P2" draw:layer="layout" svg:width="0.846cm" svg:height="3.045cm" svg:x="27.786cm" svg:y="9.473cm" svg:viewBox="0 0 847 3046" draw:points="847,0 0,0 0,3046 847,3046">
          <text:p/>
        </draw:polygon>
        <draw:polyline draw:style-name="gr3" draw:text-style-name="P3" draw:layer="layout" svg:width="0.846cm" svg:height="3.045cm" svg:x="27.786cm" svg:y="9.473cm" svg:viewBox="0 0 847 3046" draw:points="847,0 0,0 0,3046 847,3046">
          <text:p/>
        </draw:polyline>
        <draw:polyline draw:style-name="gr3" draw:text-style-name="P3" draw:layer="layout" svg:width="5.405cm" svg:height="3.045cm" svg:x="28.632cm" svg:y="9.473cm" svg:viewBox="0 0 5406 3046" draw:points="0,0 5406,0 5406,3046 0,3046">
          <text:p/>
        </draw:polyline>
        <draw:line draw:style-name="gr3" draw:text-style-name="P3" draw:layer="layout" svg:x1="28.632cm" svg:y1="9.473cm" svg:x2="28.632cm" svg:y2="12.518cm">
          <text:p/>
        </draw:line>
        <draw:frame draw:style-name="gr6" draw:text-style-name="P6" draw:layer="layout" svg:width="2.051cm" svg:height="0.696cm" svg:x="29.371cm" svg:y="8.07cm">
          <draw:text-box>
            <text:p text:style-name="P4"><text:span text:style-name="T2">строки</text:span></text:p>
          </draw:text-box>
        </draw:frame>
        <draw:polygon draw:style-name="gr2" draw:text-style-name="P2" draw:layer="layout" svg:width="0.676cm" svg:height="1.184cm" svg:x="28.632cm" svg:y="9.473cm" svg:viewBox="0 0 677 1185" draw:points="677,0 0,0 0,1185 677,1185">
          <text:p/>
        </draw:polygon>
        <draw:polyline draw:style-name="gr3" draw:text-style-name="P3" draw:layer="layout" svg:width="0.676cm" svg:height="1.184cm" svg:x="28.632cm" svg:y="9.473cm" svg:viewBox="0 0 677 1185" draw:points="677,0 0,0 0,1185 677,1185">
          <text:p/>
        </draw:polyline>
        <draw:polyline draw:style-name="gr3" draw:text-style-name="P3" draw:layer="layout" svg:width="4.729cm" svg:height="1.184cm" svg:x="29.308cm" svg:y="9.473cm" svg:viewBox="0 0 4730 1185" draw:points="0,0 4730,0 4730,1185 0,1185">
          <text:p/>
        </draw:polyline>
        <draw:line draw:style-name="gr3" draw:text-style-name="P3" draw:layer="layout" svg:x1="29.308cm" svg:y1="9.473cm" svg:x2="29.308cm" svg:y2="10.657cm">
          <text:p/>
        </draw:line>
        <draw:frame draw:style-name="gr7" draw:text-style-name="P7" draw:layer="layout" svg:width="1.255cm" svg:height="0.666cm" draw:transform="rotate (1.5707963267949) translate (27.944cm 11.613cm)">
          <draw:text-box>
            <text:p text:style-name="P4"><text:span text:style-name="T3">char</text:span></text:p>
          </draw:text-box>
        </draw:frame>
        <draw:frame draw:style-name="gr8" draw:text-style-name="P8" draw:layer="layout" svg:width="0.971cm" svg:height="0.225cm" draw:transform="rotate (1.5707963267949) translate (28.863cm 10.539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6cm" svg:height="1.861cm" svg:x="28.632cm" svg:y="10.657cm" svg:viewBox="0 0 677 1862" draw:points="677,0 0,0 0,1862 677,1862">
          <text:p/>
        </draw:polygon>
        <draw:polyline draw:style-name="gr3" draw:text-style-name="P3" draw:layer="layout" svg:width="0.676cm" svg:height="1.861cm" svg:x="28.632cm" svg:y="10.657cm" svg:viewBox="0 0 677 1862" draw:points="677,0 0,0 0,1862 677,1862">
          <text:p/>
        </draw:polyline>
        <draw:polyline draw:style-name="gr3" draw:text-style-name="P3" draw:layer="layout" svg:width="4.729cm" svg:height="1.861cm" svg:x="29.308cm" svg:y="10.657cm" svg:viewBox="0 0 4730 1862" draw:points="0,0 4730,0 4730,1862 0,1862">
          <text:p/>
        </draw:polyline>
        <draw:line draw:style-name="gr3" draw:text-style-name="P3" draw:layer="layout" svg:x1="29.308cm" svg:y1="10.657cm" svg:x2="29.308cm" svg:y2="12.518cm">
          <text:p/>
        </draw:line>
        <draw:frame draw:style-name="gr14" draw:text-style-name="P14" draw:layer="layout" svg:width="3.562cm" svg:height="0.378cm" svg:x="29.824cm" svg:y="9.886cm">
          <draw:text-box>
            <text:p text:style-name="P4"><text:span text:style-name="T23">от 1 до 8000 символов</text:span></text:p>
          </draw:text-box>
        </draw:frame>
        <draw:frame draw:style-name="gr11" draw:text-style-name="P11" draw:layer="layout" svg:width="0.633cm" svg:height="0.187cm" draw:transform="rotate (1.5707963267949) translate (28.877cm 11.893cm)">
          <draw:text-box>
            <text:p text:style-name="P4"><text:span text:style-name="T24">Память</text:span></text:p>
          </draw:text-box>
        </draw:frame>
        <draw:frame draw:style-name="gr16" draw:text-style-name="P16" draw:layer="layout" svg:width="4.519cm" svg:height="0.323cm" svg:x="29.399cm" svg:y="10.744cm">
          <draw:text-box>
            <text:p text:style-name="P4"><text:span text:style-name="T25">Количество хранимых символов <text:s/></text:span></text:p>
          </draw:text-box>
        </draw:frame>
        <draw:frame draw:style-name="gr16" draw:text-style-name="P16" draw:layer="layout" svg:width="3.147cm" svg:height="0.323cm" svg:x="30.081cm" svg:y="11.083cm">
          <draw:text-box>
            <text:p text:style-name="P4"><text:span text:style-name="T25">передается в скобках. <text:s/></text:span></text:p>
          </draw:text-box>
        </draw:frame>
        <draw:frame draw:style-name="gr16" draw:text-style-name="P16" draw:layer="layout" svg:width="2.508cm" svg:height="0.323cm" svg:x="30.418cm" svg:y="11.421cm">
          <draw:text-box>
            <text:p text:style-name="P4"><text:span text:style-name="T25">1 символ - 1 байт. </text:span></text:p>
          </draw:text-box>
        </draw:frame>
        <draw:frame draw:style-name="gr16" draw:text-style-name="P16" draw:layer="layout" svg:width="4.041cm" svg:height="0.323cm" svg:x="29.641cm" svg:y="11.759cm">
          <draw:text-box>
            <text:p text:style-name="P4"><text:span text:style-name="T25">Неиспользованные символы <text:s/></text:span></text:p>
          </draw:text-box>
        </draw:frame>
        <draw:polygon draw:style-name="gr2" draw:text-style-name="P2" draw:layer="layout" svg:width="0.846cm" svg:height="2.792cm" svg:x="27.786cm" svg:y="13.279cm" svg:viewBox="0 0 847 2793" draw:points="847,0 0,0 0,2793 847,2793">
          <text:p/>
        </draw:polygon>
        <draw:polyline draw:style-name="gr3" draw:text-style-name="P3" draw:layer="layout" svg:width="0.846cm" svg:height="2.792cm" svg:x="27.786cm" svg:y="13.279cm" svg:viewBox="0 0 847 2793" draw:points="847,0 0,0 0,2793 847,2793">
          <text:p/>
        </draw:polyline>
        <draw:polyline draw:style-name="gr3" draw:text-style-name="P3" draw:layer="layout" svg:width="5.405cm" svg:height="2.792cm" svg:x="28.632cm" svg:y="13.279cm" svg:viewBox="0 0 5406 2793" draw:points="0,0 5406,0 5406,2793 0,2793">
          <text:p/>
        </draw:polyline>
        <draw:line draw:style-name="gr3" draw:text-style-name="P3" draw:layer="layout" svg:x1="28.632cm" svg:y1="13.279cm" svg:x2="28.632cm" svg:y2="16.071cm">
          <text:p/>
        </draw:line>
        <draw:frame draw:style-name="gr16" draw:text-style-name="P16" draw:layer="layout" svg:width="3.198cm" svg:height="0.323cm" svg:x="30.021cm" svg:y="12.098cm">
          <draw:text-box>
            <text:p text:style-name="P4"><text:span text:style-name="T25">занимаются пробелами</text:span></text:p>
          </draw:text-box>
        </draw:frame>
        <draw:polygon draw:style-name="gr2" draw:text-style-name="P2" draw:layer="layout" svg:width="0.676cm" svg:height="1.185cm" svg:x="28.632cm" svg:y="13.279cm" svg:viewBox="0 0 677 1186" draw:points="677,0 0,0 0,1186 677,1186">
          <text:p/>
        </draw:polygon>
        <draw:polyline draw:style-name="gr3" draw:text-style-name="P3" draw:layer="layout" svg:width="0.676cm" svg:height="1.185cm" svg:x="28.632cm" svg:y="13.279cm" svg:viewBox="0 0 677 1186" draw:points="677,0 0,0 0,1186 677,1186">
          <text:p/>
        </draw:polyline>
        <draw:polyline draw:style-name="gr3" draw:text-style-name="P3" draw:layer="layout" svg:width="4.729cm" svg:height="1.185cm" svg:x="29.308cm" svg:y="13.279cm" svg:viewBox="0 0 4730 1186" draw:points="0,0 4730,0 4730,1186 0,1186">
          <text:p/>
        </draw:polyline>
        <draw:line draw:style-name="gr3" draw:text-style-name="P3" draw:layer="layout" svg:x1="29.308cm" svg:y1="13.279cm" svg:x2="29.308cm" svg:y2="14.464cm">
          <text:p/>
        </draw:line>
        <draw:frame draw:style-name="gr7" draw:text-style-name="P7" draw:layer="layout" svg:width="2.144cm" svg:height="0.666cm" draw:transform="rotate (1.5707963267949) translate (27.944cm 15.737cm)">
          <draw:text-box>
            <text:p text:style-name="P4"><text:span text:style-name="T3">varchar</text:span></text:p>
          </draw:text-box>
        </draw:frame>
        <draw:frame draw:style-name="gr8" draw:text-style-name="P8" draw:layer="layout" svg:width="0.971cm" svg:height="0.225cm" draw:transform="rotate (1.5707963267949) translate (28.863cm 14.345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6cm" svg:height="1.607cm" svg:x="28.632cm" svg:y="14.464cm" svg:viewBox="0 0 677 1608" draw:points="677,0 0,0 0,1608 677,1608">
          <text:p/>
        </draw:polygon>
        <draw:polyline draw:style-name="gr3" draw:text-style-name="P3" draw:layer="layout" svg:width="0.676cm" svg:height="1.607cm" svg:x="28.632cm" svg:y="14.464cm" svg:viewBox="0 0 677 1608" draw:points="677,0 0,0 0,1608 677,1608">
          <text:p/>
        </draw:polyline>
        <draw:polyline draw:style-name="gr3" draw:text-style-name="P3" draw:layer="layout" svg:width="4.729cm" svg:height="1.607cm" svg:x="29.308cm" svg:y="14.464cm" svg:viewBox="0 0 4730 1608" draw:points="0,0 4730,0 4730,1608 0,1608">
          <text:p/>
        </draw:polyline>
        <draw:line draw:style-name="gr3" draw:text-style-name="P3" draw:layer="layout" svg:x1="29.308cm" svg:y1="14.464cm" svg:x2="29.308cm" svg:y2="16.071cm">
          <text:p/>
        </draw:line>
        <draw:frame draw:style-name="gr14" draw:text-style-name="P14" draw:layer="layout" svg:width="3.562cm" svg:height="0.378cm" svg:x="29.925cm" svg:y="13.693cm">
          <draw:text-box>
            <text:p text:style-name="P4"><text:span text:style-name="T23">от 1 до 8000 символов</text:span></text:p>
          </draw:text-box>
        </draw:frame>
        <draw:frame draw:style-name="gr8" draw:text-style-name="P8" draw:layer="layout" svg:width="0.764cm" svg:height="0.225cm" draw:transform="rotate (1.5707963267949) translate (28.863cm 15.635cm)">
          <draw:text-box>
            <text:p text:style-name="P4"><text:span text:style-name="T4">Память</text:span></text:p>
          </draw:text-box>
        </draw:frame>
        <draw:frame draw:style-name="gr16" draw:text-style-name="P16" draw:layer="layout" svg:width="2.508cm" svg:height="0.323cm" svg:x="30.35cm" svg:y="14.635cm">
          <draw:text-box>
            <text:p text:style-name="P4"><text:span text:style-name="T25">1 символ - 1 байт. </text:span></text:p>
          </draw:text-box>
        </draw:frame>
        <draw:frame draw:style-name="gr16" draw:text-style-name="P16" draw:layer="layout" svg:width="4.049cm" svg:height="0.323cm" svg:x="29.578cm" svg:y="14.974cm">
          <draw:text-box>
            <text:p text:style-name="P4"><text:span text:style-name="T25">Размер ячейки определяется </text:span></text:p>
          </draw:text-box>
        </draw:frame>
        <draw:frame draw:style-name="gr16" draw:text-style-name="P16" draw:layer="layout" svg:width="3.427cm" svg:height="0.323cm" svg:x="29.876cm" svg:y="15.312cm">
          <draw:text-box>
            <text:p text:style-name="P4"><text:span text:style-name="T25">количеством введенных <text:s/></text:span></text:p>
          </draw:text-box>
        </draw:frame>
        <draw:polygon draw:style-name="gr2" draw:text-style-name="P2" draw:layer="layout" svg:width="0.846cm" svg:height="2.369cm" svg:x="27.786cm" svg:y="17.001cm" svg:viewBox="0 0 847 2370" draw:points="847,0 0,0 0,2370 847,2370">
          <text:p/>
        </draw:polygon>
        <draw:polyline draw:style-name="gr3" draw:text-style-name="P3" draw:layer="layout" svg:width="0.846cm" svg:height="2.369cm" svg:x="27.786cm" svg:y="17.001cm" svg:viewBox="0 0 847 2370" draw:points="847,0 0,0 0,2370 847,2370">
          <text:p/>
        </draw:polyline>
        <draw:polyline draw:style-name="gr3" draw:text-style-name="P3" draw:layer="layout" svg:width="5.413cm" svg:height="2.369cm" svg:x="28.632cm" svg:y="17.001cm" svg:viewBox="0 0 5414 2370" draw:points="0,0 5414,0 5414,2370 0,2370">
          <text:p/>
        </draw:polyline>
        <draw:line draw:style-name="gr3" draw:text-style-name="P3" draw:layer="layout" svg:x1="28.632cm" svg:y1="17.001cm" svg:x2="28.632cm" svg:y2="19.37cm">
          <text:p/>
        </draw:line>
        <draw:frame draw:style-name="gr16" draw:text-style-name="P16" draw:layer="layout" svg:width="1.463cm" svg:height="0.323cm" svg:x="30.809cm" svg:y="15.65cm">
          <draw:text-box>
            <text:p text:style-name="P4"><text:span text:style-name="T25">симоволов</text:span></text:p>
          </draw:text-box>
        </draw:frame>
        <draw:polygon draw:style-name="gr2" draw:text-style-name="P2" draw:layer="layout" svg:width="0.676cm" svg:height="1.184cm" svg:x="28.632cm" svg:y="17.001cm" svg:viewBox="0 0 677 1185" draw:points="677,0 0,0 0,1185 677,1185">
          <text:p/>
        </draw:polygon>
        <draw:polyline draw:style-name="gr3" draw:text-style-name="P3" draw:layer="layout" svg:width="0.676cm" svg:height="1.184cm" svg:x="28.632cm" svg:y="17.001cm" svg:viewBox="0 0 677 1185" draw:points="677,0 0,0 0,1185 677,1185">
          <text:p/>
        </draw:polyline>
        <draw:polyline draw:style-name="gr3" draw:text-style-name="P3" draw:layer="layout" svg:width="4.737cm" svg:height="1.184cm" svg:x="29.308cm" svg:y="17.001cm" svg:viewBox="0 0 4738 1185" draw:points="0,0 4738,0 4738,1185 0,1185">
          <text:p/>
        </draw:polyline>
        <draw:line draw:style-name="gr3" draw:text-style-name="P3" draw:layer="layout" svg:x1="29.308cm" svg:y1="17.001cm" svg:x2="29.308cm" svg:y2="18.185cm">
          <text:p/>
        </draw:line>
        <draw:frame draw:style-name="gr20" draw:text-style-name="P20" draw:layer="layout" svg:width="0.933cm" svg:height="0.585cm" draw:transform="rotate (1.5707963267949) translate (27.972cm 18.644cm)">
          <draw:text-box>
            <text:p text:style-name="P4"><text:span text:style-name="T18">text</text:span></text:p>
          </draw:text-box>
        </draw:frame>
        <draw:frame draw:style-name="gr8" draw:text-style-name="P8" draw:layer="layout" svg:width="0.971cm" svg:height="0.225cm" draw:transform="rotate (1.5707963267949) translate (28.863cm 18.067cm)">
          <draw:text-box>
            <text:p text:style-name="P4"><text:span text:style-name="T4">Диапазон</text:span></text:p>
          </draw:text-box>
        </draw:frame>
        <draw:frame draw:style-name="gr13" draw:text-style-name="P13" draw:layer="layout" svg:width="3.596cm" svg:height="0.399cm" svg:x="29.955cm" svg:y="17.112cm">
          <draw:text-box>
            <text:p text:style-name="P4"><text:span text:style-name="T26">Данные переменной <text:s/></text:span></text:p>
          </draw:text-box>
        </draw:frame>
        <draw:polygon draw:style-name="gr2" draw:text-style-name="P2" draw:layer="layout" svg:width="0.676cm" svg:height="1.185cm" svg:x="28.632cm" svg:y="18.185cm" svg:viewBox="0 0 677 1186" draw:points="677,0 0,0 0,1186 677,1186">
          <text:p/>
        </draw:polygon>
        <draw:polyline draw:style-name="gr3" draw:text-style-name="P3" draw:layer="layout" svg:width="0.676cm" svg:height="1.185cm" svg:x="28.632cm" svg:y="18.185cm" svg:viewBox="0 0 677 1186" draw:points="677,0 0,0 0,1186 677,1186">
          <text:p/>
        </draw:polyline>
        <draw:polyline draw:style-name="gr3" draw:text-style-name="P3" draw:layer="layout" svg:width="4.737cm" svg:height="1.185cm" svg:x="29.308cm" svg:y="18.185cm" svg:viewBox="0 0 4738 1186" draw:points="0,0 4738,0 4738,1186 0,1186">
          <text:p/>
        </draw:polyline>
        <draw:line draw:style-name="gr3" draw:text-style-name="P3" draw:layer="layout" svg:x1="29.308cm" svg:y1="18.185cm" svg:x2="29.308cm" svg:y2="19.37cm">
          <text:p/>
        </draw:line>
        <draw:frame draw:style-name="gr13" draw:text-style-name="P13" draw:layer="layout" svg:width="3.253cm" svg:height="0.399cm" svg:x="30.079cm" svg:y="17.535cm">
          <draw:text-box>
            <text:p text:style-name="P4"><text:span text:style-name="T26">длины не в Unicode</text:span></text:p>
          </draw:text-box>
        </draw:frame>
        <draw:frame draw:style-name="gr8" draw:text-style-name="P8" draw:layer="layout" svg:width="0.764cm" svg:height="0.225cm" draw:transform="rotate (1.5707963267949) translate (28.863cm 19.145cm)">
          <draw:text-box>
            <text:p text:style-name="P4"><text:span text:style-name="T4">Память</text:span></text:p>
          </draw:text-box>
        </draw:frame>
        <draw:frame draw:style-name="gr22" draw:text-style-name="P22" draw:layer="layout" svg:width="1.746cm" svg:height="0.361cm" svg:x="30.432cm" svg:y="18.36cm">
          <draw:text-box>
            <text:p text:style-name="P4"><text:span text:style-name="T27">максимум 2</text:span></text:p>
          </draw:text-box>
        </draw:frame>
        <draw:frame draw:style-name="gr23" draw:text-style-name="P23" draw:layer="layout" svg:width="0.298cm" svg:height="0.297cm" svg:x="32.187cm" svg:y="18.29cm">
          <draw:text-box>
            <text:p text:style-name="P4"><text:span text:style-name="T28">31</text:span></text:p>
          </draw:text-box>
        </draw:frame>
        <draw:frame draw:style-name="gr22" draw:text-style-name="P22" draw:layer="layout" svg:width="0.375cm" svg:height="0.361cm" svg:x="32.485cm" svg:y="18.36cm">
          <draw:text-box>
            <text:p text:style-name="P4"><text:span text:style-name="T27">-1 </text:span></text:p>
          </draw:text-box>
        </draw:frame>
        <draw:polygon draw:style-name="gr2" draw:text-style-name="P2" draw:layer="layout" svg:width="0.761cm" svg:height="1.946cm" svg:x="43.257cm" svg:y="8.974cm" svg:viewBox="0 0 762 1947" draw:points="0,0 169,0 169,1599 440,1599 440,1421 762,1683 440,1947 440,1769 0,1769">
          <text:p/>
        </draw:polygon>
        <draw:polygon draw:style-name="gr3" draw:text-style-name="P3" draw:layer="layout" svg:width="0.761cm" svg:height="1.946cm" svg:x="43.257cm" svg:y="8.974cm" svg:viewBox="0 0 762 1947" draw:points="0,0 169,0 169,1599 440,1599 440,1421 762,1683 440,1947 440,1769 0,1769">
          <text:p/>
        </draw:polygon>
        <draw:polyline draw:style-name="gr3" draw:text-style-name="P3" draw:layer="layout" svg:width="0.321cm" svg:height="0.525cm" svg:x="43.697cm" svg:y="10.395cm" svg:viewBox="0 0 322 526" draw:points="0,178 0,0 322,262 0,526 0,348">
          <text:p/>
        </draw:polyline>
        <draw:polygon draw:style-name="gr2" draw:text-style-name="P2" draw:layer="layout" svg:width="0.761cm" svg:height="4.821cm" svg:x="43.257cm" svg:y="8.974cm" svg:viewBox="0 0 762 4822" draw:points="0,0 169,0 169,4476 440,4476 440,4298 762,4560 440,4822 440,4645 0,4645">
          <text:p/>
        </draw:polygon>
        <draw:polygon draw:style-name="gr3" draw:text-style-name="P3" draw:layer="layout" svg:width="0.761cm" svg:height="4.821cm" svg:x="43.257cm" svg:y="8.974cm" svg:viewBox="0 0 762 4822" draw:points="0,0 169,0 169,4476 440,4476 440,4298 762,4560 440,4822 440,4645 0,4645">
          <text:p/>
        </draw:polygon>
        <draw:polyline draw:style-name="gr3" draw:text-style-name="P3" draw:layer="layout" svg:width="0.321cm" svg:height="0.524cm" svg:x="43.697cm" svg:y="13.271cm" svg:viewBox="0 0 322 525" draw:points="0,179 0,0 322,263 0,525 0,348">
          <text:p/>
        </draw:polyline>
        <draw:polygon draw:style-name="gr2" draw:text-style-name="P2" draw:layer="layout" svg:width="0.75cm" svg:height="8.117cm" svg:x="43.257cm" svg:y="8.974cm" svg:viewBox="0 0 751 8118" draw:points="0,0 169,0 169,7771 429,7771 429,7594 751,7856 428,8118 429,7941 0,7940">
          <text:p/>
        </draw:polygon>
        <draw:polygon draw:style-name="gr3" draw:text-style-name="P3" draw:layer="layout" svg:width="0.75cm" svg:height="8.117cm" svg:x="43.257cm" svg:y="8.974cm" svg:viewBox="0 0 751 8118" draw:points="0,0 169,0 169,7771 429,7771 429,7594 751,7856 428,8118 429,7941 0,7940">
          <text:p/>
        </draw:polygon>
        <draw:polyline draw:style-name="gr3" draw:text-style-name="P3" draw:layer="layout" svg:width="0.322cm" svg:height="0.524cm" svg:x="43.685cm" svg:y="16.567cm" svg:viewBox="0 0 323 525" draw:points="1,177 1,0 323,262 0,525 1,347">
          <text:p/>
        </draw:polyline>
        <draw:path draw:style-name="gr2" draw:text-style-name="P2" draw:layer="layout" svg:width="6.598cm" svg:height="1.861cm" svg:x="43.003cm" svg:y="7.105cm" svg:viewBox="0 0 6599 1862" svg:d="M279 0h6039c19 0 37 1 55 5s35 9 52 16 33 16 49 26 30 22 43 34c13 13 24 28 35 43 10 15 18 31 25 48s13 34 16 52c4 18 6 37 6 55v1303c0 19-2 37-6 55-3 18-9 35-16 52s-15 33-25 49c-11 15-22 29-35 42s-27 24-43 35c-16 10-32 18-49 25s-34 13-52 16c-18 4-36 6-55 6h-6039c-18 0-36-2-54-6-18-3-36-9-53-16s-33-15-48-25c-15-11-29-22-42-35s-25-27-35-42c-10-16-19-32-26-49s-12-34-16-52c-3-18-5-36-5-55v-1303c0-18 2-37 5-55 4-18 9-35 16-52s16-33 26-48 22-30 35-43c13-12 27-24 42-34s31-19 48-26 35-12 53-16 36-5 54-5z">
          <text:p/>
        </draw:path>
        <draw:frame draw:style-name="gr22" draw:text-style-name="P22" draw:layer="layout" svg:width="3.037cm" svg:height="0.361cm" svg:x="30.081cm" svg:y="18.732cm">
          <draw:text-box>
            <text:p text:style-name="P4"><text:span text:style-name="T27">(2 147 483 647) байт</text:span></text:p>
          </draw:text-box>
        </draw:frame>
        <draw:frame draw:style-name="gr6" draw:text-style-name="P6" draw:layer="layout" svg:width="3.084cm" svg:height="0.696cm" svg:x="44.756cm" svg:y="7.376cm">
          <draw:text-box>
            <text:p text:style-name="P4"><text:span text:style-name="T2">Двоичные</text:span></text:p>
          </draw:text-box>
        </draw:frame>
        <draw:polygon draw:style-name="gr2" draw:text-style-name="P2" draw:layer="layout" svg:width="0.846cm" svg:height="2.369cm" svg:x="44.026cm" svg:y="9.473cm" svg:viewBox="0 0 847 2370" draw:points="847,0 0,0 0,2370 847,2370">
          <text:p/>
        </draw:polygon>
        <draw:polyline draw:style-name="gr3" draw:text-style-name="P3" draw:layer="layout" svg:width="0.846cm" svg:height="2.369cm" svg:x="44.026cm" svg:y="9.473cm" svg:viewBox="0 0 847 2370" draw:points="847,0 0,0 0,2370 847,2370">
          <text:p/>
        </draw:polyline>
        <draw:polyline draw:style-name="gr3" draw:text-style-name="P3" draw:layer="layout" svg:width="4.568cm" svg:height="2.369cm" svg:x="44.872cm" svg:y="9.473cm" svg:viewBox="0 0 4569 2370" draw:points="0,0 4569,0 4569,2370 0,2370">
          <text:p/>
        </draw:polyline>
        <draw:line draw:style-name="gr3" draw:text-style-name="P3" draw:layer="layout" svg:x1="44.872cm" svg:y1="9.473cm" svg:x2="44.872cm" svg:y2="11.842cm">
          <text:p/>
        </draw:line>
        <draw:frame draw:style-name="gr6" draw:text-style-name="P6" draw:layer="layout" svg:width="2.292cm" svg:height="0.696cm" svg:x="45.149cm" svg:y="8.07cm">
          <draw:text-box>
            <text:p text:style-name="P4"><text:span text:style-name="T2">данные</text:span></text:p>
          </draw:text-box>
        </draw:frame>
        <draw:polygon draw:style-name="gr2" draw:text-style-name="P2" draw:layer="layout" svg:width="0.677cm" svg:height="1.353cm" svg:x="44.872cm" svg:y="9.473cm" svg:viewBox="0 0 678 1354" draw:points="678,0 0,0 0,1354 678,1354">
          <text:p/>
        </draw:polygon>
        <draw:polyline draw:style-name="gr3" draw:text-style-name="P3" draw:layer="layout" svg:width="0.677cm" svg:height="1.353cm" svg:x="44.872cm" svg:y="9.473cm" svg:viewBox="0 0 678 1354" draw:points="678,0 0,0 0,1354 678,1354">
          <text:p/>
        </draw:polyline>
        <draw:polyline draw:style-name="gr3" draw:text-style-name="P3" draw:layer="layout" svg:width="3.891cm" svg:height="1.353cm" svg:x="45.549cm" svg:y="9.473cm" svg:viewBox="0 0 3892 1354" draw:points="0,0 3892,0 3892,1354 0,1354">
          <text:p/>
        </draw:polyline>
        <draw:line draw:style-name="gr3" draw:text-style-name="P3" draw:layer="layout" svg:x1="45.549cm" svg:y1="9.473cm" svg:x2="45.549cm" svg:y2="10.826cm">
          <text:p/>
        </draw:line>
        <draw:frame draw:style-name="gr7" draw:text-style-name="P7" draw:layer="layout" svg:width="1.784cm" svg:height="0.666cm" draw:transform="rotate (1.5707963267949) translate (44.185cm 11.538cm)">
          <draw:text-box>
            <text:p text:style-name="P4"><text:span text:style-name="T3">binary</text:span></text:p>
          </draw:text-box>
        </draw:frame>
        <draw:frame draw:style-name="gr8" draw:text-style-name="P8" draw:layer="layout" svg:width="0.971cm" svg:height="0.225cm" draw:transform="rotate (1.5707963267949) translate (45.104cm 10.623cm)">
          <draw:text-box>
            <text:p text:style-name="P4"><text:span text:style-name="T4">Диапазон</text:span></text:p>
          </draw:text-box>
        </draw:frame>
        <draw:frame draw:style-name="gr22" draw:text-style-name="P22" draw:layer="layout" svg:width="2.809cm" svg:height="0.361cm" svg:x="46.128cm" svg:y="9.597cm">
          <draw:text-box>
            <text:p text:style-name="P4"><text:span text:style-name="T27">Двоичные данные </text:span></text:p>
          </draw:text-box>
        </draw:frame>
        <draw:frame draw:style-name="gr22" draw:text-style-name="P22" draw:layer="layout" svg:width="3.478cm" svg:height="0.361cm" svg:x="45.788cm" svg:y="9.969cm">
          <draw:text-box>
            <text:p text:style-name="P4"><text:span text:style-name="T27">фиксированной длины </text:span></text:p>
          </draw:text-box>
        </draw:frame>
        <draw:polygon draw:style-name="gr2" draw:text-style-name="P2" draw:layer="layout" svg:width="0.677cm" svg:height="1.016cm" svg:x="44.872cm" svg:y="10.826cm" svg:viewBox="0 0 678 1017" draw:points="678,0 0,0 0,1017 678,1017">
          <text:p/>
        </draw:polygon>
        <draw:polyline draw:style-name="gr3" draw:text-style-name="P3" draw:layer="layout" svg:width="0.677cm" svg:height="1.016cm" svg:x="44.872cm" svg:y="10.826cm" svg:viewBox="0 0 678 1017" draw:points="678,0 0,0 0,1017 678,1017">
          <text:p/>
        </draw:polyline>
        <draw:polyline draw:style-name="gr3" draw:text-style-name="P3" draw:layer="layout" svg:width="3.891cm" svg:height="1.016cm" svg:x="45.549cm" svg:y="10.826cm" svg:viewBox="0 0 3892 1017" draw:points="0,0 3892,0 3892,1017 0,1017">
          <text:p/>
        </draw:polyline>
        <draw:line draw:style-name="gr3" draw:text-style-name="P3" draw:layer="layout" svg:x1="45.549cm" svg:y1="10.826cm" svg:x2="45.549cm" svg:y2="11.842cm">
          <text:p/>
        </draw:line>
        <draw:frame draw:style-name="gr22" draw:text-style-name="P22" draw:layer="layout" svg:width="2.326cm" svg:height="0.361cm" svg:x="46.322cm" svg:y="10.342cm">
          <draw:text-box>
            <text:p text:style-name="P4"><text:span text:style-name="T27">n (от 1 до 8000)</text:span></text:p>
          </draw:text-box>
        </draw:frame>
        <draw:frame draw:style-name="gr8" draw:text-style-name="P8" draw:layer="layout" svg:width="0.764cm" svg:height="0.225cm" draw:transform="rotate (1.5707963267949) translate (45.104cm 11.702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8cm" svg:x="44.026cm" svg:y="12.349cm" svg:viewBox="0 0 847 2369" draw:points="847,0 0,0 0,2369 847,2369">
          <text:p/>
        </draw:polygon>
        <draw:polyline draw:style-name="gr3" draw:text-style-name="P3" draw:layer="layout" svg:width="0.846cm" svg:height="2.368cm" svg:x="44.026cm" svg:y="12.349cm" svg:viewBox="0 0 847 2369" draw:points="847,0 0,0 0,2369 847,2369">
          <text:p/>
        </draw:polyline>
        <draw:polyline draw:style-name="gr3" draw:text-style-name="P3" draw:layer="layout" svg:width="4.568cm" svg:height="2.368cm" svg:x="44.872cm" svg:y="12.349cm" svg:viewBox="0 0 4569 2369" draw:points="0,0 4569,0 4569,2369 0,2369">
          <text:p/>
        </draw:polyline>
        <draw:line draw:style-name="gr3" draw:text-style-name="P3" draw:layer="layout" svg:x1="44.872cm" svg:y1="12.349cm" svg:x2="44.872cm" svg:y2="14.717cm">
          <text:p/>
        </draw:line>
        <draw:frame draw:style-name="gr9" draw:text-style-name="P9" draw:layer="layout" svg:width="0.439cm" svg:height="0.492cm" svg:x="47.364cm" svg:y="11.08cm">
          <draw:text-box>
            <text:p text:style-name="P4"><text:span text:style-name="T17">n</text:span></text:p>
          </draw:text-box>
        </draw:frame>
        <draw:polygon draw:style-name="gr2" draw:text-style-name="P2" draw:layer="layout" svg:width="0.677cm" svg:height="1.184cm" svg:x="44.872cm" svg:y="12.349cm" svg:viewBox="0 0 678 1185" draw:points="678,0 0,0 0,1185 678,1185">
          <text:p/>
        </draw:polygon>
        <draw:polyline draw:style-name="gr3" draw:text-style-name="P3" draw:layer="layout" svg:width="0.677cm" svg:height="1.184cm" svg:x="44.872cm" svg:y="12.349cm" svg:viewBox="0 0 678 1185" draw:points="678,0 0,0 0,1185 678,1185">
          <text:p/>
        </draw:polyline>
        <draw:polyline draw:style-name="gr3" draw:text-style-name="P3" draw:layer="layout" svg:width="3.891cm" svg:height="1.184cm" svg:x="45.549cm" svg:y="12.349cm" svg:viewBox="0 0 3892 1185" draw:points="0,0 3892,0 3892,1185 0,1185">
          <text:p/>
        </draw:polyline>
        <draw:line draw:style-name="gr3" draw:text-style-name="P3" draw:layer="layout" svg:x1="45.549cm" svg:y1="12.349cm" svg:x2="45.549cm" svg:y2="13.533cm">
          <text:p/>
        </draw:line>
        <draw:frame draw:style-name="gr24" draw:text-style-name="P24" draw:layer="layout" svg:width="2.059cm" svg:height="0.513cm" draw:transform="rotate (1.5707963267949) translate (44.239cm 14.554cm)">
          <draw:text-box>
            <text:p text:style-name="P4"><text:span text:style-name="T29">varbinary</text:span></text:p>
          </draw:text-box>
        </draw:frame>
        <draw:frame draw:style-name="gr8" draw:text-style-name="P8" draw:layer="layout" svg:width="0.971cm" svg:height="0.225cm" draw:transform="rotate (1.5707963267949) translate (45.104cm 13.415cm)">
          <draw:text-box>
            <text:p text:style-name="P4"><text:span text:style-name="T4">Диапазон</text:span></text:p>
          </draw:text-box>
        </draw:frame>
        <draw:frame draw:style-name="gr22" draw:text-style-name="P22" draw:layer="layout" svg:width="2.809cm" svg:height="0.361cm" svg:x="45.958cm" svg:y="12.304cm">
          <draw:text-box>
            <text:p text:style-name="P4"><text:span text:style-name="T27">Двоичные данные </text:span></text:p>
          </draw:text-box>
        </draw:frame>
        <draw:frame draw:style-name="gr22" draw:text-style-name="P22" draw:layer="layout" svg:width="2.957cm" svg:height="0.361cm" svg:x="45.879cm" svg:y="12.676cm">
          <draw:text-box>
            <text:p text:style-name="P4"><text:span text:style-name="T27">переменной длины </text:span></text:p>
          </draw:text-box>
        </draw:frame>
        <draw:polygon draw:style-name="gr2" draw:text-style-name="P2" draw:layer="layout" svg:width="0.677cm" svg:height="1.184cm" svg:x="44.872cm" svg:y="13.533cm" svg:viewBox="0 0 678 1185" draw:points="678,0 0,0 0,1185 678,1185">
          <text:p/>
        </draw:polygon>
        <draw:polyline draw:style-name="gr3" draw:text-style-name="P3" draw:layer="layout" svg:width="0.677cm" svg:height="1.184cm" svg:x="44.872cm" svg:y="13.533cm" svg:viewBox="0 0 678 1185" draw:points="678,0 0,0 0,1185 678,1185">
          <text:p/>
        </draw:polyline>
        <draw:polyline draw:style-name="gr3" draw:text-style-name="P3" draw:layer="layout" svg:width="3.891cm" svg:height="1.184cm" svg:x="45.549cm" svg:y="13.533cm" svg:viewBox="0 0 3892 1185" draw:points="0,0 3892,0 3892,1185 0,1185">
          <text:p/>
        </draw:polyline>
        <draw:line draw:style-name="gr3" draw:text-style-name="P3" draw:layer="layout" svg:x1="45.549cm" svg:y1="13.533cm" svg:x2="45.549cm" svg:y2="14.717cm">
          <text:p/>
        </draw:line>
        <draw:frame draw:style-name="gr22" draw:text-style-name="P22" draw:layer="layout" svg:width="2.326cm" svg:height="0.361cm" svg:x="46.153cm" svg:y="13.048cm">
          <draw:text-box>
            <text:p text:style-name="P4"><text:span text:style-name="T27">n (от 1 до 8000)</text:span></text:p>
          </draw:text-box>
        </draw:frame>
        <draw:frame draw:style-name="gr8" draw:text-style-name="P8" draw:layer="layout" svg:width="0.764cm" svg:height="0.225cm" draw:transform="rotate (1.5707963267949) translate (45.104cm 14.493cm)">
          <draw:text-box>
            <text:p text:style-name="P4"><text:span text:style-name="T4">Память</text:span></text:p>
          </draw:text-box>
        </draw:frame>
        <draw:frame draw:style-name="gr22" draw:text-style-name="P22" draw:layer="layout" svg:width="0.722cm" svg:height="0.361cm" svg:x="47cm" svg:y="13.742cm">
          <draw:text-box>
            <text:p text:style-name="P4"><text:span text:style-name="T27">n +2 </text:span></text:p>
          </draw:text-box>
        </draw:frame>
        <draw:frame draw:style-name="gr22" draw:text-style-name="P22" draw:layer="layout" svg:width="1.149cm" svg:height="0.361cm" svg:x="46.449cm" svg:y="14.182cm">
          <draw:text-box>
            <text:p text:style-name="P4"><text:span text:style-name="T27">max = 2</text:span></text:p>
          </draw:text-box>
        </draw:frame>
        <draw:frame draw:style-name="gr23" draw:text-style-name="P23" draw:layer="layout" svg:width="0.298cm" svg:height="0.297cm" svg:x="47.602cm" svg:y="14.112cm">
          <draw:text-box>
            <text:p text:style-name="P4"><text:span text:style-name="T28">31</text:span></text:p>
          </draw:text-box>
        </draw:frame>
        <draw:polygon draw:style-name="gr2" draw:text-style-name="P2" draw:layer="layout" svg:width="0.846cm" svg:height="2.369cm" svg:x="44.026cm" svg:y="15.394cm" svg:viewBox="0 0 847 2370" draw:points="847,0 0,0 0,2370 847,2370">
          <text:p/>
        </draw:polygon>
        <draw:polyline draw:style-name="gr3" draw:text-style-name="P3" draw:layer="layout" svg:width="0.846cm" svg:height="2.369cm" svg:x="44.026cm" svg:y="15.394cm" svg:viewBox="0 0 847 2370" draw:points="847,0 0,0 0,2370 847,2370">
          <text:p/>
        </draw:polyline>
        <draw:polyline draw:style-name="gr3" draw:text-style-name="P3" draw:layer="layout" svg:width="4.568cm" svg:height="2.369cm" svg:x="44.872cm" svg:y="15.394cm" svg:viewBox="0 0 4569 2370" draw:points="0,0 4569,0 4569,2370 0,2370">
          <text:p/>
        </draw:polyline>
        <draw:line draw:style-name="gr3" draw:text-style-name="P3" draw:layer="layout" svg:x1="44.872cm" svg:y1="15.394cm" svg:x2="44.872cm" svg:y2="17.763cm">
          <text:p/>
        </draw:line>
        <draw:frame draw:style-name="gr22" draw:text-style-name="P22" draw:layer="layout" svg:width="0.375cm" svg:height="0.361cm" svg:x="47.899cm" svg:y="14.182cm">
          <draw:text-box>
            <text:p text:style-name="P4"><text:span text:style-name="T27">-1 </text:span></text:p>
          </draw:text-box>
        </draw:frame>
        <draw:polygon draw:style-name="gr2" draw:text-style-name="P2" draw:layer="layout" svg:width="0.677cm" svg:height="1.184cm" svg:x="44.872cm" svg:y="15.394cm" svg:viewBox="0 0 678 1185" draw:points="678,0 0,0 0,1185 678,1185">
          <text:p/>
        </draw:polygon>
        <draw:polyline draw:style-name="gr3" draw:text-style-name="P3" draw:layer="layout" svg:width="0.677cm" svg:height="1.184cm" svg:x="44.872cm" svg:y="15.394cm" svg:viewBox="0 0 678 1185" draw:points="678,0 0,0 0,1185 678,1185">
          <text:p/>
        </draw:polyline>
        <draw:polyline draw:style-name="gr3" draw:text-style-name="P3" draw:layer="layout" svg:width="3.891cm" svg:height="1.184cm" svg:x="45.549cm" svg:y="15.394cm" svg:viewBox="0 0 3892 1185" draw:points="0,0 3892,0 3892,1185 0,1185">
          <text:p/>
        </draw:polyline>
        <draw:line draw:style-name="gr3" draw:text-style-name="P3" draw:layer="layout" svg:x1="45.549cm" svg:y1="15.394cm" svg:x2="45.549cm" svg:y2="16.578cm">
          <text:p/>
        </draw:line>
        <draw:frame draw:style-name="gr20" draw:text-style-name="P20" draw:layer="layout" svg:width="1.518cm" svg:height="0.585cm" draw:transform="rotate (1.5707963267949) translate (44.212cm 17.328cm)">
          <draw:text-box>
            <text:p text:style-name="P4"><text:span text:style-name="T18">image</text:span></text:p>
          </draw:text-box>
        </draw:frame>
        <draw:frame draw:style-name="gr8" draw:text-style-name="P8" draw:layer="layout" svg:width="0.971cm" svg:height="0.225cm" draw:transform="rotate (1.5707963267949) translate (45.104cm 16.46cm)">
          <draw:text-box>
            <text:p text:style-name="P4"><text:span text:style-name="T4">Диапазон</text:span></text:p>
          </draw:text-box>
        </draw:frame>
        <draw:frame draw:style-name="gr22" draw:text-style-name="P22" draw:layer="layout" svg:width="2.868cm" svg:height="0.361cm" svg:x="46.098cm" svg:y="15.62cm">
          <draw:text-box>
            <text:p text:style-name="P4"><text:span text:style-name="T27">двоичные данные <text:s/></text:span></text:p>
          </draw:text-box>
        </draw:frame>
        <draw:polygon draw:style-name="gr2" draw:text-style-name="P2" draw:layer="layout" svg:width="0.677cm" svg:height="1.185cm" svg:x="44.872cm" svg:y="16.578cm" svg:viewBox="0 0 678 1186" draw:points="678,0 0,0 0,1186 678,1186">
          <text:p/>
        </draw:polygon>
        <draw:polyline draw:style-name="gr3" draw:text-style-name="P3" draw:layer="layout" svg:width="0.677cm" svg:height="1.185cm" svg:x="44.872cm" svg:y="16.578cm" svg:viewBox="0 0 678 1186" draw:points="678,0 0,0 0,1186 678,1186">
          <text:p/>
        </draw:polyline>
        <draw:polyline draw:style-name="gr3" draw:text-style-name="P3" draw:layer="layout" svg:width="3.891cm" svg:height="1.185cm" svg:x="45.549cm" svg:y="16.578cm" svg:viewBox="0 0 3892 1186" draw:points="0,0 3892,0 3892,1186 0,1186">
          <text:p/>
        </draw:polyline>
        <draw:line draw:style-name="gr3" draw:text-style-name="P3" draw:layer="layout" svg:x1="45.549cm" svg:y1="16.578cm" svg:x2="45.549cm" svg:y2="17.763cm">
          <text:p/>
        </draw:line>
        <draw:frame draw:style-name="gr22" draw:text-style-name="P22" draw:layer="layout" svg:width="2.868cm" svg:height="0.361cm" svg:x="46.048cm" svg:y="15.992cm">
          <draw:text-box>
            <text:p text:style-name="P4"><text:span text:style-name="T27">переменной длины</text:span></text:p>
          </draw:text-box>
        </draw:frame>
        <draw:frame draw:style-name="gr8" draw:text-style-name="P8" draw:layer="layout" svg:width="0.764cm" svg:height="0.225cm" draw:transform="rotate (1.5707963267949) translate (45.104cm 17.538cm)">
          <draw:text-box>
            <text:p text:style-name="P4"><text:span text:style-name="T4">Память</text:span></text:p>
          </draw:text-box>
        </draw:frame>
        <draw:frame draw:style-name="gr22" draw:text-style-name="P22" draw:layer="layout" svg:width="1.746cm" svg:height="0.361cm" svg:x="46.317cm" svg:y="16.838cm">
          <draw:text-box>
            <text:p text:style-name="P4"><text:span text:style-name="T27">максимум 2</text:span></text:p>
          </draw:text-box>
        </draw:frame>
        <draw:frame draw:style-name="gr23" draw:text-style-name="P23" draw:layer="layout" svg:width="0.298cm" svg:height="0.297cm" svg:x="48.072cm" svg:y="16.768cm">
          <draw:text-box>
            <text:p text:style-name="P4"><text:span text:style-name="T28">31</text:span></text:p>
          </draw:text-box>
        </draw:frame>
        <draw:frame draw:style-name="gr22" draw:text-style-name="P22" draw:layer="layout" svg:width="0.375cm" svg:height="0.361cm" svg:x="48.37cm" svg:y="16.838cm">
          <draw:text-box>
            <text:p text:style-name="P4"><text:span text:style-name="T27">-1 </text:span></text:p>
          </draw:text-box>
        </draw:frame>
        <draw:polygon draw:style-name="gr2" draw:text-style-name="P2" draw:layer="layout" svg:width="0.762cm" svg:height="2.326cm" svg:x="35.136cm" svg:y="8.974cm" svg:viewBox="0 0 763 2327" draw:points="0,0 170,0 170,1980 441,1980 441,1803 763,2065 441,2327 441,2150 0,2150">
          <text:p/>
        </draw:polygon>
        <draw:polygon draw:style-name="gr3" draw:text-style-name="P3" draw:layer="layout" svg:width="0.762cm" svg:height="2.326cm" svg:x="35.136cm" svg:y="8.974cm" svg:viewBox="0 0 763 2327" draw:points="0,0 170,0 170,1980 441,1980 441,1803 763,2065 441,2327 441,2150 0,2150">
          <text:p/>
        </draw:polygon>
        <draw:polyline draw:style-name="gr3" draw:text-style-name="P3" draw:layer="layout" svg:width="0.322cm" svg:height="0.524cm" svg:x="35.576cm" svg:y="10.776cm" svg:viewBox="0 0 323 525" draw:points="0,177 0,0 323,262 0,525 0,347">
          <text:p/>
        </draw:polyline>
        <draw:polygon draw:style-name="gr2" draw:text-style-name="P2" draw:layer="layout" svg:width="0.766cm" svg:height="6.006cm" svg:x="35.136cm" svg:y="8.974cm" svg:viewBox="0 0 767 6007" draw:points="0,0 170,0 170,5660 446,5660 446,5482 767,5744 446,6007 446,5829 0,5829">
          <text:p/>
        </draw:polygon>
        <draw:polygon draw:style-name="gr3" draw:text-style-name="P3" draw:layer="layout" svg:width="0.766cm" svg:height="6.006cm" svg:x="35.136cm" svg:y="8.974cm" svg:viewBox="0 0 767 6007" draw:points="0,0 170,0 170,5660 446,5660 446,5482 767,5744 446,6007 446,5829 0,5829">
          <text:p/>
        </draw:polygon>
        <draw:polyline draw:style-name="gr3" draw:text-style-name="P3" draw:layer="layout" svg:width="0.321cm" svg:height="0.525cm" svg:x="35.581cm" svg:y="14.455cm" svg:viewBox="0 0 322 526" draw:points="0,178 0,0 322,262 0,526 0,347">
          <text:p/>
        </draw:polyline>
        <draw:polygon draw:style-name="gr2" draw:text-style-name="P2" draw:layer="layout" svg:width="0.753cm" svg:height="9.724cm" svg:x="35.136cm" svg:y="8.974cm" svg:viewBox="0 0 754 9725" draw:points="0,0 170,0 170,9378 432,9379 432,9201 754,9463 432,9725 432,9548 0,9547">
          <text:p/>
        </draw:polygon>
        <draw:polygon draw:style-name="gr3" draw:text-style-name="P3" draw:layer="layout" svg:width="0.753cm" svg:height="9.724cm" svg:x="35.136cm" svg:y="8.974cm" svg:viewBox="0 0 754 9725" draw:points="0,0 170,0 170,9378 432,9379 432,9201 754,9463 432,9725 432,9548 0,9547">
          <text:p/>
        </draw:polygon>
        <draw:polyline draw:style-name="gr3" draw:text-style-name="P3" draw:layer="layout" svg:width="0.321cm" svg:height="0.524cm" svg:x="35.568cm" svg:y="18.174cm" svg:viewBox="0 0 322 525" draw:points="0,178 0,0 322,262 0,525 0,347">
          <text:p/>
        </draw:polyline>
        <draw:path draw:style-name="gr2" draw:text-style-name="P2" draw:layer="layout" svg:width="7.443cm" svg:height="1.861cm" svg:x="34.883cm" svg:y="7.105cm" svg:viewBox="0 0 7444 1862" svg:d="M279 0h6886c18 0 37 1 55 5s35 9 52 16 33 16 48 26 30 22 42 34c13 13 25 28 35 43s19 31 26 48 12 34 16 52c3 18 5 37 5 55v1303c0 19-2 37-5 55-4 18-9 35-16 52s-16 33-26 49c-10 15-22 29-35 42-12 13-27 24-42 35-15 10-31 18-48 25s-34 13-52 16c-18 4-37 6-55 6h-6886c-19 0-37-2-55-6-18-3-35-9-52-16s-33-15-48-25c-16-11-30-22-43-35s-24-27-34-42c-10-16-19-32-26-49s-12-34-16-52-5-36-5-55v-1303c0-18 1-37 5-55s9-35 16-52 16-33 26-48 21-30 34-43c13-12 27-24 43-34 15-10 31-19 48-26s34-12 52-16 36-5 55-5z">
          <text:p/>
        </draw:path>
        <draw:frame draw:style-name="gr22" draw:text-style-name="P22" draw:layer="layout" svg:width="3.037cm" svg:height="0.361cm" svg:x="45.966cm" svg:y="17.21cm">
          <draw:text-box>
            <text:p text:style-name="P4"><text:span text:style-name="T27">(2 147 483 647) байт</text:span></text:p>
          </draw:text-box>
        </draw:frame>
        <draw:frame draw:style-name="gr6" draw:text-style-name="P6" draw:layer="layout" svg:width="6.035cm" svg:height="0.696cm" svg:x="35.589cm" svg:y="7.376cm">
          <draw:text-box>
            <text:p text:style-name="P4"><text:span text:style-name="T2">Символьные строки</text:span></text:p>
          </draw:text-box>
        </draw:frame>
        <draw:polygon draw:style-name="gr2" draw:text-style-name="P2" draw:layer="layout" svg:width="0.846cm" svg:height="3.13cm" svg:x="35.906cm" svg:y="9.473cm" svg:viewBox="0 0 847 3131" draw:points="847,0 0,0 0,3131 847,3131">
          <text:p/>
        </draw:polygon>
        <draw:polyline draw:style-name="gr3" draw:text-style-name="P3" draw:layer="layout" svg:width="0.846cm" svg:height="3.13cm" svg:x="35.906cm" svg:y="9.473cm" svg:viewBox="0 0 847 3131" draw:points="847,0 0,0 0,3131 847,3131">
          <text:p/>
        </draw:polyline>
        <draw:polyline draw:style-name="gr3" draw:text-style-name="P3" draw:layer="layout" svg:width="5.414cm" svg:height="3.13cm" svg:x="36.752cm" svg:y="9.473cm" svg:viewBox="0 0 5415 3131" draw:points="0,0 5415,0 5415,3131 0,3131">
          <text:p/>
        </draw:polyline>
        <draw:line draw:style-name="gr3" draw:text-style-name="P3" draw:layer="layout" svg:x1="36.752cm" svg:y1="9.473cm" svg:x2="36.752cm" svg:y2="12.603cm">
          <text:p/>
        </draw:line>
        <draw:frame draw:style-name="gr6" draw:text-style-name="P6" draw:layer="layout" svg:width="2.855cm" svg:height="0.696cm" svg:x="37.174cm" svg:y="8.07cm">
          <draw:text-box>
            <text:p text:style-name="P4"><text:span text:style-name="T2">в Unicode</text:span></text:p>
          </draw:text-box>
        </draw:frame>
        <draw:polygon draw:style-name="gr2" draw:text-style-name="P2" draw:layer="layout" svg:width="0.677cm" svg:height="1.184cm" svg:x="36.752cm" svg:y="9.473cm" svg:viewBox="0 0 678 1185" draw:points="678,0 0,0 0,1185 678,1185">
          <text:p/>
        </draw:polygon>
        <draw:polyline draw:style-name="gr3" draw:text-style-name="P3" draw:layer="layout" svg:width="0.677cm" svg:height="1.184cm" svg:x="36.752cm" svg:y="9.473cm" svg:viewBox="0 0 678 1185" draw:points="678,0 0,0 0,1185 678,1185">
          <text:p/>
        </draw:polyline>
        <draw:polyline draw:style-name="gr3" draw:text-style-name="P3" draw:layer="layout" svg:width="4.737cm" svg:height="1.184cm" svg:x="37.429cm" svg:y="9.473cm" svg:viewBox="0 0 4738 1185" draw:points="0,0 4738,0 4738,1185 0,1185">
          <text:p/>
        </draw:polyline>
        <draw:line draw:style-name="gr3" draw:text-style-name="P3" draw:layer="layout" svg:x1="37.429cm" svg:y1="9.473cm" svg:x2="37.429cm" svg:y2="10.657cm">
          <text:p/>
        </draw:line>
        <draw:frame draw:style-name="gr7" draw:text-style-name="P7" draw:layer="layout" svg:width="1.619cm" svg:height="0.666cm" draw:transform="rotate (1.5707963267949) translate (36.065cm 11.836cm)">
          <draw:text-box>
            <text:p text:style-name="P4"><text:span text:style-name="T3">nchar</text:span></text:p>
          </draw:text-box>
        </draw:frame>
        <draw:frame draw:style-name="gr8" draw:text-style-name="P8" draw:layer="layout" svg:width="0.971cm" svg:height="0.225cm" draw:transform="rotate (1.5707963267949) translate (36.983cm 10.539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7cm" svg:height="1.946cm" svg:x="36.752cm" svg:y="10.657cm" svg:viewBox="0 0 678 1947" draw:points="678,0 0,0 0,1947 678,1947">
          <text:p/>
        </draw:polygon>
        <draw:polyline draw:style-name="gr3" draw:text-style-name="P3" draw:layer="layout" svg:width="0.677cm" svg:height="1.946cm" svg:x="36.752cm" svg:y="10.657cm" svg:viewBox="0 0 678 1947" draw:points="678,0 0,0 0,1947 678,1947">
          <text:p/>
        </draw:polyline>
        <draw:polyline draw:style-name="gr3" draw:text-style-name="P3" draw:layer="layout" svg:width="4.737cm" svg:height="1.946cm" svg:x="37.429cm" svg:y="10.657cm" svg:viewBox="0 0 4738 1947" draw:points="0,0 4738,0 4738,1947 0,1947">
          <text:p/>
        </draw:polyline>
        <draw:line draw:style-name="gr3" draw:text-style-name="P3" draw:layer="layout" svg:x1="37.429cm" svg:y1="10.657cm" svg:x2="37.429cm" svg:y2="12.603cm">
          <text:p/>
        </draw:line>
        <draw:frame draw:style-name="gr14" draw:text-style-name="P14" draw:layer="layout" svg:width="3.562cm" svg:height="0.378cm" svg:x="38.029cm" svg:y="9.886cm">
          <draw:text-box>
            <text:p text:style-name="P4"><text:span text:style-name="T23">от 1 до 4000 символов</text:span></text:p>
          </draw:text-box>
        </draw:frame>
        <draw:frame draw:style-name="gr8" draw:text-style-name="P8" draw:layer="layout" svg:width="0.764cm" svg:height="0.225cm" draw:transform="rotate (1.5707963267949) translate (36.983cm 11.998cm)">
          <draw:text-box>
            <text:p text:style-name="P4"><text:span text:style-name="T4">Память</text:span></text:p>
          </draw:text-box>
        </draw:frame>
        <draw:frame draw:style-name="gr16" draw:text-style-name="P16" draw:layer="layout" svg:width="4.519cm" svg:height="0.323cm" svg:x="37.604cm" svg:y="10.829cm">
          <draw:text-box>
            <text:p text:style-name="P4"><text:span text:style-name="T25">Количество хранимых символов <text:s/></text:span></text:p>
          </draw:text-box>
        </draw:frame>
        <draw:frame draw:style-name="gr16" draw:text-style-name="P16" draw:layer="layout" svg:width="3.147cm" svg:height="0.323cm" svg:x="38.285cm" svg:y="11.167cm">
          <draw:text-box>
            <text:p text:style-name="P4"><text:span text:style-name="T25">передается в скобках. <text:s/></text:span></text:p>
          </draw:text-box>
        </draw:frame>
        <draw:frame draw:style-name="gr16" draw:text-style-name="P16" draw:layer="layout" svg:width="2.669cm" svg:height="0.323cm" svg:x="38.528cm" svg:y="11.506cm">
          <draw:text-box>
            <text:p text:style-name="P4"><text:span text:style-name="T25">1 символ - 2 байта. </text:span></text:p>
          </draw:text-box>
        </draw:frame>
        <draw:frame draw:style-name="gr16" draw:text-style-name="P16" draw:layer="layout" svg:width="4.041cm" svg:height="0.323cm" svg:x="37.846cm" svg:y="11.844cm">
          <draw:text-box>
            <text:p text:style-name="P4"><text:span text:style-name="T25">Неиспользованные символы <text:s/></text:span></text:p>
          </draw:text-box>
        </draw:frame>
        <draw:polygon draw:style-name="gr2" draw:text-style-name="P2" draw:layer="layout" svg:width="0.846cm" svg:height="2.876cm" svg:x="35.91cm" svg:y="13.279cm" svg:viewBox="0 0 847 2877" draw:points="847,0 0,0 0,2877 847,2877">
          <text:p/>
        </draw:polygon>
        <draw:polyline draw:style-name="gr3" draw:text-style-name="P3" draw:layer="layout" svg:width="0.846cm" svg:height="2.876cm" svg:x="35.91cm" svg:y="13.279cm" svg:viewBox="0 0 847 2877" draw:points="847,0 0,0 0,2877 847,2877">
          <text:p/>
        </draw:polyline>
        <draw:polyline draw:style-name="gr3" draw:text-style-name="P3" draw:layer="layout" svg:width="5.414cm" svg:height="2.876cm" svg:x="36.756cm" svg:y="13.279cm" svg:viewBox="0 0 5415 2877" draw:points="0,0 5415,0 5415,2877 0,2877">
          <text:p/>
        </draw:polyline>
        <draw:line draw:style-name="gr3" draw:text-style-name="P3" draw:layer="layout" svg:x1="36.756cm" svg:y1="13.279cm" svg:x2="36.756cm" svg:y2="16.155cm">
          <text:p/>
        </draw:line>
        <draw:frame draw:style-name="gr16" draw:text-style-name="P16" draw:layer="layout" svg:width="3.198cm" svg:height="0.323cm" svg:x="38.226cm" svg:y="12.182cm">
          <draw:text-box>
            <text:p text:style-name="P4"><text:span text:style-name="T25">занимаются пробелами</text:span></text:p>
          </draw:text-box>
        </draw:frame>
        <draw:polygon draw:style-name="gr2" draw:text-style-name="P2" draw:layer="layout" svg:width="0.677cm" svg:height="1.185cm" svg:x="36.756cm" svg:y="13.279cm" svg:viewBox="0 0 678 1186" draw:points="678,0 0,0 0,1186 678,1186">
          <text:p/>
        </draw:polygon>
        <draw:polyline draw:style-name="gr3" draw:text-style-name="P3" draw:layer="layout" svg:width="0.677cm" svg:height="1.185cm" svg:x="36.756cm" svg:y="13.279cm" svg:viewBox="0 0 678 1186" draw:points="678,0 0,0 0,1186 678,1186">
          <text:p/>
        </draw:polyline>
        <draw:polyline draw:style-name="gr3" draw:text-style-name="P3" draw:layer="layout" svg:width="4.737cm" svg:height="1.185cm" svg:x="37.433cm" svg:y="13.279cm" svg:viewBox="0 0 4738 1186" draw:points="0,0 4738,0 4738,1186 0,1186">
          <text:p/>
        </draw:polyline>
        <draw:line draw:style-name="gr3" draw:text-style-name="P3" draw:layer="layout" svg:x1="37.433cm" svg:y1="13.279cm" svg:x2="37.433cm" svg:y2="14.464cm">
          <text:p/>
        </draw:line>
        <draw:frame draw:style-name="gr7" draw:text-style-name="P7" draw:layer="layout" svg:width="2.508cm" svg:height="0.666cm" draw:transform="rotate (1.5707963267949) translate (36.069cm 15.96cm)">
          <draw:text-box>
            <text:p text:style-name="P4"><text:span text:style-name="T3">nvarchar</text:span></text:p>
          </draw:text-box>
        </draw:frame>
        <draw:frame draw:style-name="gr8" draw:text-style-name="P8" draw:layer="layout" svg:width="0.971cm" svg:height="0.225cm" draw:transform="rotate (1.5707963267949) translate (36.988cm 14.345cm)">
          <draw:text-box>
            <text:p text:style-name="P4"><text:span text:style-name="T4">Диапазон</text:span></text:p>
          </draw:text-box>
        </draw:frame>
        <draw:polygon draw:style-name="gr2" draw:text-style-name="P2" draw:layer="layout" svg:width="0.677cm" svg:height="1.691cm" svg:x="36.756cm" svg:y="14.464cm" svg:viewBox="0 0 678 1692" draw:points="678,0 0,0 0,1692 678,1692">
          <text:p/>
        </draw:polygon>
        <draw:polyline draw:style-name="gr3" draw:text-style-name="P3" draw:layer="layout" svg:width="0.677cm" svg:height="1.691cm" svg:x="36.756cm" svg:y="14.464cm" svg:viewBox="0 0 678 1692" draw:points="678,0 0,0 0,1692 678,1692">
          <text:p/>
        </draw:polyline>
        <draw:polyline draw:style-name="gr3" draw:text-style-name="P3" draw:layer="layout" svg:width="4.737cm" svg:height="1.691cm" svg:x="37.433cm" svg:y="14.464cm" svg:viewBox="0 0 4738 1692" draw:points="0,0 4738,0 4738,1692 0,1692">
          <text:p/>
        </draw:polyline>
        <draw:line draw:style-name="gr3" draw:text-style-name="P3" draw:layer="layout" svg:x1="37.433cm" svg:y1="14.464cm" svg:x2="37.433cm" svg:y2="16.155cm">
          <text:p/>
        </draw:line>
        <draw:frame draw:style-name="gr14" draw:text-style-name="P14" draw:layer="layout" svg:width="3.562cm" svg:height="0.378cm" svg:x="37.927cm" svg:y="13.693cm">
          <draw:text-box>
            <text:p text:style-name="P4"><text:span text:style-name="T23">от 1 до 4000 символов</text:span></text:p>
          </draw:text-box>
        </draw:frame>
        <draw:frame draw:style-name="gr8" draw:text-style-name="P8" draw:layer="layout" svg:width="0.764cm" svg:height="0.225cm" draw:transform="rotate (1.5707963267949) translate (36.987cm 15.677cm)">
          <draw:text-box>
            <text:p text:style-name="P4"><text:span text:style-name="T4">Память</text:span></text:p>
          </draw:text-box>
        </draw:frame>
        <draw:frame draw:style-name="gr16" draw:text-style-name="P16" draw:layer="layout" svg:width="2.669cm" svg:height="0.323cm" svg:x="38.427cm" svg:y="14.635cm">
          <draw:text-box>
            <text:p text:style-name="P4"><text:span text:style-name="T25">1 символ - 2 байта. </text:span></text:p>
          </draw:text-box>
        </draw:frame>
        <draw:frame draw:style-name="gr16" draw:text-style-name="P16" draw:layer="layout" svg:width="4.049cm" svg:height="0.323cm" svg:x="37.749cm" svg:y="14.974cm">
          <draw:text-box>
            <text:p text:style-name="P4"><text:span text:style-name="T25">Размер ячейки определяется </text:span></text:p>
          </draw:text-box>
        </draw:frame>
        <draw:frame draw:style-name="gr16" draw:text-style-name="P16" draw:layer="layout" svg:width="3.427cm" svg:height="0.323cm" svg:x="38.047cm" svg:y="15.312cm">
          <draw:text-box>
            <text:p text:style-name="P4"><text:span text:style-name="T25">количеством введенных <text:s/></text:span></text:p>
          </draw:text-box>
        </draw:frame>
        <draw:polygon draw:style-name="gr2" draw:text-style-name="P2" draw:layer="layout" svg:width="0.846cm" svg:height="2.369cm" svg:x="35.91cm" svg:y="17.001cm" svg:viewBox="0 0 847 2370" draw:points="847,0 0,0 0,2370 847,2370">
          <text:p/>
        </draw:polygon>
        <draw:polyline draw:style-name="gr3" draw:text-style-name="P3" draw:layer="layout" svg:width="0.846cm" svg:height="2.369cm" svg:x="35.91cm" svg:y="17.001cm" svg:viewBox="0 0 847 2370" draw:points="847,0 0,0 0,2370 847,2370">
          <text:p/>
        </draw:polyline>
        <draw:polyline draw:style-name="gr3" draw:text-style-name="P3" draw:layer="layout" svg:width="5.414cm" svg:height="2.369cm" svg:x="36.756cm" svg:y="17.001cm" svg:viewBox="0 0 5415 2370" draw:points="0,0 5415,0 5415,2370 0,2370">
          <text:p/>
        </draw:polyline>
        <draw:line draw:style-name="gr3" draw:text-style-name="P3" draw:layer="layout" svg:x1="36.756cm" svg:y1="17.001cm" svg:x2="36.756cm" svg:y2="19.37cm">
          <text:p/>
        </draw:line>
        <draw:frame draw:style-name="gr16" draw:text-style-name="P16" draw:layer="layout" svg:width="1.463cm" svg:height="0.323cm" svg:x="38.98cm" svg:y="15.65cm">
          <draw:text-box>
            <text:p text:style-name="P4"><text:span text:style-name="T25">симоволов</text:span></text:p>
          </draw:text-box>
        </draw:frame>
        <draw:polygon draw:style-name="gr2" draw:text-style-name="P2" draw:layer="layout" svg:width="0.677cm" svg:height="1.184cm" svg:x="36.756cm" svg:y="17.001cm" svg:viewBox="0 0 678 1185" draw:points="678,0 0,0 0,1185 678,1185">
          <text:p/>
        </draw:polygon>
        <draw:polyline draw:style-name="gr3" draw:text-style-name="P3" draw:layer="layout" svg:width="0.677cm" svg:height="1.184cm" svg:x="36.756cm" svg:y="17.001cm" svg:viewBox="0 0 678 1185" draw:points="678,0 0,0 0,1185 678,1185">
          <text:p/>
        </draw:polyline>
        <draw:polyline draw:style-name="gr3" draw:text-style-name="P3" draw:layer="layout" svg:width="4.737cm" svg:height="1.184cm" svg:x="37.433cm" svg:y="17.001cm" svg:viewBox="0 0 4738 1185" draw:points="0,0 4738,0 4738,1185 0,1185">
          <text:p/>
        </draw:polyline>
        <draw:line draw:style-name="gr3" draw:text-style-name="P3" draw:layer="layout" svg:x1="37.433cm" svg:y1="17.001cm" svg:x2="37.433cm" svg:y2="18.185cm">
          <text:p/>
        </draw:line>
        <draw:frame draw:style-name="gr20" draw:text-style-name="P20" draw:layer="layout" svg:width="1.255cm" svg:height="0.585cm" draw:transform="rotate (1.5707963267949) translate (36.096cm 18.804cm)">
          <draw:text-box>
            <text:p text:style-name="P4"><text:span text:style-name="T18">ntext</text:span></text:p>
          </draw:text-box>
        </draw:frame>
        <draw:frame draw:style-name="gr8" draw:text-style-name="P8" draw:layer="layout" svg:width="0.971cm" svg:height="0.225cm" draw:transform="rotate (1.5707963267949) translate (36.987cm 18.067cm)">
          <draw:text-box>
            <text:p text:style-name="P4"><text:span text:style-name="T4">Диапазон</text:span></text:p>
          </draw:text-box>
        </draw:frame>
        <draw:frame draw:style-name="gr13" draw:text-style-name="P13" draw:layer="layout" svg:width="3.596cm" svg:height="0.399cm" svg:x="38.058cm" svg:y="17.112cm">
          <draw:text-box>
            <text:p text:style-name="P4"><text:span text:style-name="T26">Данные переменной <text:s/></text:span></text:p>
          </draw:text-box>
        </draw:frame>
        <draw:polygon draw:style-name="gr2" draw:text-style-name="P2" draw:layer="layout" svg:width="0.677cm" svg:height="1.185cm" svg:x="36.756cm" svg:y="18.185cm" svg:viewBox="0 0 678 1186" draw:points="678,0 0,0 0,1186 678,1186">
          <text:p/>
        </draw:polygon>
        <draw:polyline draw:style-name="gr3" draw:text-style-name="P3" draw:layer="layout" svg:width="0.677cm" svg:height="1.185cm" svg:x="36.756cm" svg:y="18.185cm" svg:viewBox="0 0 678 1186" draw:points="678,0 0,0 0,1186 678,1186">
          <text:p/>
        </draw:polyline>
        <draw:polyline draw:style-name="gr3" draw:text-style-name="P3" draw:layer="layout" svg:width="4.737cm" svg:height="1.185cm" svg:x="37.433cm" svg:y="18.185cm" svg:viewBox="0 0 4738 1186" draw:points="0,0 4738,0 4738,1186 0,1186">
          <text:p/>
        </draw:polyline>
        <draw:line draw:style-name="gr3" draw:text-style-name="P3" draw:layer="layout" svg:x1="37.433cm" svg:y1="18.185cm" svg:x2="37.433cm" svg:y2="19.37cm">
          <text:p/>
        </draw:line>
        <draw:frame draw:style-name="gr13" draw:text-style-name="P13" draw:layer="layout" svg:width="4.566cm" svg:height="0.399cm" svg:x="37.532cm" svg:y="17.535cm">
          <draw:text-box>
            <text:p text:style-name="P4"><text:span text:style-name="T26">длины в кодировке Unicode</text:span></text:p>
          </draw:text-box>
        </draw:frame>
        <draw:frame draw:style-name="gr8" draw:text-style-name="P8" draw:layer="layout" svg:width="0.764cm" svg:height="0.225cm" draw:transform="rotate (1.5707963267949) translate (36.988cm 19.145cm)">
          <draw:text-box>
            <text:p text:style-name="P4"><text:span text:style-name="T4">Память</text:span></text:p>
          </draw:text-box>
        </draw:frame>
        <draw:frame draw:style-name="gr22" draw:text-style-name="P22" draw:layer="layout" svg:width="1.746cm" svg:height="0.361cm" svg:x="38.637cm" svg:y="18.36cm">
          <draw:text-box>
            <text:p text:style-name="P4"><text:span text:style-name="T27">максимум 2</text:span></text:p>
          </draw:text-box>
        </draw:frame>
        <draw:frame draw:style-name="gr23" draw:text-style-name="P23" draw:layer="layout" svg:width="0.298cm" svg:height="0.297cm" svg:x="40.392cm" svg:y="18.29cm">
          <draw:text-box>
            <text:p text:style-name="P4"><text:span text:style-name="T28">30</text:span></text:p>
          </draw:text-box>
        </draw:frame>
        <draw:frame draw:style-name="gr22" draw:text-style-name="P22" draw:layer="layout" svg:width="0.375cm" svg:height="0.361cm" svg:x="40.689cm" svg:y="18.36cm">
          <draw:text-box>
            <text:p text:style-name="P4"><text:span text:style-name="T27">-1 </text:span></text:p>
          </draw:text-box>
        </draw:frame>
        <draw:polygon draw:style-name="gr2" draw:text-style-name="P2" draw:layer="layout" svg:width="0.753cm" svg:height="2.13cm" svg:x="52.747cm" svg:y="8.889cm" svg:viewBox="0 0 754 2131" draw:points="0,0 169,0 169,1685 418,1685 418,1408 754,1769 418,2131 418,1854 0,1854">
          <text:p/>
        </draw:polygon>
        <draw:polygon draw:style-name="gr3" draw:text-style-name="P3" draw:layer="layout" svg:width="0.753cm" svg:height="2.13cm" svg:x="52.747cm" svg:y="8.889cm" svg:viewBox="0 0 754 2131" draw:points="0,0 169,0 169,1685 418,1685 418,1408 754,1769 418,2131 418,1854 0,1854">
          <text:p/>
        </draw:polygon>
        <draw:polyline draw:style-name="gr3" draw:text-style-name="P3" draw:layer="layout" svg:width="0.336cm" svg:height="0.723cm" svg:x="53.164cm" svg:y="10.296cm" svg:viewBox="0 0 337 724" draw:points="0,278 0,0 337,362 0,724 0,447">
          <text:p/>
        </draw:polyline>
        <draw:polygon draw:style-name="gr2" draw:text-style-name="P2" draw:layer="layout" svg:width="0.761cm" svg:height="4.991cm" svg:x="52.739cm" svg:y="8.889cm" svg:viewBox="0 0 762 4992" draw:points="0,0 170,0 170,4645 441,4645 441,4468 762,4730 441,4992 441,4814 0,4814">
          <text:p/>
        </draw:polygon>
        <draw:polygon draw:style-name="gr3" draw:text-style-name="P3" draw:layer="layout" svg:width="0.761cm" svg:height="4.991cm" svg:x="52.739cm" svg:y="8.889cm" svg:viewBox="0 0 762 4992" draw:points="0,0 170,0 170,4645 441,4645 441,4468 762,4730 441,4992 441,4814 0,4814">
          <text:p/>
        </draw:polygon>
        <draw:polyline draw:style-name="gr3" draw:text-style-name="P3" draw:layer="layout" svg:width="0.321cm" svg:height="0.524cm" svg:x="53.179cm" svg:y="13.356cm" svg:viewBox="0 0 322 525" draw:points="0,178 0,0 322,263 0,525 0,347">
          <text:p/>
        </draw:polyline>
        <draw:polygon draw:style-name="gr2" draw:text-style-name="P2" draw:layer="layout" svg:width="0.736cm" svg:height="8.185cm" svg:x="52.747cm" svg:y="8.889cm" svg:viewBox="0 0 737 8186" draw:points="0,0 169,0 169,7839 415,7839 414,7661 737,7923 415,8186 415,8008 0,8008">
          <text:p/>
        </draw:polygon>
        <draw:polygon draw:style-name="gr3" draw:text-style-name="P3" draw:layer="layout" svg:width="0.736cm" svg:height="8.185cm" svg:x="52.747cm" svg:y="8.889cm" svg:viewBox="0 0 737 8186" draw:points="0,0 169,0 169,7839 415,7839 414,7661 737,7923 415,8186 415,8008 0,8008">
          <text:p/>
        </draw:polygon>
        <draw:polyline draw:style-name="gr3" draw:text-style-name="P3" draw:layer="layout" svg:width="0.322cm" svg:height="0.525cm" svg:x="53.161cm" svg:y="16.549cm" svg:viewBox="0 0 323 526" draw:points="1,178 0,0 323,262 1,526 1,347">
          <text:p/>
        </draw:polyline>
        <draw:polygon draw:style-name="gr2" draw:text-style-name="P2" draw:layer="layout" svg:width="0.761cm" svg:height="11.081cm" svg:x="52.739cm" svg:y="8.889cm" svg:viewBox="0 0 762 11082" draw:points="0,0 170,0 170,10735 441,10735 441,10558 762,10820 441,11082 441,10905 0,10905">
          <text:p/>
        </draw:polygon>
        <draw:polygon draw:style-name="gr3" draw:text-style-name="P3" draw:layer="layout" svg:width="0.761cm" svg:height="11.081cm" svg:x="52.739cm" svg:y="8.889cm" svg:viewBox="0 0 762 11082" draw:points="0,0 170,0 170,10735 441,10735 441,10558 762,10820 441,11082 441,10905 0,10905">
          <text:p/>
        </draw:polygon>
        <draw:polyline draw:style-name="gr3" draw:text-style-name="P3" draw:layer="layout" svg:width="0.321cm" svg:height="0.524cm" svg:x="53.179cm" svg:y="19.446cm" svg:viewBox="0 0 322 525" draw:points="0,177 0,0 322,263 0,525 0,348">
          <text:p/>
        </draw:polyline>
        <draw:polygon draw:style-name="gr2" draw:text-style-name="P2" draw:layer="layout" svg:width="0.753cm" svg:height="14.38cm" svg:x="52.747cm" svg:y="8.889cm" svg:viewBox="0 0 754 14381" draw:points="0,0 169,0 169,14034 433,14034 433,13857 754,14119 433,14381 433,14203 0,14203">
          <text:p/>
        </draw:polygon>
        <draw:polygon draw:style-name="gr3" draw:text-style-name="P3" draw:layer="layout" svg:width="0.753cm" svg:height="14.38cm" svg:x="52.747cm" svg:y="8.889cm" svg:viewBox="0 0 754 14381" draw:points="0,0 169,0 169,14034 433,14034 433,13857 754,14119 433,14381 433,14203 0,14203">
          <text:p/>
        </draw:polygon>
        <draw:polyline draw:style-name="gr3" draw:text-style-name="P3" draw:layer="layout" svg:width="0.321cm" svg:height="0.524cm" svg:x="53.179cm" svg:y="22.745cm" svg:viewBox="0 0 322 525" draw:points="0,178 0,0 322,263 0,525 0,347">
          <text:p/>
        </draw:polyline>
        <draw:polygon draw:style-name="gr2" draw:text-style-name="P2" draw:layer="layout" svg:width="0.761cm" svg:height="27.829cm" svg:x="52.739cm" svg:y="8.889cm" svg:viewBox="0 0 762 27830" draw:points="0,0 170,0 170,27483 441,27483 441,27306 762,27568 441,27830 441,27653 0,27653">
          <text:p/>
        </draw:polygon>
        <draw:polygon draw:style-name="gr3" draw:text-style-name="P3" draw:layer="layout" svg:width="0.761cm" svg:height="27.829cm" svg:x="52.739cm" svg:y="8.889cm" svg:viewBox="0 0 762 27830" draw:points="0,0 170,0 170,27483 441,27483 441,27306 762,27568 441,27830 441,27653 0,27653">
          <text:p/>
        </draw:polygon>
        <draw:polyline draw:style-name="gr3" draw:text-style-name="P3" draw:layer="layout" svg:width="0.321cm" svg:height="0.524cm" svg:x="53.179cm" svg:y="36.194cm" svg:viewBox="0 0 322 525" draw:points="0,177 0,0 322,263 0,525 0,348">
          <text:p/>
        </draw:polyline>
        <draw:polygon draw:style-name="gr2" draw:text-style-name="P2" draw:layer="layout" svg:width="0.753cm" svg:height="17.941cm" svg:x="52.747cm" svg:y="8.889cm" svg:viewBox="0 0 754 17942" draw:points="0,0 169,0 169,17595 433,17595 433,17418 754,17680 433,17942 433,17764 0,17764">
          <text:p/>
        </draw:polygon>
        <draw:polygon draw:style-name="gr3" draw:text-style-name="P3" draw:layer="layout" svg:width="0.753cm" svg:height="17.941cm" svg:x="52.747cm" svg:y="8.889cm" svg:viewBox="0 0 754 17942" draw:points="0,0 169,0 169,17595 433,17595 433,17418 754,17680 433,17942 433,17764 0,17764">
          <text:p/>
        </draw:polygon>
        <draw:polyline draw:style-name="gr3" draw:text-style-name="P3" draw:layer="layout" svg:width="0.321cm" svg:height="0.524cm" svg:x="53.179cm" svg:y="26.306cm" svg:viewBox="0 0 322 525" draw:points="0,178 0,0 322,263 0,525 0,347">
          <text:p/>
        </draw:polyline>
        <draw:polygon draw:style-name="gr2" draw:text-style-name="P2" draw:layer="layout" svg:width="0.761cm" svg:height="21.062cm" svg:x="52.739cm" svg:y="8.889cm" svg:viewBox="0 0 762 21063" draw:points="0,0 170,0 170,20717 441,20717 441,20539 762,20801 441,21063 441,20886 0,20886">
          <text:p/>
        </draw:polygon>
        <draw:polygon draw:style-name="gr3" draw:text-style-name="P3" draw:layer="layout" svg:width="0.761cm" svg:height="21.062cm" svg:x="52.739cm" svg:y="8.889cm" svg:viewBox="0 0 762 21063" draw:points="0,0 170,0 170,20717 441,20717 441,20539 762,20801 441,21063 441,20886 0,20886">
          <text:p/>
        </draw:polygon>
        <draw:polyline draw:style-name="gr3" draw:text-style-name="P3" draw:layer="layout" svg:width="0.321cm" svg:height="0.524cm" svg:x="53.179cm" svg:y="29.427cm" svg:viewBox="0 0 322 525" draw:points="0,178 0,0 322,263 0,525 0,348">
          <text:p/>
        </draw:polyline>
        <draw:polygon draw:style-name="gr2" draw:text-style-name="P2" draw:layer="layout" svg:width="0.761cm" svg:height="24.446cm" svg:x="52.739cm" svg:y="8.889cm" svg:viewBox="0 0 762 24447" draw:points="0,0 170,0 170,24100 441,24100 441,23922 762,24185 441,24447 441,24269 0,24269">
          <text:p/>
        </draw:polygon>
        <draw:polygon draw:style-name="gr3" draw:text-style-name="P3" draw:layer="layout" svg:width="0.761cm" svg:height="24.446cm" svg:x="52.739cm" svg:y="8.889cm" svg:viewBox="0 0 762 24447" draw:points="0,0 170,0 170,24100 441,24100 441,23922 762,24185 441,24447 441,24269 0,24269">
          <text:p/>
        </draw:polygon>
        <draw:polyline draw:style-name="gr3" draw:text-style-name="P3" draw:layer="layout" svg:width="0.321cm" svg:height="0.525cm" svg:x="53.179cm" svg:y="32.81cm" svg:viewBox="0 0 322 526" draw:points="0,178 0,0 322,263 0,526 0,347">
          <text:p/>
        </draw:polyline>
        <draw:path draw:style-name="gr2" draw:text-style-name="P2" draw:layer="layout" svg:width="9.803cm" svg:height="1.692cm" svg:x="52.485cm" svg:y="7.189cm" svg:viewBox="0 0 9804 1693" svg:d="M254 0h9297c16 0 33 2 49 5 17 3 32 8 48 15 15 6 30 14 44 23s26 20 38 32c12 11 22 24 32 38 9 14 17 29 23 44 7 15 11 31 15 48 3 16 4 32 4 49v1185c0 17-1 33-4 50-4 16-8 32-15 47-6 16-14 30-23 44-10 14-20 27-32 39-12 11-24 22-38 31-14 10-29 17-44 24-16 6-31 11-48 14-16 3-33 5-49 5h-9297c-17 0-33-2-50-5-16-3-32-8-47-14-16-7-30-14-44-24-14-9-27-20-39-31-11-12-22-25-31-39-10-14-17-28-24-44-6-15-11-31-14-47-3-17-5-33-5-50v-1185c0-17 2-33 5-49 3-17 8-33 14-48 7-15 14-30 24-44 9-14 20-27 31-38 12-12 25-23 39-32s28-17 44-23c15-7 31-12 47-15 17-3 33-5 50-5z">
          <text:p/>
        </draw:path>
        <draw:frame draw:style-name="gr22" draw:text-style-name="P22" draw:layer="layout" svg:width="3.037cm" svg:height="0.361cm" svg:x="38.285cm" svg:y="18.732cm">
          <draw:text-box>
            <text:p text:style-name="P4"><text:span text:style-name="T27">(1 073 741 823) байт</text:span></text:p>
          </draw:text-box>
        </draw:frame>
        <draw:polygon draw:style-name="gr2" draw:text-style-name="P2" draw:layer="layout" svg:width="0.846cm" svg:height="2.199cm" svg:x="53.508cm" svg:y="9.558cm" svg:viewBox="0 0 847 2200" draw:points="847,0 0,0 0,2200 847,2200">
          <text:p/>
        </draw:polygon>
        <draw:polyline draw:style-name="gr3" draw:text-style-name="P3" draw:layer="layout" svg:width="0.846cm" svg:height="2.199cm" svg:x="53.508cm" svg:y="9.558cm" svg:viewBox="0 0 847 2200" draw:points="847,0 0,0 0,2200 847,2200">
          <text:p/>
        </draw:polyline>
        <draw:polyline draw:style-name="gr3" draw:text-style-name="P3" draw:layer="layout" svg:width="7.613cm" svg:height="2.199cm" svg:x="54.354cm" svg:y="9.558cm" svg:viewBox="0 0 7614 2200" draw:points="0,0 7614,0 7614,2200 0,2200">
          <text:p/>
        </draw:polyline>
        <draw:line draw:style-name="gr3" draw:text-style-name="P3" draw:layer="layout" svg:x1="54.354cm" svg:y1="9.558cm" svg:x2="54.354cm" svg:y2="11.757cm">
          <text:p/>
        </draw:line>
        <draw:frame draw:style-name="gr6" draw:text-style-name="P6" draw:layer="layout" svg:width="2.237cm" svg:height="0.696cm" svg:x="56.266cm" svg:y="7.723cm">
          <draw:text-box>
            <text:p text:style-name="P4"><text:span text:style-name="T2">Прочие</text:span></text:p>
          </draw:text-box>
        </draw:frame>
        <draw:polygon draw:style-name="gr2" draw:text-style-name="P2" draw:layer="layout" svg:width="0.677cm" svg:height="2.199cm" svg:x="54.354cm" svg:y="9.558cm" svg:viewBox="0 0 678 2200" draw:points="678,0 0,0 0,2200 678,2200">
          <text:p/>
        </draw:polygon>
        <draw:polyline draw:style-name="gr3" draw:text-style-name="P3" draw:layer="layout" svg:width="0.677cm" svg:height="2.199cm" svg:x="54.354cm" svg:y="9.558cm" svg:viewBox="0 0 678 2200" draw:points="678,0 0,0 0,2200 678,2200">
          <text:p/>
        </draw:polyline>
        <draw:polyline draw:style-name="gr3" draw:text-style-name="P3" draw:layer="layout" svg:width="6.936cm" svg:height="2.199cm" svg:x="55.031cm" svg:y="9.558cm" svg:viewBox="0 0 6937 2200" draw:points="0,0 6937,0 6937,2200 0,2200">
          <text:p/>
        </draw:polyline>
        <draw:line draw:style-name="gr3" draw:text-style-name="P3" draw:layer="layout" svg:x1="55.031cm" svg:y1="9.558cm" svg:x2="55.031cm" svg:y2="11.757cm">
          <text:p/>
        </draw:line>
        <draw:frame draw:style-name="gr7" draw:text-style-name="P7" draw:layer="layout" svg:width="1.848cm" svg:height="0.666cm" draw:transform="rotate (1.5707963267949) translate (53.667cm 11.571cm)">
          <draw:text-box>
            <text:p text:style-name="P4"><text:span text:style-name="T3">cursor</text:span></text:p>
          </draw:text-box>
        </draw:frame>
        <draw:frame draw:style-name="gr8" draw:text-style-name="P8" draw:layer="layout" svg:width="0.794cm" svg:height="0.225cm" draw:transform="rotate (1.5707963267949) translate (54.586cm 11.044cm)">
          <draw:text-box>
            <text:p text:style-name="P4"><text:span text:style-name="T4">Данные</text:span></text:p>
          </draw:text-box>
        </draw:frame>
        <draw:frame draw:style-name="gr8" draw:text-style-name="P8" draw:layer="layout" svg:width="5.963cm" svg:height="0.225cm" svg:x="55.057cm" svg:y="9.874cm">
          <draw:text-box>
            <text:p text:style-name="P4"><text:span text:style-name="T6">- Инструкции DECLARE @local_variable и SET @local_variable.</text:span></text:p>
          </draw:text-box>
        </draw:frame>
        <draw:frame draw:style-name="gr8" draw:text-style-name="P8" draw:layer="layout" svg:width="6.42cm" svg:height="0.225cm" svg:x="55.057cm" svg:y="10.11cm">
          <draw:text-box>
            <text:p text:style-name="P4"><text:span text:style-name="T6">- Инструкции над курсором OPEN, FETCH, CLOSE и DEALLOCATE.</text:span></text:p>
          </draw:text-box>
        </draw:frame>
        <draw:frame draw:style-name="gr8" draw:text-style-name="P8" draw:layer="layout" svg:width="4.379cm" svg:height="0.225cm" svg:x="55.057cm" svg:y="10.347cm">
          <draw:text-box>
            <text:p text:style-name="P4"><text:span text:style-name="T6">- Выходные параметры хранимой процедуры.</text:span></text:p>
          </draw:text-box>
        </draw:frame>
        <draw:frame draw:style-name="gr8" draw:text-style-name="P8" draw:layer="layout" svg:width="2.83cm" svg:height="0.225cm" svg:x="55.057cm" svg:y="10.584cm">
          <draw:text-box>
            <text:p text:style-name="P4"><text:span text:style-name="T6">- Функция CURSOR_STATUS.</text:span></text:p>
          </draw:text-box>
        </draw:frame>
        <draw:frame draw:style-name="gr8" draw:text-style-name="P8" draw:layer="layout" svg:width="6.657cm" svg:height="0.225cm" svg:x="55.057cm" svg:y="10.821cm">
          <draw:text-box>
            <text:p text:style-name="P4"><text:span text:style-name="T6">- Системные хранимые процедуры sp_cursor_list, sp_describe_cursor, </text:span></text:p>
          </draw:text-box>
        </draw:frame>
        <draw:polygon draw:style-name="gr2" draw:text-style-name="P2" draw:layer="layout" svg:width="0.846cm" svg:height="2.368cm" svg:x="53.508cm" svg:y="12.434cm" svg:viewBox="0 0 847 2369" draw:points="847,0 0,0 0,2369 847,2369">
          <text:p/>
        </draw:polygon>
        <draw:polyline draw:style-name="gr3" draw:text-style-name="P3" draw:layer="layout" svg:width="0.846cm" svg:height="2.368cm" svg:x="53.508cm" svg:y="12.434cm" svg:viewBox="0 0 847 2369" draw:points="847,0 0,0 0,2369 847,2369">
          <text:p/>
        </draw:polyline>
        <draw:polyline draw:style-name="gr3" draw:text-style-name="P3" draw:layer="layout" svg:width="7.613cm" svg:height="2.368cm" svg:x="54.354cm" svg:y="12.434cm" svg:viewBox="0 0 7614 2369" draw:points="0,0 7614,0 7614,2369 0,2369">
          <text:p/>
        </draw:polyline>
        <draw:line draw:style-name="gr3" draw:text-style-name="P3" draw:layer="layout" svg:x1="54.354cm" svg:y1="12.434cm" svg:x2="54.354cm" svg:y2="14.802cm">
          <text:p/>
        </draw:line>
        <draw:frame draw:style-name="gr8" draw:text-style-name="P8" draw:layer="layout" svg:width="5.501cm" svg:height="0.225cm" svg:x="55.057cm" svg:y="11.058cm">
          <draw:text-box>
            <text:p text:style-name="P4"><text:span text:style-name="T6"><text:s text:c="2"/></text:span><text:span text:style-name="T6">sp_describe_cursor_tables и sp_describe_cursor_columns.</text:span></text:p>
          </draw:text-box>
        </draw:frame>
        <draw:polygon draw:style-name="gr2" draw:text-style-name="P2" draw:layer="layout" svg:width="0.677cm" svg:height="1.184cm" svg:x="54.354cm" svg:y="12.434cm" svg:viewBox="0 0 678 1185" draw:points="678,0 0,0 0,1185 678,1185">
          <text:p/>
        </draw:polygon>
        <draw:polyline draw:style-name="gr3" draw:text-style-name="P3" draw:layer="layout" svg:width="0.677cm" svg:height="1.184cm" svg:x="54.354cm" svg:y="12.434cm" svg:viewBox="0 0 678 1185" draw:points="678,0 0,0 0,1185 678,1185">
          <text:p/>
        </draw:polyline>
        <draw:polyline draw:style-name="gr3" draw:text-style-name="P3" draw:layer="layout" svg:width="6.936cm" svg:height="1.184cm" svg:x="55.031cm" svg:y="12.434cm" svg:viewBox="0 0 6937 1185" draw:points="0,0 6937,0 6937,1185 0,1185">
          <text:p/>
        </draw:polyline>
        <draw:line draw:style-name="gr3" draw:text-style-name="P3" draw:layer="layout" svg:x1="55.031cm" svg:y1="12.434cm" svg:x2="55.031cm" svg:y2="13.618cm">
          <text:p/>
        </draw:line>
        <draw:frame draw:style-name="gr25" draw:text-style-name="P25" draw:layer="layout" svg:width="2.191cm" svg:height="0.454cm" draw:transform="rotate (1.5707963267949) translate (53.742cm 14.704cm)">
          <draw:text-box>
            <text:p text:style-name="P4"><text:span text:style-name="T30">hierarchyid</text:span></text:p>
          </draw:text-box>
        </draw:frame>
        <draw:frame draw:style-name="gr8" draw:text-style-name="P8" draw:layer="layout" svg:width="0.794cm" svg:height="0.225cm" draw:transform="rotate (1.5707963267949) translate (54.586cm 13.412cm)">
          <draw:text-box>
            <text:p text:style-name="P4"><text:span text:style-name="T4">Данные</text:span></text:p>
          </draw:text-box>
        </draw:frame>
        <draw:frame draw:style-name="gr21" draw:text-style-name="P21" draw:layer="layout" svg:width="6.238cm" svg:height="0.268cm" svg:x="55.392cm" svg:y="12.617cm">
          <draw:text-box>
            <text:p text:style-name="P4"><text:span text:style-name="T20">Является системным типом данных переменной длины.</text:span></text:p>
          </draw:text-box>
        </draw:frame>
        <draw:frame draw:style-name="gr21" draw:text-style-name="P21" draw:layer="layout" svg:width="4.544cm" svg:height="0.268cm" svg:x="56.239cm" svg:y="12.905cm">
          <draw:text-box>
            <text:p text:style-name="P4"><text:span text:style-name="T20">Тип данных hierarchyid используется для</text:span></text:p>
          </draw:text-box>
        </draw:frame>
        <draw:polygon draw:style-name="gr2" draw:text-style-name="P2" draw:layer="layout" svg:width="0.677cm" svg:height="1.184cm" svg:x="54.354cm" svg:y="13.618cm" svg:viewBox="0 0 678 1185" draw:points="678,0 0,0 0,1185 678,1185">
          <text:p/>
        </draw:polygon>
        <draw:polyline draw:style-name="gr3" draw:text-style-name="P3" draw:layer="layout" svg:width="0.677cm" svg:height="1.184cm" svg:x="54.354cm" svg:y="13.618cm" svg:viewBox="0 0 678 1185" draw:points="678,0 0,0 0,1185 678,1185">
          <text:p/>
        </draw:polyline>
        <draw:polyline draw:style-name="gr3" draw:text-style-name="P3" draw:layer="layout" svg:width="6.936cm" svg:height="1.184cm" svg:x="55.031cm" svg:y="13.618cm" svg:viewBox="0 0 6937 1185" draw:points="0,0 6937,0 6937,1185 0,1185">
          <text:p/>
        </draw:polyline>
        <draw:line draw:style-name="gr3" draw:text-style-name="P3" draw:layer="layout" svg:x1="55.031cm" svg:y1="13.618cm" svg:x2="55.031cm" svg:y2="14.802cm">
          <text:p/>
        </draw:line>
        <draw:frame draw:style-name="gr21" draw:text-style-name="P21" draw:layer="layout" svg:width="4.252cm" svg:height="0.268cm" svg:x="56.376cm" svg:y="13.193cm">
          <draw:text-box>
            <text:p text:style-name="P4"><text:span text:style-name="T20">представления положения в иерархии</text:span></text:p>
          </draw:text-box>
        </draw:frame>
        <draw:frame draw:style-name="gr8" draw:text-style-name="P8" draw:layer="layout" svg:width="0.764cm" svg:height="0.225cm" draw:transform="rotate (1.5707963267949) translate (54.586cm 14.578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199cm" svg:x="53.508cm" svg:y="15.479cm" svg:viewBox="0 0 847 2200" draw:points="847,0 0,0 0,2200 847,2200">
          <text:p/>
        </draw:polygon>
        <draw:polyline draw:style-name="gr3" draw:text-style-name="P3" draw:layer="layout" svg:width="0.846cm" svg:height="2.199cm" svg:x="53.508cm" svg:y="15.479cm" svg:viewBox="0 0 847 2200" draw:points="847,0 0,0 0,2200 847,2200">
          <text:p/>
        </draw:polyline>
        <draw:polyline draw:style-name="gr3" draw:text-style-name="P3" draw:layer="layout" svg:width="7.613cm" svg:height="2.199cm" svg:x="54.354cm" svg:y="15.479cm" svg:viewBox="0 0 7614 2200" draw:points="0,0 7614,0 7614,2200 0,2200">
          <text:p/>
        </draw:polyline>
        <draw:line draw:style-name="gr3" draw:text-style-name="P3" draw:layer="layout" svg:x1="54.354cm" svg:y1="15.479cm" svg:x2="54.354cm" svg:y2="17.678cm">
          <text:p/>
        </draw:line>
        <draw:frame draw:style-name="gr26" draw:text-style-name="P26" draw:layer="layout" svg:width="2.915cm" svg:height="0.34cm" svg:x="56.712cm" svg:y="14.028cm">
          <draw:text-box>
            <text:p text:style-name="P4"><text:span text:style-name="T31">максимум 892 байта</text:span></text:p>
          </draw:text-box>
        </draw:frame>
        <draw:polygon draw:style-name="gr2" draw:text-style-name="P2" draw:layer="layout" svg:width="0.677cm" svg:height="2.199cm" svg:x="54.354cm" svg:y="15.479cm" svg:viewBox="0 0 678 2200" draw:points="678,0 0,0 0,2200 678,2200">
          <text:p/>
        </draw:polygon>
        <draw:polyline draw:style-name="gr3" draw:text-style-name="P3" draw:layer="layout" svg:width="0.677cm" svg:height="2.199cm" svg:x="54.354cm" svg:y="15.479cm" svg:viewBox="0 0 678 2200" draw:points="678,0 0,0 0,2200 678,2200">
          <text:p/>
        </draw:polyline>
        <draw:polyline draw:style-name="gr3" draw:text-style-name="P3" draw:layer="layout" svg:width="6.936cm" svg:height="2.199cm" svg:x="55.031cm" svg:y="15.479cm" svg:viewBox="0 0 6937 2200" draw:points="0,0 6937,0 6937,2200 0,2200">
          <text:p/>
        </draw:polyline>
        <draw:line draw:style-name="gr3" draw:text-style-name="P3" draw:layer="layout" svg:x1="55.031cm" svg:y1="15.479cm" svg:x2="55.031cm" svg:y2="17.678cm">
          <text:p/>
        </draw:line>
        <draw:frame draw:style-name="gr7" draw:text-style-name="P7" draw:layer="layout" svg:width="1.391cm" svg:height="0.666cm" draw:transform="rotate (1.5707963267949) translate (53.667cm 17.261cm)">
          <draw:text-box>
            <text:p text:style-name="P4"><text:span text:style-name="T3">table</text:span></text:p>
          </draw:text-box>
        </draw:frame>
        <draw:frame draw:style-name="gr8" draw:text-style-name="P8" draw:layer="layout" svg:width="0.794cm" svg:height="0.225cm" draw:transform="rotate (1.5707963267949) translate (54.586cm 16.965cm)">
          <draw:text-box>
            <text:p text:style-name="P4"><text:span text:style-name="T4">Данные</text:span></text:p>
          </draw:text-box>
        </draw:frame>
        <draw:frame draw:style-name="gr8" draw:text-style-name="P8" draw:layer="layout" svg:width="6.703cm" svg:height="0.225cm" svg:x="55.175cm" svg:y="15.642cm">
          <draw:text-box>
            <text:p text:style-name="P4"><text:span text:style-name="T6">Специальный тип данных для хранения результирующего набора для</text:span></text:p>
          </draw:text-box>
        </draw:frame>
        <draw:frame draw:style-name="gr8" draw:text-style-name="P8" draw:layer="layout" svg:width="6.208cm" svg:height="0.225cm" svg:x="55.422cm" svg:y="15.879cm">
          <draw:text-box>
            <text:p text:style-name="P4"><text:span text:style-name="T6">обработки в будущем. Используется в основном для временного</text:span></text:p>
          </draw:text-box>
        </draw:frame>
        <draw:frame draw:style-name="gr8" draw:text-style-name="P8" draw:layer="layout" svg:width="6.403cm" svg:height="0.225cm" svg:x="55.322cm" svg:y="16.116cm">
          <draw:text-box>
            <text:p text:style-name="P4"><text:span text:style-name="T6">хранения набора строк, возвращаемых как результирующий набор</text:span></text:p>
          </draw:text-box>
        </draw:frame>
        <draw:frame draw:style-name="gr8" draw:text-style-name="P8" draw:layer="layout" svg:width="6.598cm" svg:height="0.225cm" svg:x="55.214cm" svg:y="16.353cm">
          <draw:text-box>
            <text:p text:style-name="P4"><text:span text:style-name="T6">функции с табличным значением. Функции и переменные могут быть</text:span></text:p>
          </draw:text-box>
        </draw:frame>
        <draw:frame draw:style-name="gr8" draw:text-style-name="P8" draw:layer="layout" svg:width="5.687cm" svg:height="0.225cm" svg:x="55.667cm" svg:y="16.59cm">
          <draw:text-box>
            <text:p text:style-name="P4"><text:span text:style-name="T6">объявлены как имеющие тип table. Переменные table могут</text:span></text:p>
          </draw:text-box>
        </draw:frame>
        <draw:frame draw:style-name="gr8" draw:text-style-name="P8" draw:layer="layout" svg:width="6.365cm" svg:height="0.225cm" svg:x="55.335cm" svg:y="16.826cm">
          <draw:text-box>
            <text:p text:style-name="P4"><text:span text:style-name="T6">использоваться в функциях, <text:s/>хранимых процедурах и пакетах. Для</text:span></text:p>
          </draw:text-box>
        </draw:frame>
        <draw:frame draw:style-name="gr8" draw:text-style-name="P8" draw:layer="layout" svg:width="5.776cm" svg:height="0.225cm" svg:x="55.631cm" svg:y="17.063cm">
          <draw:text-box>
            <text:p text:style-name="P4"><text:span text:style-name="T6">объявления переменныхтипа table используйте инструкцию </text:span></text:p>
          </draw:text-box>
        </draw:frame>
        <draw:polygon draw:style-name="gr2" draw:text-style-name="P2" draw:layer="layout" svg:width="1.168cm" svg:height="2.368cm" svg:x="53.508cm" svg:y="18.524cm" svg:viewBox="0 0 1169 2369" draw:points="1169,0 0,0 0,2369 1169,2369">
          <text:p/>
        </draw:polygon>
        <draw:polyline draw:style-name="gr3" draw:text-style-name="P3" draw:layer="layout" svg:width="1.168cm" svg:height="2.368cm" svg:x="53.508cm" svg:y="18.524cm" svg:viewBox="0 0 1169 2369" draw:points="1169,0 0,0 0,2369 1169,2369">
          <text:p/>
        </draw:polyline>
        <draw:polyline draw:style-name="gr3" draw:text-style-name="P3" draw:layer="layout" svg:width="7.291cm" svg:height="2.368cm" svg:x="54.676cm" svg:y="18.524cm" svg:viewBox="0 0 7292 2369" draw:points="0,0 7292,0 7292,2369 0,2369">
          <text:p/>
        </draw:polyline>
        <draw:line draw:style-name="gr3" draw:text-style-name="P3" draw:layer="layout" svg:x1="54.676cm" svg:y1="18.524cm" svg:x2="54.676cm" svg:y2="20.892cm">
          <text:p/>
        </draw:line>
        <draw:frame draw:style-name="gr8" draw:text-style-name="P8" draw:layer="layout" svg:width="2.542cm" svg:height="0.225cm" svg:x="57.232cm" svg:y="17.3cm">
          <draw:text-box>
            <text:p text:style-name="P4"><text:span text:style-name="T6">DECLARE @local_variable.</text:span></text:p>
          </draw:text-box>
        </draw:frame>
        <draw:frame draw:style-name="gr21" draw:text-style-name="P21" draw:layer="layout" svg:width="0.675cm" svg:height="0.268cm" draw:transform="rotate (1.5707963267949) translate (53.684cm 20.036cm)">
          <draw:text-box>
            <text:p text:style-name="P4"><text:span text:style-name="T32">типы </text:span></text:p>
          </draw:text-box>
        </draw:frame>
        <draw:frame draw:style-name="gr21" draw:text-style-name="P21" draw:layer="layout" svg:width="2.195cm" svg:height="0.268cm" draw:transform="rotate (1.5707963267949) translate (53.971cm 20.797cm)">
          <draw:text-box>
            <text:p text:style-name="P4"><text:span text:style-name="T32">пространственной</text:span></text:p>
          </draw:text-box>
        </draw:frame>
        <draw:polygon draw:style-name="gr2" draw:text-style-name="P2" draw:layer="layout" svg:width="0.676cm" svg:height="2.368cm" svg:x="54.676cm" svg:y="18.524cm" svg:viewBox="0 0 677 2369" draw:points="677,0 0,0 0,2369 677,2369">
          <text:p/>
        </draw:polygon>
        <draw:polyline draw:style-name="gr3" draw:text-style-name="P3" draw:layer="layout" svg:width="0.676cm" svg:height="2.368cm" svg:x="54.676cm" svg:y="18.524cm" svg:viewBox="0 0 677 2369" draw:points="677,0 0,0 0,2369 677,2369">
          <text:p/>
        </draw:polyline>
        <draw:polyline draw:style-name="gr3" draw:text-style-name="P3" draw:layer="layout" svg:width="6.615cm" svg:height="2.368cm" svg:x="55.352cm" svg:y="18.524cm" svg:viewBox="0 0 6616 2369" draw:points="0,0 6616,0 6616,2369 0,2369">
          <text:p/>
        </draw:polyline>
        <draw:line draw:style-name="gr3" draw:text-style-name="P3" draw:layer="layout" svg:x1="55.352cm" svg:y1="18.524cm" svg:x2="55.352cm" svg:y2="20.892cm">
          <text:p/>
        </draw:line>
        <draw:frame draw:style-name="gr21" draw:text-style-name="P21" draw:layer="layout" svg:width="1.225cm" svg:height="0.268cm" draw:transform="rotate (1.5707963267949) translate (54.259cm 20.314cm)">
          <draw:text-box>
            <text:p text:style-name="P4"><text:span text:style-name="T32">геометрии</text:span></text:p>
          </draw:text-box>
        </draw:frame>
        <draw:frame draw:style-name="gr8" draw:text-style-name="P8" draw:layer="layout" svg:width="0.794cm" svg:height="0.225cm" draw:transform="rotate (1.5707963267949) translate (54.907cm 20.095cm)">
          <draw:text-box>
            <text:p text:style-name="P4"><text:span text:style-name="T4">Данные</text:span></text:p>
          </draw:text-box>
        </draw:frame>
        <draw:frame draw:style-name="gr19" draw:text-style-name="P19" draw:layer="layout" svg:width="5.014cm" svg:height="0.306cm" svg:x="56.314cm" svg:y="18.685cm">
          <draw:text-box>
            <text:p text:style-name="P4"><text:span text:style-name="T16">Плоский пространственный тип данных</text:span></text:p>
          </draw:text-box>
        </draw:frame>
        <draw:frame draw:style-name="gr19" draw:text-style-name="P19" draw:layer="layout" svg:width="4.515cm" svg:height="0.306cm" svg:x="56.584cm" svg:y="19.007cm">
          <draw:text-box>
            <text:p text:style-name="P4"><text:span text:style-name="T16">geometry в SQL Server реализуется</text:span></text:p>
          </draw:text-box>
        </draw:frame>
        <draw:frame draw:style-name="gr19" draw:text-style-name="P19" draw:layer="layout" svg:width="3.465cm" svg:height="0.306cm" svg:x="57.087cm" svg:y="19.328cm">
          <draw:text-box>
            <text:p text:style-name="P4"><text:span text:style-name="T16">как тип данных среды CLR.</text:span></text:p>
          </draw:text-box>
        </draw:frame>
        <draw:frame draw:style-name="gr19" draw:text-style-name="P19" draw:layer="layout" svg:width="3.943cm" svg:height="0.306cm" svg:x="56.865cm" svg:y="19.65cm">
          <draw:text-box>
            <text:p text:style-name="P4"><text:span text:style-name="T16">Этот тип представляет данные</text:span></text:p>
          </draw:text-box>
        </draw:frame>
        <draw:frame draw:style-name="gr19" draw:text-style-name="P19" draw:layer="layout" svg:width="3.533cm" svg:height="0.306cm" svg:x="57.057cm" svg:y="19.971cm">
          <draw:text-box>
            <text:p text:style-name="P4"><text:span text:style-name="T16">в евклидовом пространстве</text:span></text:p>
          </draw:text-box>
        </draw:frame>
        <draw:polygon draw:style-name="gr2" draw:text-style-name="P2" draw:layer="layout" svg:width="1.168cm" svg:height="2.538cm" svg:x="53.508cm" svg:y="21.738cm" svg:viewBox="0 0 1169 2539" draw:points="1169,0 0,0 0,2539 1169,2539">
          <text:p/>
        </draw:polygon>
        <draw:polyline draw:style-name="gr3" draw:text-style-name="P3" draw:layer="layout" svg:width="1.168cm" svg:height="2.538cm" svg:x="53.508cm" svg:y="21.738cm" svg:viewBox="0 0 1169 2539" draw:points="1169,0 0,0 0,2539 1169,2539">
          <text:p/>
        </draw:polyline>
        <draw:polyline draw:style-name="gr3" draw:text-style-name="P3" draw:layer="layout" svg:width="7.291cm" svg:height="2.538cm" svg:x="54.676cm" svg:y="21.738cm" svg:viewBox="0 0 7292 2539" draw:points="0,0 7292,0 7292,2539 0,2539">
          <text:p/>
        </draw:polyline>
        <draw:line draw:style-name="gr3" draw:text-style-name="P3" draw:layer="layout" svg:x1="54.676cm" svg:y1="21.738cm" svg:x2="54.676cm" svg:y2="24.276cm">
          <text:p/>
        </draw:line>
        <draw:frame draw:style-name="gr19" draw:text-style-name="P19" draw:layer="layout" svg:width="3.77cm" svg:height="0.306cm" svg:x="56.94cm" svg:y="20.293cm">
          <draw:text-box>
            <text:p text:style-name="P4"><text:span text:style-name="T16">(плоской системе координат).</text:span></text:p>
          </draw:text-box>
        </draw:frame>
        <draw:frame draw:style-name="gr21" draw:text-style-name="P21" draw:layer="layout" svg:width="0.675cm" svg:height="0.268cm" draw:transform="rotate (1.5707963267949) translate (53.684cm 23.335cm)">
          <draw:text-box>
            <text:p text:style-name="P4"><text:span text:style-name="T32">типы </text:span></text:p>
          </draw:text-box>
        </draw:frame>
        <draw:frame draw:style-name="gr21" draw:text-style-name="P21" draw:layer="layout" svg:width="2.195cm" svg:height="0.268cm" draw:transform="rotate (1.5707963267949) translate (53.971cm 24.096cm)">
          <draw:text-box>
            <text:p text:style-name="P4"><text:span text:style-name="T32">пространственной</text:span></text:p>
          </draw:text-box>
        </draw:frame>
        <draw:polygon draw:style-name="gr2" draw:text-style-name="P2" draw:layer="layout" svg:width="0.676cm" svg:height="2.538cm" svg:x="54.676cm" svg:y="21.738cm" svg:viewBox="0 0 677 2539" draw:points="677,0 0,0 0,2539 677,2539">
          <text:p/>
        </draw:polygon>
        <draw:polyline draw:style-name="gr3" draw:text-style-name="P3" draw:layer="layout" svg:width="0.676cm" svg:height="2.538cm" svg:x="54.676cm" svg:y="21.738cm" svg:viewBox="0 0 677 2539" draw:points="677,0 0,0 0,2539 677,2539">
          <text:p/>
        </draw:polyline>
        <draw:polyline draw:style-name="gr3" draw:text-style-name="P3" draw:layer="layout" svg:width="6.615cm" svg:height="2.538cm" svg:x="55.352cm" svg:y="21.738cm" svg:viewBox="0 0 6616 2539" draw:points="0,0 6616,0 6616,2539 0,2539">
          <text:p/>
        </draw:polyline>
        <draw:line draw:style-name="gr3" draw:text-style-name="P3" draw:layer="layout" svg:x1="55.352cm" svg:y1="21.738cm" svg:x2="55.352cm" svg:y2="24.276cm">
          <text:p/>
        </draw:line>
        <draw:frame draw:style-name="gr21" draw:text-style-name="P21" draw:layer="layout" svg:width="1.242cm" svg:height="0.268cm" draw:transform="rotate (1.5707963267949) translate (54.259cm 23.623cm)">
          <draw:text-box>
            <text:p text:style-name="P4"><text:span text:style-name="T32">географии</text:span></text:p>
          </draw:text-box>
        </draw:frame>
        <draw:frame draw:style-name="gr8" draw:text-style-name="P8" draw:layer="layout" svg:width="0.794cm" svg:height="0.225cm" draw:transform="rotate (1.5707963267949) translate (54.907cm 23.393cm)">
          <draw:text-box>
            <text:p text:style-name="P4"><text:span text:style-name="T4">Данные</text:span></text:p>
          </draw:text-box>
        </draw:frame>
        <draw:frame draw:style-name="gr19" draw:text-style-name="P19" draw:layer="layout" svg:width="6.111cm" svg:height="0.306cm" svg:x="55.783cm" svg:y="21.824cm">
          <draw:text-box>
            <text:p text:style-name="P4"><text:span text:style-name="T16">Географический пространственный тип данных </text:span></text:p>
          </draw:text-box>
        </draw:frame>
        <draw:frame draw:style-name="gr19" draw:text-style-name="P19" draw:layer="layout" svg:width="5.637cm" svg:height="0.306cm" svg:x="56.026cm" svg:y="22.145cm">
          <draw:text-box>
            <text:p text:style-name="P4"><text:span text:style-name="T16">geography в SQL Server реализуется как тип</text:span></text:p>
          </draw:text-box>
        </draw:frame>
        <draw:frame draw:style-name="gr19" draw:text-style-name="P19" draw:layer="layout" svg:width="6.183cm" svg:height="0.306cm" svg:x="55.767cm" svg:y="22.466cm">
          <draw:text-box>
            <text:p text:style-name="P4"><text:span text:style-name="T16">данных среды CLR .NET. Этот тип представляет</text:span></text:p>
          </draw:text-box>
        </draw:frame>
        <draw:frame draw:style-name="gr19" draw:text-style-name="P19" draw:layer="layout" svg:width="5.713cm" svg:height="0.306cm" svg:x="55.979cm" svg:y="22.788cm">
          <draw:text-box>
            <text:p text:style-name="P4"><text:span text:style-name="T16"><text:s/></text:span><text:span text:style-name="T16">данные в системе координат круглой земли.</text:span></text:p>
          </draw:text-box>
        </draw:frame>
        <draw:frame draw:style-name="gr19" draw:text-style-name="P19" draw:layer="layout" svg:width="6.314cm" svg:height="0.306cm" svg:x="55.684cm" svg:y="23.109cm">
          <draw:text-box>
            <text:p text:style-name="P4"><text:span text:style-name="T16">Тип данных SQL Server geography хранит данные</text:span></text:p>
          </draw:text-box>
        </draw:frame>
        <draw:frame draw:style-name="gr19" draw:text-style-name="P19" draw:layer="layout" svg:width="5.141cm" svg:height="0.306cm" svg:x="56.254cm" svg:y="23.431cm">
          <draw:text-box>
            <text:p text:style-name="P4"><text:span text:style-name="T16">эллипсоидальной (сферической) Земли,</text:span></text:p>
          </draw:text-box>
        </draw:frame>
        <draw:polygon draw:style-name="gr2" draw:text-style-name="P2" draw:layer="layout" svg:width="0.846cm" svg:height="2.876cm" svg:x="53.508cm" svg:y="25.13cm" svg:viewBox="0 0 847 2877" draw:points="847,0 0,0 0,2877 847,2877">
          <text:p/>
        </draw:polygon>
        <draw:polyline draw:style-name="gr3" draw:text-style-name="P3" draw:layer="layout" svg:width="0.846cm" svg:height="2.876cm" svg:x="53.508cm" svg:y="25.13cm" svg:viewBox="0 0 847 2877" draw:points="847,0 0,0 0,2877 847,2877">
          <text:p/>
        </draw:polyline>
        <draw:polyline draw:style-name="gr3" draw:text-style-name="P3" draw:layer="layout" svg:width="7.613cm" svg:height="2.876cm" svg:x="54.354cm" svg:y="25.13cm" svg:viewBox="0 0 7614 2877" draw:points="0,0 7614,0 7614,2877 0,2877">
          <text:p/>
        </draw:polyline>
        <draw:line draw:style-name="gr3" draw:text-style-name="P3" draw:layer="layout" svg:x1="54.354cm" svg:y1="25.13cm" svg:x2="54.354cm" svg:y2="28.006cm">
          <text:p/>
        </draw:line>
        <draw:frame draw:style-name="gr19" draw:text-style-name="P19" draw:layer="layout" svg:width="5.878cm" svg:height="0.306cm" svg:x="55.904cm" svg:y="23.752cm">
          <draw:text-box>
            <text:p text:style-name="P4"><text:span text:style-name="T16">такие как координаты широты и долготы GPS.</text:span></text:p>
          </draw:text-box>
        </draw:frame>
        <draw:polygon draw:style-name="gr2" draw:text-style-name="P2" draw:layer="layout" svg:width="0.677cm" svg:height="1.861cm" svg:x="54.354cm" svg:y="25.13cm" svg:viewBox="0 0 678 1862" draw:points="678,0 0,0 0,1862 678,1862">
          <text:p/>
        </draw:polygon>
        <draw:polyline draw:style-name="gr3" draw:text-style-name="P3" draw:layer="layout" svg:width="0.677cm" svg:height="1.861cm" svg:x="54.354cm" svg:y="25.13cm" svg:viewBox="0 0 678 1862" draw:points="678,0 0,0 0,1862 678,1862">
          <text:p/>
        </draw:polyline>
        <draw:polyline draw:style-name="gr3" draw:text-style-name="P3" draw:layer="layout" svg:width="6.936cm" svg:height="1.861cm" svg:x="55.031cm" svg:y="25.13cm" svg:viewBox="0 0 6937 1862" draw:points="0,0 6937,0 6937,1862 0,1862">
          <text:p/>
        </draw:polyline>
        <draw:line draw:style-name="gr3" draw:text-style-name="P3" draw:layer="layout" svg:x1="55.031cm" svg:y1="25.13cm" svg:x2="55.031cm" svg:y2="26.991cm">
          <text:p/>
        </draw:line>
        <draw:frame draw:style-name="gr25" draw:text-style-name="P25" draw:layer="layout" svg:width="2.169cm" svg:height="0.454cm" draw:transform="rotate (1.5707963267949) translate (53.742cm 27.643cm)">
          <draw:text-box>
            <text:p text:style-name="P4"><text:span text:style-name="T30">rowversion</text:span></text:p>
          </draw:text-box>
        </draw:frame>
        <draw:frame draw:style-name="gr8" draw:text-style-name="P8" draw:layer="layout" svg:width="0.971cm" svg:height="0.225cm" draw:transform="rotate (1.5707963267949) translate (54.586cm 26.534cm)">
          <draw:text-box>
            <text:p text:style-name="P4"><text:span text:style-name="T4">Диапазон</text:span></text:p>
          </draw:text-box>
        </draw:frame>
        <draw:frame draw:style-name="gr8" draw:text-style-name="P8" draw:layer="layout" svg:width="5.188cm" svg:height="0.225cm" svg:x="55.93cm" svg:y="25.361cm">
          <draw:text-box>
            <text:p text:style-name="P4"><text:span text:style-name="T6">Представляет собой автоматически сформированные</text:span></text:p>
          </draw:text-box>
        </draw:frame>
        <draw:frame draw:style-name="gr8" draw:text-style-name="P8" draw:layer="layout" svg:width="4.218cm" svg:height="0.225cm" svg:x="56.4cm" svg:y="25.598cm">
          <draw:text-box>
            <text:p text:style-name="P4"><text:span text:style-name="T6">уникальные двоичные числа в базе данных.</text:span></text:p>
          </draw:text-box>
        </draw:frame>
        <draw:frame draw:style-name="gr8" draw:text-style-name="P8" draw:layer="layout" svg:width="5.836cm" svg:height="0.225cm" svg:x="55.609cm" svg:y="25.835cm">
          <draw:text-box>
            <text:p text:style-name="P4"><text:span text:style-name="T6">Используется в основном в качестве механизма для отметки</text:span></text:p>
          </draw:text-box>
        </draw:frame>
        <draw:frame draw:style-name="gr8" draw:text-style-name="P8" draw:layer="layout" svg:width="6.665cm" svg:height="0.225cm" svg:x="55.193cm" svg:y="26.072cm">
          <draw:text-box>
            <text:p text:style-name="P4"><text:span text:style-name="T6">версий строк таблицы. Представляет собой увеличивающееся число,</text:span></text:p>
          </draw:text-box>
        </draw:frame>
        <draw:frame draw:style-name="gr8" draw:text-style-name="P8" draw:layer="layout" svg:width="3.655cm" svg:height="0.225cm" svg:x="56.681cm" svg:y="26.309cm">
          <draw:text-box>
            <text:p text:style-name="P4"><text:span text:style-name="T6">которое не сохраняет дату или время.</text:span></text:p>
          </draw:text-box>
        </draw:frame>
        <draw:polygon draw:style-name="gr2" draw:text-style-name="P2" draw:layer="layout" svg:width="0.677cm" svg:height="1.015cm" svg:x="54.354cm" svg:y="26.991cm" svg:viewBox="0 0 678 1016" draw:points="678,0 0,0 0,1016 678,1016">
          <text:p/>
        </draw:polygon>
        <draw:polyline draw:style-name="gr3" draw:text-style-name="P3" draw:layer="layout" svg:width="0.677cm" svg:height="1.015cm" svg:x="54.354cm" svg:y="26.991cm" svg:viewBox="0 0 678 1016" draw:points="678,0 0,0 0,1016 678,1016">
          <text:p/>
        </draw:polyline>
        <draw:polyline draw:style-name="gr3" draw:text-style-name="P3" draw:layer="layout" svg:width="6.936cm" svg:height="1.015cm" svg:x="55.031cm" svg:y="26.991cm" svg:viewBox="0 0 6937 1016" draw:points="0,0 6937,0 6937,1016 0,1016">
          <text:p/>
        </draw:polyline>
        <draw:line draw:style-name="gr3" draw:text-style-name="P3" draw:layer="layout" svg:x1="55.031cm" svg:y1="26.991cm" svg:x2="55.031cm" svg:y2="28.006cm">
          <text:p/>
        </draw:line>
        <draw:frame draw:style-name="gr8" draw:text-style-name="P8" draw:layer="layout" svg:width="6.263cm" svg:height="0.225cm" svg:x="55.382cm" svg:y="26.545cm">
          <draw:text-box>
            <text:p text:style-name="P4"><text:span text:style-name="T6">Для записи даты или времени используйте тип данных datetime2.</text:span></text:p>
          </draw:text-box>
        </draw:frame>
        <draw:frame draw:style-name="gr8" draw:text-style-name="P8" draw:layer="layout" svg:width="0.764cm" svg:height="0.225cm" draw:transform="rotate (1.5707963267949) translate (54.586cm 27.866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8cm" svg:x="53.508cm" svg:y="28.505cm" svg:viewBox="0 0 847 2369" draw:points="847,0 0,0 0,2369 847,2369">
          <text:p/>
        </draw:polygon>
        <draw:polyline draw:style-name="gr3" draw:text-style-name="P3" draw:layer="layout" svg:width="0.846cm" svg:height="2.368cm" svg:x="53.508cm" svg:y="28.505cm" svg:viewBox="0 0 847 2369" draw:points="847,0 0,0 0,2369 847,2369">
          <text:p/>
        </draw:polyline>
        <draw:polyline draw:style-name="gr3" draw:text-style-name="P3" draw:layer="layout" svg:width="7.613cm" svg:height="2.368cm" svg:x="54.354cm" svg:y="28.505cm" svg:viewBox="0 0 7614 2369" draw:points="0,0 7614,0 7614,2369 0,2369">
          <text:p/>
        </draw:polyline>
        <draw:line draw:style-name="gr3" draw:text-style-name="P3" draw:layer="layout" svg:x1="54.354cm" svg:y1="28.505cm" svg:x2="54.354cm" svg:y2="30.873cm">
          <text:p/>
        </draw:line>
        <draw:frame draw:style-name="gr9" draw:text-style-name="P9" draw:layer="layout" svg:width="1.319cm" svg:height="0.492cm" svg:x="57.849cm" svg:y="27.338cm">
          <draw:text-box>
            <text:p text:style-name="P4"><text:span text:style-name="T17">8 байт</text:span></text:p>
          </draw:text-box>
        </draw:frame>
        <draw:polygon draw:style-name="gr2" draw:text-style-name="P2" draw:layer="layout" svg:width="0.677cm" svg:height="1.184cm" svg:x="54.354cm" svg:y="28.505cm" svg:viewBox="0 0 678 1185" draw:points="678,0 0,0 0,1185 678,1185">
          <text:p/>
        </draw:polygon>
        <draw:polyline draw:style-name="gr3" draw:text-style-name="P3" draw:layer="layout" svg:width="0.677cm" svg:height="1.184cm" svg:x="54.354cm" svg:y="28.505cm" svg:viewBox="0 0 678 1185" draw:points="678,0 0,0 0,1185 678,1185">
          <text:p/>
        </draw:polyline>
        <draw:polyline draw:style-name="gr3" draw:text-style-name="P3" draw:layer="layout" svg:width="6.936cm" svg:height="1.184cm" svg:x="55.031cm" svg:y="28.505cm" svg:viewBox="0 0 6937 1185" draw:points="0,0 6937,0 6937,1185 0,1185">
          <text:p/>
        </draw:polyline>
        <draw:line draw:style-name="gr3" draw:text-style-name="P3" draw:layer="layout" svg:x1="55.031cm" svg:y1="28.505cm" svg:x2="55.031cm" svg:y2="29.689cm">
          <text:p/>
        </draw:line>
        <draw:frame draw:style-name="gr19" draw:text-style-name="P19" draw:layer="layout" svg:width="2.038cm" svg:height="0.306cm" draw:transform="rotate (1.5707963267949) translate (53.797cm 30.696cm)">
          <draw:text-box>
            <text:p text:style-name="P4"><text:span text:style-name="T33">uniqueidentifier</text:span></text:p>
          </draw:text-box>
        </draw:frame>
        <draw:frame draw:style-name="gr8" draw:text-style-name="P8" draw:layer="layout" svg:width="0.971cm" svg:height="0.225cm" draw:transform="rotate (1.5707963267949) translate (54.586cm 29.57cm)">
          <draw:text-box>
            <text:p text:style-name="P4"><text:span text:style-name="T4">Диапазон</text:span></text:p>
          </draw:text-box>
        </draw:frame>
        <draw:frame draw:style-name="gr22" draw:text-style-name="P22" draw:layer="layout" svg:width="5.662cm" svg:height="0.361cm" svg:x="55.485cm" svg:y="28.748cm">
          <draw:text-box>
            <text:p text:style-name="P4"><text:span text:style-name="T27">xxxxxxxx-xxxx-xxxx-xxxx-xxxxxxxxxxxx,</text:span></text:p>
          </draw:text-box>
        </draw:frame>
        <draw:polygon draw:style-name="gr2" draw:text-style-name="P2" draw:layer="layout" svg:width="0.677cm" svg:height="1.184cm" svg:x="54.354cm" svg:y="29.689cm" svg:viewBox="0 0 678 1185" draw:points="678,0 0,0 0,1185 678,1185">
          <text:p/>
        </draw:polygon>
        <draw:polyline draw:style-name="gr3" draw:text-style-name="P3" draw:layer="layout" svg:width="0.677cm" svg:height="1.184cm" svg:x="54.354cm" svg:y="29.689cm" svg:viewBox="0 0 678 1185" draw:points="678,0 0,0 0,1185 678,1185">
          <text:p/>
        </draw:polyline>
        <draw:polyline draw:style-name="gr3" draw:text-style-name="P3" draw:layer="layout" svg:width="6.936cm" svg:height="1.184cm" svg:x="55.031cm" svg:y="29.689cm" svg:viewBox="0 0 6937 1185" draw:points="0,0 6937,0 6937,1185 0,1185">
          <text:p/>
        </draw:polyline>
        <draw:line draw:style-name="gr3" draw:text-style-name="P3" draw:layer="layout" svg:x1="55.031cm" svg:y1="29.689cm" svg:x2="55.031cm" svg:y2="30.873cm">
          <text:p/>
        </draw:line>
        <draw:frame draw:style-name="gr22" draw:text-style-name="P22" draw:layer="layout" svg:width="4.9cm" svg:height="0.361cm" svg:x="55.867cm" svg:y="29.137cm">
          <draw:text-box>
            <text:p text:style-name="P4"><text:span text:style-name="T27">где x - HEX цифра (0–9 или A–F)</text:span></text:p>
          </draw:text-box>
        </draw:frame>
        <draw:frame draw:style-name="gr8" draw:text-style-name="P8" draw:layer="layout" svg:width="0.764cm" svg:height="0.225cm" draw:transform="rotate (1.5707963267949) translate (54.586cm 30.649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9cm" svg:x="53.508cm" svg:y="31.888cm" svg:viewBox="0 0 847 2370" draw:points="847,0 0,0 0,2370 847,2370">
          <text:p/>
        </draw:polygon>
        <draw:polyline draw:style-name="gr3" draw:text-style-name="P3" draw:layer="layout" svg:width="0.846cm" svg:height="2.369cm" svg:x="53.508cm" svg:y="31.888cm" svg:viewBox="0 0 847 2370" draw:points="847,0 0,0 0,2370 847,2370">
          <text:p/>
        </draw:polyline>
        <draw:polyline draw:style-name="gr3" draw:text-style-name="P3" draw:layer="layout" svg:width="7.613cm" svg:height="2.369cm" svg:x="54.354cm" svg:y="31.888cm" svg:viewBox="0 0 7614 2370" draw:points="0,0 7614,0 7614,2370 0,2370">
          <text:p/>
        </draw:polyline>
        <draw:line draw:style-name="gr3" draw:text-style-name="P3" draw:layer="layout" svg:x1="54.354cm" svg:y1="31.888cm" svg:x2="54.354cm" svg:y2="34.257cm">
          <text:p/>
        </draw:line>
        <draw:frame draw:style-name="gr9" draw:text-style-name="P9" draw:layer="layout" svg:width="1.564cm" svg:height="0.492cm" svg:x="57.727cm" svg:y="30.027cm">
          <draw:text-box>
            <text:p text:style-name="P4"><text:span text:style-name="T17">16 байт</text:span></text:p>
          </draw:text-box>
        </draw:frame>
        <draw:polygon draw:style-name="gr2" draw:text-style-name="P2" draw:layer="layout" svg:width="0.677cm" svg:height="1.185cm" svg:x="54.354cm" svg:y="31.888cm" svg:viewBox="0 0 678 1186" draw:points="678,0 0,0 0,1186 678,1186">
          <text:p/>
        </draw:polygon>
        <draw:polyline draw:style-name="gr3" draw:text-style-name="P3" draw:layer="layout" svg:width="0.677cm" svg:height="1.185cm" svg:x="54.354cm" svg:y="31.888cm" svg:viewBox="0 0 678 1186" draw:points="678,0 0,0 0,1186 678,1186">
          <text:p/>
        </draw:polyline>
        <draw:polyline draw:style-name="gr3" draw:text-style-name="P3" draw:layer="layout" svg:width="6.936cm" svg:height="1.185cm" svg:x="55.031cm" svg:y="31.888cm" svg:viewBox="0 0 6937 1186" draw:points="0,0 6937,0 6937,1186 0,1186">
          <text:p/>
        </draw:polyline>
        <draw:line draw:style-name="gr3" draw:text-style-name="P3" draw:layer="layout" svg:x1="55.031cm" svg:y1="31.888cm" svg:x2="55.031cm" svg:y2="33.073cm">
          <text:p/>
        </draw:line>
        <draw:frame draw:style-name="gr7" draw:text-style-name="P7" draw:layer="layout" svg:width="1.022cm" svg:height="0.666cm" draw:transform="rotate (1.5707963267949) translate (53.667cm 33.575cm)">
          <draw:text-box>
            <text:p text:style-name="P4"><text:span text:style-name="T3">xml</text:span></text:p>
          </draw:text-box>
        </draw:frame>
        <draw:frame draw:style-name="gr8" draw:text-style-name="P8" draw:layer="layout" svg:width="0.794cm" svg:height="0.225cm" draw:transform="rotate (1.5707963267949) translate (54.586cm 32.867cm)">
          <draw:text-box>
            <text:p text:style-name="P4"><text:span text:style-name="T4">Данные</text:span></text:p>
          </draw:text-box>
        </draw:frame>
        <draw:frame draw:style-name="gr16" draw:text-style-name="P16" draw:layer="layout" svg:width="5.23cm" svg:height="0.323cm" svg:x="55.892cm" svg:y="32.001cm">
          <draw:text-box>
            <text:p text:style-name="P4"><text:span text:style-name="T25">хранятся XML-данные. Можно хранить</text:span></text:p>
          </draw:text-box>
        </draw:frame>
        <draw:frame draw:style-name="gr16" draw:text-style-name="P16" draw:layer="layout" svg:width="3.558cm" svg:height="0.323cm" svg:x="56.728cm" svg:y="32.339cm">
          <draw:text-box>
            <text:p text:style-name="P4"><text:span text:style-name="T25">экземпляры xml в столбце</text:span></text:p>
          </draw:text-box>
        </draw:frame>
        <draw:polygon draw:style-name="gr2" draw:text-style-name="P2" draw:layer="layout" svg:width="0.677cm" svg:height="1.184cm" svg:x="54.354cm" svg:y="33.073cm" svg:viewBox="0 0 678 1185" draw:points="678,0 0,0 0,1185 678,1185">
          <text:p/>
        </draw:polygon>
        <draw:polyline draw:style-name="gr3" draw:text-style-name="P3" draw:layer="layout" svg:width="0.677cm" svg:height="1.184cm" svg:x="54.354cm" svg:y="33.073cm" svg:viewBox="0 0 678 1185" draw:points="678,0 0,0 0,1185 678,1185">
          <text:p/>
        </draw:polyline>
        <draw:polyline draw:style-name="gr3" draw:text-style-name="P3" draw:layer="layout" svg:width="6.936cm" svg:height="1.184cm" svg:x="55.031cm" svg:y="33.073cm" svg:viewBox="0 0 6937 1185" draw:points="0,0 6937,0 6937,1185 0,1185">
          <text:p/>
        </draw:polyline>
        <draw:line draw:style-name="gr3" draw:text-style-name="P3" draw:layer="layout" svg:x1="55.031cm" svg:y1="33.073cm" svg:x2="55.031cm" svg:y2="34.257cm">
          <text:p/>
        </draw:line>
        <draw:frame draw:style-name="gr16" draw:text-style-name="P16" draw:layer="layout" svg:width="3.914cm" svg:height="0.323cm" svg:x="56.546cm" svg:y="32.678cm">
          <draw:text-box>
            <text:p text:style-name="P4"><text:span text:style-name="T25">либо в переменной типа xml.</text:span></text:p>
          </draw:text-box>
        </draw:frame>
        <draw:frame draw:style-name="gr8" draw:text-style-name="P8" draw:layer="layout" svg:width="0.764cm" svg:height="0.225cm" draw:transform="rotate (1.5707963267949) translate (54.586cm 34.033cm)">
          <draw:text-box>
            <text:p text:style-name="P4"><text:span text:style-name="T4">Память</text:span></text:p>
          </draw:text-box>
        </draw:frame>
        <draw:polygon draw:style-name="gr2" draw:text-style-name="P2" draw:layer="layout" svg:width="0.846cm" svg:height="2.368cm" svg:x="53.508cm" svg:y="35.272cm" svg:viewBox="0 0 847 2369" draw:points="847,0 0,0 0,2369 847,2369">
          <text:p/>
        </draw:polygon>
        <draw:polyline draw:style-name="gr3" draw:text-style-name="P3" draw:layer="layout" svg:width="0.846cm" svg:height="2.368cm" svg:x="53.508cm" svg:y="35.272cm" svg:viewBox="0 0 847 2369" draw:points="847,0 0,0 0,2369 847,2369">
          <text:p/>
        </draw:polyline>
        <draw:polyline draw:style-name="gr3" draw:text-style-name="P3" draw:layer="layout" svg:width="7.605cm" svg:height="2.368cm" svg:x="54.354cm" svg:y="35.272cm" svg:viewBox="0 0 7606 2369" draw:points="0,0 7606,0 7606,2369 0,2369">
          <text:p/>
        </draw:polyline>
        <draw:line draw:style-name="gr3" draw:text-style-name="P3" draw:layer="layout" svg:x1="54.354cm" svg:y1="35.272cm" svg:x2="54.354cm" svg:y2="37.64cm">
          <text:p/>
        </draw:line>
        <draw:frame draw:style-name="gr14" draw:text-style-name="P14" draw:layer="layout" svg:width="4.104cm" svg:height="0.378cm" svg:x="56.457cm" svg:y="33.486cm">
          <draw:text-box>
            <text:p text:style-name="P4"><text:span text:style-name="T23">не может превышать 2 ГБ</text:span></text:p>
          </draw:text-box>
        </draw:frame>
        <draw:polygon draw:style-name="gr2" draw:text-style-name="P2" draw:layer="layout" svg:width="0.677cm" svg:height="1.184cm" svg:x="54.354cm" svg:y="35.272cm" svg:viewBox="0 0 678 1185" draw:points="678,0 0,0 0,1185 678,1185">
          <text:p/>
        </draw:polygon>
        <draw:polyline draw:style-name="gr3" draw:text-style-name="P3" draw:layer="layout" svg:width="0.677cm" svg:height="1.184cm" svg:x="54.354cm" svg:y="35.272cm" svg:viewBox="0 0 678 1185" draw:points="678,0 0,0 0,1185 678,1185">
          <text:p/>
        </draw:polyline>
        <draw:polyline draw:style-name="gr3" draw:text-style-name="P3" draw:layer="layout" svg:width="6.928cm" svg:height="1.184cm" svg:x="55.031cm" svg:y="35.272cm" svg:viewBox="0 0 6929 1185" draw:points="0,0 6929,0 6929,1185 0,1185">
          <text:p/>
        </draw:polyline>
        <draw:line draw:style-name="gr3" draw:text-style-name="P3" draw:layer="layout" svg:x1="55.031cm" svg:y1="35.272cm" svg:x2="55.031cm" svg:y2="36.456cm">
          <text:p/>
        </draw:line>
        <draw:frame draw:style-name="gr18" draw:text-style-name="P18" draw:layer="layout" svg:width="1.966cm" svg:height="0.42cm" draw:transform="rotate (1.5707963267949) translate (53.756cm 37.43cm)">
          <draw:text-box>
            <text:p text:style-name="P4"><text:span text:style-name="T14">sql_variant</text:span></text:p>
          </draw:text-box>
        </draw:frame>
        <draw:frame draw:style-name="gr8" draw:text-style-name="P8" draw:layer="layout" svg:width="0.794cm" svg:height="0.225cm" draw:transform="rotate (1.5707963267949) translate (54.586cm 36.25cm)">
          <draw:text-box>
            <text:p text:style-name="P4"><text:span text:style-name="T4">Данные</text:span></text:p>
          </draw:text-box>
        </draw:frame>
        <draw:frame draw:style-name="gr14" draw:text-style-name="P14" draw:layer="layout" svg:width="6.763cm" svg:height="0.378cm" svg:x="55.111cm" svg:y="35.499cm">
          <draw:text-box>
            <text:p text:style-name="P4"><text:span text:style-name="T23">хранит значения различных типов данных,</text:span></text:p>
          </draw:text-box>
        </draw:frame>
        <draw:polygon draw:style-name="gr2" draw:text-style-name="P2" draw:layer="layout" svg:width="0.677cm" svg:height="1.184cm" svg:x="54.354cm" svg:y="36.456cm" svg:viewBox="0 0 678 1185" draw:points="678,0 0,0 0,1185 678,1185">
          <text:p/>
        </draw:polygon>
        <draw:polyline draw:style-name="gr3" draw:text-style-name="P3" draw:layer="layout" svg:width="0.677cm" svg:height="1.184cm" svg:x="54.354cm" svg:y="36.456cm" svg:viewBox="0 0 678 1185" draw:points="678,0 0,0 0,1185 678,1185">
          <text:p/>
        </draw:polyline>
        <draw:polyline draw:style-name="gr3" draw:text-style-name="P3" draw:layer="layout" svg:width="6.928cm" svg:height="1.184cm" svg:x="55.031cm" svg:y="36.456cm" svg:viewBox="0 0 6929 1185" draw:points="0,0 6929,0 6929,1185 0,1185">
          <text:p/>
        </draw:polyline>
        <draw:line draw:style-name="gr3" draw:text-style-name="P3" draw:layer="layout" svg:x1="55.031cm" svg:y1="36.456cm" svg:x2="55.031cm" svg:y2="37.64cm">
          <text:p/>
        </draw:line>
        <draw:frame draw:style-name="gr14" draw:text-style-name="P14" draw:layer="layout" svg:width="4.802cm" svg:height="0.378cm" svg:x="56.1cm" svg:y="35.905cm">
          <draw:text-box>
            <text:p text:style-name="P4"><text:span text:style-name="T23"><text:s/></text:span><text:span text:style-name="T23">поддерживаемых SQL Server.</text:span></text:p>
          </draw:text-box>
        </draw:frame>
        <draw:frame draw:style-name="gr8" draw:text-style-name="P8" draw:layer="layout" svg:width="0.764cm" svg:height="0.225cm" draw:transform="rotate (1.5707963267949) translate (54.586cm 37.416cm)">
          <draw:text-box>
            <text:p text:style-name="P4"><text:span text:style-name="T4">Память</text:span></text:p>
          </draw:text-box>
        </draw:frame>
        <draw:frame draw:style-name="gr14" draw:text-style-name="P14" draw:layer="layout" svg:width="3.224cm" svg:height="0.378cm" svg:x="56.888cm" svg:y="36.869cm">
          <draw:text-box>
            <text:p text:style-name="P4"><text:span text:style-name="T23">максимум 8016 байт</text:span></text:p>
          </draw:text-box>
        </draw:frame>
        <draw:frame draw:style-name="gr17" draw:text-style-name="P17" draw:layer="layout" svg:width="0.895cm" svg:height="0.285cm" svg:x="14.138cm" svg:y="13.989cm">
          <draw:text-box>
            <text:p text:style-name="P4"><text:span text:style-name="T13">4 байта</text:span></text:p>
          </draw:text-box>
        </draw:frame>
        <draw:frame draw:style-name="gr9" draw:text-style-name="P9" draw:layer="layout" svg:width="1.564cm" svg:height="0.492cm" svg:x="22.102cm" svg:y="10.996cm">
          <draw:text-box>
            <text:p text:style-name="P4"><text:span text:style-name="T17">3 байта</text:span></text:p>
          </draw:text-box>
        </draw:frame>
        <draw:frame draw:style-name="gr19" draw:text-style-name="P19" draw:layer="layout" svg:width="1.573cm" svg:height="0.306cm" svg:x="22.305cm" svg:y="18.897cm">
          <draw:text-box>
            <text:p text:style-name="P4"><text:span text:style-name="T16">от 00:00:00 <text:s/></text:span></text:p>
          </draw:text-box>
        </draw:frame>
        <draw:frame draw:style-name="gr19" draw:text-style-name="P19" draw:layer="layout" svg:width="2.597cm" svg:height="0.306cm" svg:x="21.758cm" svg:y="19.218cm">
          <draw:text-box>
            <text:p text:style-name="P4"><text:span text:style-name="T16">до 23:59:59.9999999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Tahoma" svg:font-family="Tahoma"/>
    <style:font-face style:name="Arial" svg:font-family="Arial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3.466cm" fo:page-height="43.2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5T06:38:33.053000000</dc:date>
    <meta:editing-duration>PT17H2M41S</meta:editing-duration>
    <meta:editing-cycles>1</meta:editing-cycles>
    <meta:document-statistic meta:object-count="899"/>
    <meta:generator>LibreOffice/7.1.4.2$Windows_X86_64 LibreOffice_project/a529a4fab45b75fefc5b6226684193eb000654f6</meta:generator>
  </office:meta>
</office:document-meta>
</file>